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Ct_MakroLib/Funktionen.xml" manifest:media-type="text/xml"/>
  <manifest:file-entry manifest:full-path="Basic/Ct_MakroLib/script-lb.xml" manifest:media-type="text/xml"/>
  <manifest:file-entry manifest:full-path="Basic/Ct_MakroLib/Module1.xml" manifest:media-type="text/xml"/>
  <manifest:file-entry manifest:full-path="Basic/Library1/Funktionen.xml" manifest:media-type="text/xml"/>
  <manifest:file-entry manifest:full-path="Basic/Library1/Module1.xml" manifest:media-type="text/xml"/>
  <manifest:file-entry manifest:full-path="Basic/Library1/script-lb.xml" manifest:media-type="text/xml"/>
  <manifest:file-entry manifest:full-path="Basic/script-lc.xml" manifest:media-type="text/xml"/>
  <manifest:file-entry manifest:full-path="Dialogs/Standard/dialog-lb.xml" manifest:media-type="text/xml"/>
  <manifest:file-entry manifest:full-path="Dialogs/Ct_MakroLib/dlgInputPlus.xml" manifest:media-type="text/xml"/>
  <manifest:file-entry manifest:full-path="Dialogs/Ct_MakroLib/dialog-lb.xml" manifest:media-type="text/xml"/>
  <manifest:file-entry manifest:full-path="Dialogs/Ct_MakroLib/dlgListenfeld.xml" manifest:media-type="text/xml"/>
  <manifest:file-entry manifest:full-path="Dialogs/Ct_MakroLib/dlgDatum.xml" manifest:media-type="text/xml"/>
  <manifest:file-entry manifest:full-path="Dialogs/Library1/dialog-lb.xml" manifest:media-type="text/xml"/>
  <manifest:file-entry manifest:full-path="Dialogs/dialog-lc.xml" manifest:media-type="text/xml"/>
  <manifest:file-entry manifest:full-path="layout-cache" manifest:media-type="application/binary"/>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toolbar/standardbar.xml" manifest:media-type=""/>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E60000003AC2B885FA45AAE97E.png" manifest:media-type="image/png"/>
  <manifest:file-entry manifest:full-path="Pictures/2000000100000D800000036AFC0E60A9885D98DD.svm" manifest:media-type="image/x-svm"/>
  <manifest:file-entry manifest:full-path="Pictures/1000000000000258000000A6D087B2075AB23BB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event-listeners>
      <script:event-listener script:language="ooo:script" script:event-name="dom:load" xlink:href="vnd.sun.star.script:Library1.Module1.Main?language=Basic&amp;location=document" xlink:type="simple"/>
    </office:event-listeners>
  </office:scripts>
  <office:font-face-decls>
    <style:font-face style:name="Andale Mono" svg:font-family="'Andale Mono'" style:font-pitch="fixed"/>
    <style:font-face style:name="Arial" svg:font-family="Arial"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Lucida Sans" svg:font-family="'Lucida Sans'" style:font-adornments="Standard" style:font-family-generic="swiss" style:font-pitch="variable"/>
    <style:font-face style:name="Arial2" svg:font-family="Arial" style:font-family-generic="system" style:font-pitch="variable"/>
  </office:font-face-decls>
  <office:automatic-styles>
    <style:style style:name="Tabelle4" style:family="table">
      <style:table-properties style:width="16.491cm" table:align="margins"/>
    </style:style>
    <style:style style:name="Tabelle4.A" style:family="table-column">
      <style:table-column-properties style:column-width="11.536cm" style:rel-column-width="45842*"/>
    </style:style>
    <style:style style:name="Tabelle4.B" style:family="table-column">
      <style:table-column-properties style:column-width="4.955cm" style:rel-column-width="19693*"/>
    </style:style>
    <style:style style:name="Tabelle4.A1" style:family="table-cell">
      <style:table-cell-properties fo:padding="0.097cm" fo:border="none"/>
    </style:style>
    <style:style style:name="P1" style:family="paragraph" style:parent-style-name="Regula_20_Kopfzeile">
      <style:paragraph-properties fo:text-align="start" style:justify-single-word="false"/>
      <style:text-properties style:font-name="Lucida Sans" fo:font-size="8pt"/>
    </style:style>
    <style:style style:name="P2" style:family="paragraph" style:parent-style-name="Regula_20_Kopfzeile">
      <style:paragraph-properties fo:text-align="start" style:justify-single-word="false"/>
      <style:text-properties style:text-position="0% 100%" style:font-name="Lucida Sans1" fo:font-size="7.5pt" fo:font-weight="bold" style:font-size-asian="7.5pt" style:font-weight-asian="bold" style:font-size-complex="7.5pt" style:font-weight-complex="bold"/>
    </style:style>
    <style:style style:name="P3" style:family="paragraph" style:parent-style-name="Regula_20_Kopfzeile">
      <style:paragraph-properties fo:text-align="start" style:justify-single-word="false"/>
      <style:text-properties style:text-position="0% 100%" style:font-name="Lucida Sans1" fo:font-size="10pt" fo:font-weight="normal" style:font-size-asian="10pt" style:font-weight-asian="normal" style:font-size-complex="10pt" style:font-weight-complex="normal"/>
    </style:style>
    <style:style style:name="P4" style:family="paragraph" style:parent-style-name="Regula_20_Kopfzeile">
      <style:paragraph-properties fo:text-align="start" style:justify-single-word="false">
        <style:tab-stops>
          <style:tab-stop style:position="16.489cm" style:type="right"/>
        </style:tab-stops>
      </style:paragraph-properties>
      <style:text-properties style:text-position="0% 100%" style:font-name="Arial1" fo:font-size="8pt" fo:font-weight="normal" style:font-size-asian="9.60000038146973pt" style:font-weight-asian="normal" style:font-size-complex="9.60000038146973pt" style:font-weight-complex="normal"/>
    </style:style>
    <style:style style:name="P5" style:family="paragraph" style:parent-style-name="Regula_20_Kopfzeile">
      <style:paragraph-properties fo:text-align="start" style:justify-single-word="false"/>
      <style:text-properties style:text-position="0% 100%" style:font-name="Arial1" fo:font-size="7.5pt" fo:font-weight="bold" style:font-size-asian="7.5pt" style:font-weight-asian="bold" style:font-size-complex="7.5pt" style:font-weight-complex="bold"/>
    </style:style>
    <style:style style:name="P6" style:family="paragraph" style:parent-style-name="Regula_20_Kopfzeile">
      <style:paragraph-properties fo:text-align="start" style:justify-single-word="false">
        <style:tab-stops>
          <style:tab-stop style:position="16.489cm" style:type="right"/>
        </style:tab-stops>
      </style:paragraph-properties>
    </style:style>
    <style:style style:name="P7" style:family="paragraph" style:parent-style-name="Regula_20_Kopfzeile">
      <style:paragraph-properties fo:text-align="start" style:justify-single-word="false"/>
      <style:text-properties style:font-name="Arial1" fo:font-size="8pt"/>
    </style:style>
    <style:style style:name="P8" style:family="paragraph" style:parent-style-name="Regula_20_Kopfzeile">
      <style:paragraph-properties fo:text-align="start" style:justify-single-word="false">
        <style:tab-stops>
          <style:tab-stop style:position="16.489cm" style:type="right"/>
        </style:tab-stops>
      </style:paragraph-properties>
      <style:text-properties style:font-name="Arial1"/>
    </style:style>
    <style:style style:name="P9" style:family="paragraph" style:parent-style-name="Regula_20_Kopfzeile">
      <style:paragraph-properties fo:text-align="start" style:justify-single-word="false"/>
      <style:text-properties fo:font-weight="normal" style:font-weight-asian="normal" style:font-weight-complex="normal"/>
    </style:style>
    <style:style style:name="P10" style:family="paragraph" style:parent-style-name="Regula_20_Kopfzeile">
      <style:paragraph-properties fo:text-align="start" style:justify-single-word="false"/>
      <style:text-properties style:text-underline-style="none"/>
    </style:style>
    <style:style style:name="P11" style:family="paragraph" style:parent-style-name="Table_20_Contents">
      <style:paragraph-properties fo:text-align="end" style:justify-single-word="false"/>
      <style:text-properties style:font-name="Lucida Sans" fo:font-size="8pt"/>
    </style:style>
    <style:style style:name="P12" style:family="paragraph" style:parent-style-name="Table_20_Contents">
      <style:paragraph-properties fo:text-align="end" style:justify-single-word="false"/>
      <style:text-properties style:text-position="0% 100%" style:font-name="Lucida Sans1" fo:font-size="10pt" style:text-underline-style="none" fo:font-weight="normal" style:font-size-asian="10pt" style:font-weight-asian="normal" style:font-size-complex="10pt" style:font-weight-complex="normal"/>
    </style:style>
    <style:style style:name="P13" style:family="paragraph" style:parent-style-name="Table_20_Contents">
      <style:paragraph-properties fo:text-align="end" style:justify-single-word="false"/>
      <style:text-properties style:text-position="0% 100%" style:font-name="Arial1" fo:font-size="10pt" fo:font-weight="normal" style:font-size-asian="10pt" style:font-weight-asian="normal" style:font-size-complex="10pt" style:font-weight-complex="normal"/>
    </style:style>
    <style:style style:name="P14" style:family="paragraph" style:parent-style-name="Table_20_Contents">
      <style:paragraph-properties fo:text-align="end" style:justify-single-word="false"/>
      <style:text-properties style:text-position="0% 100%" style:font-name="Arial1" fo:font-size="10pt" style:text-underline-style="none" fo:font-weight="normal" style:font-size-asian="10pt" style:font-weight-asian="normal" style:font-size-complex="10pt" style:font-weight-complex="normal"/>
    </style:style>
    <style:style style:name="P15" style:family="paragraph" style:parent-style-name="Regula_20_Fußzeile">
      <style:text-properties style:font-name="Arial1"/>
    </style:style>
    <style:style style:name="P16" style:family="paragraph" style:parent-style-name="Regula_20_Fußzeile">
      <style:text-properties fo:color="#000000" style:font-name="Arial1" fo:font-size="7.5pt" style:text-underline-style="none" fo:font-weight="normal" style:font-size-asian="7.5pt" style:font-weight-asian="normal" style:font-size-complex="7.5pt" style:font-weight-complex="normal"/>
    </style:style>
    <style:style style:name="P17" style:family="paragraph" style:parent-style-name="Regula_20_Fußzeile">
      <style:text-properties fo:color="#000000" style:font-name="Arial1" fo:font-size="7pt" style:text-underline-style="none" fo:font-weight="normal" style:font-size-asian="7pt" style:font-weight-asian="normal" style:font-size-complex="7pt" style:font-weight-complex="normal"/>
    </style:style>
    <style:style style:name="P18" style:family="paragraph" style:parent-style-name="Regula_20_Horizontallinie_20_Fußzeile">
      <style:text-properties fo:color="#000000" style:font-name="Lucida Sans1" fo:font-size="7.5pt" style:text-underline-style="none" fo:font-weight="bold" style:font-size-asian="7.5pt" style:font-weight-asian="bold" style:font-size-complex="7.5pt" style:font-weight-complex="bold"/>
    </style:style>
    <style:style style:name="P19" style:family="paragraph" style:parent-style-name="Regula_20_Absender">
      <style:text-properties style:font-name="Arial1" fo:font-size="10pt" style:font-size-asian="10pt" style:font-size-complex="10pt"/>
    </style:style>
    <style:style style:name="P20" style:family="paragraph" style:parent-style-name="Frame_20_contents">
      <style:paragraph-properties fo:margin-top="0cm" fo:margin-bottom="0.049cm" loext:contextual-spacing="false" fo:text-align="justify" style:justify-single-word="false" fo:padding="0cm" fo:border-left="none" fo:border-right="none" fo:border-top="none" fo:border-bottom="0.06pt solid #000000" style:shadow="none" style:join-border="false"/>
      <style:text-properties style:font-name="Andale Mono" fo:font-size="7.5pt" style:text-underline-style="none" style:font-size-asian="7.5pt" style:font-size-complex="7.5pt"/>
    </style:style>
    <style:style style:name="P21" style:family="paragraph" style:parent-style-name="Frame_20_contents">
      <style:paragraph-properties fo:margin-top="0cm" fo:margin-bottom="0cm" loext:contextual-spacing="false" fo:text-align="start" style:justify-single-word="false" fo:padding="0cm" fo:border-left="none" fo:border-right="none" fo:border-top="none" fo:border-bottom="0.06pt solid #000000" style:shadow="none" style:join-border="false"/>
      <style:text-properties style:font-name="Arial1" fo:font-size="7pt" style:text-underline-style="none" style:font-size-asian="7pt" style:font-size-complex="7pt"/>
    </style:style>
    <style:style style:name="P22" style:family="paragraph" style:parent-style-name="Frame_20_contents">
      <style:paragraph-properties fo:margin-top="0cm" fo:margin-bottom="0cm" loext:contextual-spacing="false" fo:text-align="start" style:justify-single-word="false" fo:padding="0cm" fo:border-left="none" fo:border-right="none" fo:border-top="none" fo:border-bottom="0.06pt solid #000000" style:shadow="none" style:join-border="false"/>
      <style:text-properties style:font-name="Arial1" fo:font-size="8pt" style:text-underline-style="solid" style:text-underline-width="auto" style:text-underline-color="font-color" style:font-size-asian="8pt" style:font-size-complex="8pt"/>
    </style:style>
    <style:style style:name="P23" style:family="paragraph" style:parent-style-name="Frame_20_contents">
      <style:paragraph-properties fo:margin-top="0cm" fo:margin-bottom="0cm" loext:contextual-spacing="false" fo:text-align="start" style:justify-single-word="false" fo:padding="0cm" fo:border-left="none" fo:border-right="none" fo:border-top="none" fo:border-bottom="0.06pt solid #000000" style:shadow="none" style:join-border="false"/>
      <style:text-properties style:font-name="Arial1" fo:font-size="7.5pt" style:text-underline-style="none" style:font-size-asian="7.5pt" style:font-size-complex="7.5pt"/>
    </style:style>
    <style:style style:name="P24" style:family="paragraph" style:parent-style-name="Frame_20_contents">
      <style:paragraph-properties fo:margin-top="0cm" fo:margin-bottom="0cm" loext:contextual-spacing="false" fo:text-align="start" style:justify-single-word="false" fo:padding="0cm" fo:border-left="none" fo:border-right="none" fo:border-top="none" fo:border-bottom="0.06pt solid #000000" style:shadow="none" style:join-border="false"/>
      <style:text-properties style:font-name="Lucida Sans1" fo:font-size="8pt" style:text-underline-style="solid" style:text-underline-width="auto" style:text-underline-color="font-color" style:font-size-asian="8pt" style:font-size-complex="8pt"/>
    </style:style>
    <style:style style:name="P25" style:family="paragraph" style:parent-style-name="Regula_20_Absender">
      <style:paragraph-properties style:shadow="none"/>
    </style:style>
    <style:style style:name="P26" style:family="paragraph" style:parent-style-name="Regula_20_Absender">
      <style:paragraph-properties style:shadow="none"/>
      <style:text-properties style:font-name="Arial1" fo:font-size="10pt" style:font-size-asian="10pt" style:font-size-complex="10pt"/>
    </style:style>
    <style:style style:name="P27" style:family="paragraph" style:parent-style-name="Regula_20_Absender">
      <style:paragraph-properties style:shadow="none"/>
      <style:text-properties style:font-name="Arial1" fo:font-size="7.5pt"/>
    </style:style>
    <style:style style:name="P28" style:family="paragraph" style:parent-style-name="Regula_20_Seite1_20_Einzug_20_rechts">
      <style:text-properties style:font-name="Arial1"/>
    </style:style>
    <style:style style:name="P29" style:family="paragraph" style:parent-style-name="Regula_20_Seite1_20_Einzug_20_rechts">
      <style:paragraph-properties>
        <style:tab-stops>
          <style:tab-stop style:position="4.249cm"/>
        </style:tab-stops>
      </style:paragraph-properties>
      <style:text-properties style:font-name="Arial1"/>
    </style:style>
    <style:style style:name="P30" style:family="paragraph" style:parent-style-name="Regula_20_Seite1_20_Einzug_20_rechts">
      <style:text-properties style:font-name="Arial1" fo:font-weight="bold" style:font-weight-asian="bold" style:font-weight-complex="bold"/>
    </style:style>
    <style:style style:name="P31" style:family="paragraph" style:parent-style-name="Standard">
      <style:paragraph-properties fo:text-align="start" style:justify-single-word="false" fo:padding="0cm" fo:border="none" style:shadow="none" style:join-border="false">
        <style:tab-stops>
          <style:tab-stop style:position="3.493cm"/>
          <style:tab-stop style:position="12.7cm"/>
        </style:tab-stops>
      </style:paragraph-properties>
      <style:text-properties style:font-name="Arial1"/>
    </style:style>
    <style:style style:name="P32" style:family="paragraph" style:parent-style-name="Standard">
      <style:paragraph-properties fo:text-align="start" style:justify-single-word="false">
        <style:tab-stops>
          <style:tab-stop style:position="3.493cm"/>
          <style:tab-stop style:position="12.7cm"/>
        </style:tab-stops>
      </style:paragraph-properties>
      <style:text-properties style:font-name="Arial1" fo:font-size="10pt"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493cm"/>
          <style:tab-stop style:position="7.911cm"/>
        </style:tab-stops>
      </style:paragraph-properties>
      <style:text-properties style:font-name="Arial1" fo:font-size="10pt" fo:font-weight="normal" style:font-size-asian="10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493cm"/>
          <style:tab-stop style:position="12.7cm"/>
        </style:tab-stops>
      </style:paragraph-properties>
      <style:text-properties style:font-name="Arial1" fo:font-size="7.5pt" fo:font-weight="normal" style:font-size-asian="9pt" style:font-weight-asian="normal" style:font-size-complex="9pt" style:font-weight-complex="normal"/>
    </style:style>
    <style:style style:name="P35" style:family="paragraph" style:parent-style-name="Regula_20_Seite1_20_Einzug_20_links_2b_rechts">
      <style:text-properties style:font-name="Arial1"/>
    </style:style>
    <style:style style:name="P36" style:family="paragraph" style:parent-style-name="Regula_20_Zeichen">
      <style:text-properties style:font-name="Arial1"/>
    </style:style>
    <style:style style:name="P37" style:family="paragraph" style:parent-style-name="Regula_20_Einzug_20_rechts" style:master-page-name="">
      <style:paragraph-properties fo:orphans="0" style:page-number="auto" fo:keep-with-next="always"/>
      <style:text-properties style:font-name="Arial1"/>
    </style:style>
    <style:style style:name="P38" style:family="paragraph" style:parent-style-name="Regula_20_Einzug_20_rechts" style:master-page-name="">
      <style:paragraph-properties style:page-number="auto"/>
    </style:style>
    <style:style style:name="P39" style:family="paragraph" style:parent-style-name="Regula_20_Durchschuss">
      <style:text-properties style:font-name="Arial1"/>
    </style:style>
    <style:style style:name="P40" style:family="paragraph" style:parent-style-name="Frame_20_contents">
      <style:paragraph-properties fo:margin-left="-0.023cm" fo:margin-right="-0.023cm" fo:margin-top="0cm" fo:margin-bottom="0cm" loext:contextual-spacing="false" fo:text-align="start" style:justify-single-word="false" fo:text-indent="0cm" style:auto-text-indent="false" fo:padding="0cm" fo:border-left="none" fo:border-right="none" fo:border-top="none" fo:border-bottom="0.06pt solid #000000" style:shadow="none" style:join-border="false"/>
      <style:text-properties style:font-name="Arial1" fo:font-size="7.5pt" style:text-underline-style="none" style:font-size-asian="7.5pt" style:font-size-complex="7.5pt"/>
    </style:style>
    <style:style style:name="P41" style:family="paragraph" style:parent-style-name="Regula_20_Einzug_20_rechts">
      <style:paragraph-properties fo:keep-with-next="auto"/>
    </style:style>
    <style:style style:name="P42" style:family="paragraph" style:parent-style-name="Regula_20_Seite1_20_Einzug_20_rechts">
      <style:paragraph-properties fo:margin-left="0cm" fo:margin-right="4.128cm" fo:text-indent="0cm" style:auto-text-indent="false"/>
      <style:text-properties style:font-name="Arial1" fo:font-weight="normal" style:font-weight-asian="normal" style:font-weight-complex="normal"/>
    </style:style>
    <style:style style:name="P43" style:family="paragraph" style:parent-style-name="Regula_20_Absender" style:master-page-name="First_20_Page">
      <style:paragraph-properties style:page-number="auto"/>
      <style:text-properties style:font-name="Arial1"/>
    </style:style>
    <style:style style:name="P44" style:family="paragraph" style:parent-style-name="Regula_20_Durchschuss" style:master-page-name="Regula_20_Folgeseite">
      <style:paragraph-properties style:page-number="auto"/>
    </style:style>
    <style:style style:name="P45" style:family="paragraph">
      <loext:graphic-properties draw:fill="none" draw:fill-color="#ffffff"/>
    </style:style>
    <style:style style:name="T1" style:family="text">
      <style:text-properties fo:font-size="7.5pt"/>
    </style:style>
    <style:style style:name="T2" style:family="text">
      <style:text-properties fo:font-size="7.5pt" fo:font-weight="bold" style:font-size-asian="7.5pt" style:font-weight-asian="bold" style:font-size-complex="7.5pt" style:font-weight-complex="bold"/>
    </style:style>
    <style:style style:name="T3" style:family="text">
      <style:text-properties fo:font-size="7.5pt" fo:font-weight="bold" style:font-size-asian="9pt" style:font-weight-asian="bold" style:font-size-complex="9pt" style:font-weight-complex="bold"/>
    </style:style>
    <style:style style:name="T4" style:family="text">
      <style:text-properties fo:font-size="7.5pt" style:font-size-asian="7.5pt" style:font-size-complex="7.5pt"/>
    </style:style>
    <style:style style:name="T5" style:family="text">
      <style:text-properties fo:font-size="7.5pt" style:text-underline-style="none" style:font-size-asian="7.5pt" style:font-size-complex="7.5pt"/>
    </style:style>
    <style:style style:name="T6" style:family="text">
      <style:text-properties fo:font-weight="bold" style:font-size-asian="8pt" style:font-weight-asian="bold" style:font-size-complex="8pt" style:font-weight-complex="bold"/>
    </style:style>
    <style:style style:name="T7" style:family="text">
      <style:text-properties fo:font-weight="bold" style:font-weight-asian="bold" style:font-weight-complex="bold"/>
    </style:style>
    <style:style style:name="T8" style:family="text">
      <style:text-properties style:text-position="0% 100%" style:font-name="Lucida Sans1" fo:font-size="10pt" fo:font-weight="normal" style:font-size-asian="10pt" style:font-weight-asian="normal" style:font-size-complex="10pt" style:font-weight-complex="normal"/>
    </style:style>
    <style:style style:name="T9" style:family="text">
      <style:text-properties style:text-position="0% 100%" style:font-name="Lucida Sans1" fo:font-size="8pt" style:text-underline-style="none" fo:font-weight="bold" style:font-size-asian="8pt" style:font-weight-asian="bold" style:font-size-complex="8pt" style:font-weight-complex="bold"/>
    </style:style>
    <style:style style:name="T10" style:family="text">
      <style:text-properties style:text-position="0% 100%" style:font-name="Lucida Sans1" fo:font-size="8pt" style:text-underline-style="none" fo:font-weight="normal" style:font-size-asian="8pt" style:font-weight-asian="normal" style:font-size-complex="8pt" style:font-weight-complex="normal"/>
    </style:style>
    <style:style style:name="T11" style:family="text">
      <style:text-properties style:text-position="0% 100%" fo:font-size="10pt" fo:font-weight="normal" style:font-size-asian="10pt" style:font-weight-asian="normal" style:font-size-complex="10pt" style:font-weight-complex="normal"/>
    </style:style>
    <style:style style:name="T12" style:family="text">
      <style:text-properties style:text-position="0% 100%" fo:font-size="8pt" style:text-underline-style="none" fo:font-weight="bold" style:font-size-asian="8pt" style:font-weight-asian="bold" style:font-size-complex="8pt" style:font-weight-complex="bold"/>
    </style:style>
    <style:style style:name="T13" style:family="text">
      <style:text-properties style:text-position="0% 100%" fo:font-size="8pt" style:text-underline-style="none" fo:font-weight="normal" style:font-size-asian="8pt" style:font-weight-asian="normal" style:font-size-complex="8pt" style:font-weight-complex="normal"/>
    </style:style>
    <style:style style:name="T14" style:family="text">
      <style:text-properties fo:font-weight="normal" style:font-weight-asian="normal" style:font-weight-complex="normal"/>
    </style:style>
    <style:style style:name="T15" style:family="text">
      <style:text-properties fo:color="#000000" style:font-name="Arial1" fo:font-size="7.5pt" style:text-underline-style="none" fo:font-weight="bold" style:font-size-asian="7.5pt" style:font-weight-asian="bold" style:font-size-complex="7.5pt" style:font-weight-complex="bold"/>
    </style:style>
    <style:style style:name="T16" style:family="text">
      <style:text-properties fo:color="#000000" style:font-name="Arial1" fo:font-size="8pt" style:text-underline-style="none" fo:font-weight="bold" style:font-size-asian="8pt" style:font-weight-asian="bold" style:font-size-complex="8pt" style:font-weight-complex="bold"/>
    </style:style>
    <style:style style:name="T17" style:family="text">
      <style:text-properties fo:color="#000000" style:font-name="Arial1" fo:font-size="7pt" style:text-underline-style="none" fo:font-weight="normal" style:font-size-asian="7pt" style:font-weight-asian="normal" style:font-size-complex="7pt" style:font-weight-complex="normal"/>
    </style:style>
    <style:style style:name="T18" style:family="text">
      <style:text-properties fo:font-size="7pt" fo:font-weight="normal" style:font-size-asian="7pt" style:font-weight-asian="normal" style:font-size-complex="7pt" style:font-weight-complex="normal"/>
    </style:style>
    <style:style style:name="T19" style:family="text">
      <style:text-properties fo:font-size="7pt" style:font-size-asian="7pt" style:font-size-complex="7pt"/>
    </style:style>
    <style:style style:name="T20" style:family="text">
      <style:text-properties fo:font-size="7pt" style:text-underline-style="none" style:font-size-asian="7pt" style:font-size-complex="7pt"/>
    </style:style>
    <style:style style:name="T21" style:family="text">
      <style:text-properties style:font-name="Arial1"/>
    </style:style>
    <style:style style:name="T22" style:family="text">
      <style:text-properties style:font-name="Arial1" fo:font-size="7pt" style:text-underline-style="none" style:font-size-asian="7pt" style:font-size-complex="7pt"/>
    </style:style>
    <style:style style:name="T23" style:family="text">
      <style:text-properties style:font-name="Arial1" style:text-underline-style="none"/>
    </style:style>
    <style:style style:name="T24" style:family="text">
      <style:text-properties style:font-name="Arial1" fo:font-weight="normal"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fo:font-size="11.5pt" fo:font-weight="bold" style:font-size-asian="11.5pt" style:font-weight-asian="bold" style:font-size-complex="11.5pt" style:font-weight-complex="bold"/>
    </style:style>
    <style:style style:name="T28" style:family="text">
      <style:text-properties fo:font-size="11.5pt" fo:font-weight="normal" style:font-size-asian="11.5pt" style:font-weight-asian="normal" style:font-size-complex="11.5pt" style:font-weight-complex="normal"/>
    </style:style>
    <style:style style:name="T29" style:family="text">
      <style:text-properties fo:font-size="10pt" fo:font-weight="bold" style:font-size-asian="12pt" style:font-weight-asian="bold" style:font-size-complex="12pt" style:font-weight-complex="bold"/>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2" style:family="text">
      <style:text-properties fo:font-size="10pt" style:text-underline-style="none" fo:font-weight="bold" style:font-size-asian="10pt" style:font-weight-asian="bold" style:font-size-complex="10pt" style:font-weight-complex="bold"/>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style:font-name="Lucida Sans"/>
    </style:style>
    <style:style style:name="fr1" style:family="graphic" style:parent-style-name="Frame">
      <style:graphic-properties style:protect="none" style:wrap="left" style:number-wrapped-paragraphs="no-limit" style:vertical-pos="from-top" style:vertical-rel="page" style:horizontal-pos="from-left" style:horizontal-rel="page" fo:background-color="transparent" draw:fill="none" draw:fill-color="#ffffff"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41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Schadenzentren" text:anchor-type="page" text:anchor-page-number="1" svg:x="15cm" svg:y="22.546cm" svg:width="4.3cm" svg:height="3.27cm" draw:z-index="8">
        <draw:text-box>
          <text:p text:style-name="P20">S C H A D E N Z E N T R E N</text:p>
          <text:p text:style-name="P21">Aachen <text:s text:c="42"/></text:p>
          <text:p text:style-name="P22"><text:span text:style-name="T20">Berlin</text:span><text:span text:style-name="T5"> <text:s text:c="42"/></text:span></text:p>
          <text:p text:style-name="P23"><text:span text:style-name="T19">Brandenburg</text:span> <text:s text:c="39"/></text:p>
          <text:p text:style-name="P23"><text:span text:style-name="T19">Bremen</text:span> <text:s text:c="14"/></text:p>
          <text:p text:style-name="P23"><text:span text:style-name="T19">Frankfurt</text:span> <text:s text:c="37"/></text:p>
          <text:p text:style-name="P23"><text:span text:style-name="T19">Kiel</text:span> <text:s text:c="38"/></text:p>
          <text:p text:style-name="P40">Köln <text:s text:c="23"/></text:p>
          <text:p text:style-name="P23"><text:span text:style-name="T19">München</text:span> <text:s text:c="38"/></text:p>
          <text:p text:style-name="P24"><text:span text:style-name="T22">Stuttgart <text:s text:c="8"/></text:span><text:span text:style-name="T25"><text:s text:c="36"/></text:span></text:p>
        </draw:text-box>
      </draw:frame>
      <text:p text:style-name="P43"><text:database-display text:table-name="1" text:table-type="table" text:column-name="0" text:database-name="regula3">&lt;0&gt;</text:database-display><text:s/><text:database-display text:table-name="1" text:table-type="table" text:column-name="1" text:database-name="regula3">&lt;1&gt;</text:database-display><text:s/>· <text:database-display text:table-name="1" text:table-type="table" text:column-name="2" text:database-name="regula3">&lt;2&gt;</text:database-display><text:s/>· <text:database-display text:table-name="1" text:table-type="table" text:column-name="3" text:database-name="regula3">&lt;3&gt;</text:database-display><text:s/><text:database-display text:table-name="1" text:table-type="table" text:column-name="4" text:database-name="regula3">&lt;4&gt;</text:database-display></text:p>
      <text:p text:style-name="P25"/>
      <table:table table:name="Tabelle4" table:style-name="Tabelle4">
        <table:table-column table:style-name="Tabelle4.A"/>
        <table:table-column table:style-name="Tabelle4.B"/>
        <table:table-row>
          <table:table-cell table:style-name="Tabelle4.A1" office:value-type="string">
            <text:p text:style-name="P19"><text:database-display text:table-name="1" text:table-type="table" text:column-name="18" text:database-name="regula3">&lt;18&gt;</text:database-display></text:p>
            <text:p text:style-name="P26"><text:database-display text:table-name="1" text:table-type="table" text:column-name="9" text:database-name="regula3">&lt;9&gt;</text:database-display></text:p>
            <text:p text:style-name="P26"><text:database-display text:table-name="1" text:table-type="table" text:column-name="10" text:database-name="regula3">&lt;10&gt;</text:database-display><text:s/><text:database-display text:table-name="1" text:table-type="table" text:column-name="11" text:database-name="regula3">&lt;11&gt;</text:database-display><text:s/><text:database-display text:table-name="1" text:table-type="table" text:column-name="12" text:database-name="regula3">&lt;12&gt;</text:database-display></text:p>
            <text:p text:style-name="P26"><text:database-display text:table-name="1" text:table-type="table" text:column-name="13" text:database-name="regula3">&lt;13&gt;</text:database-display></text:p>
            <text:p text:style-name="P26"><text:database-display text:table-name="1" text:table-type="table" text:column-name="14" text:database-name="regula3">&lt;14&gt;</text:database-display><text:s/><text:database-display text:table-name="1" text:table-type="table" text:column-name="15" text:database-name="regula3">&lt;15&gt;</text:database-display></text:p>
          </table:table-cell>
          <table:table-cell table:style-name="Tabelle4.A1" office:value-type="string">
            <text:p text:style-name="P27"><text:database-display text:table-name="1" text:table-type="table" text:column-name="0" text:database-name="regula3">&lt;0&gt;</text:database-display><text:s/><text:database-display text:table-name="1" text:table-type="table" text:column-name="1" text:database-name="regula3">&lt;1&gt;</text:database-display></text:p>
            <text:p text:style-name="P27"><text:database-display text:table-name="1" text:table-type="table" text:column-name="2" text:database-name="regula3">&lt;2&gt;</text:database-display></text:p>
            <text:p text:style-name="P27"><text:database-display text:table-name="1" text:table-type="table" text:column-name="3" text:database-name="regula3">&lt;3&gt;</text:database-display><text:s/><text:database-display text:table-name="1" text:table-type="table" text:column-name="4" text:database-name="regula3">&lt;4&gt;</text:database-display></text:p>
            <text:p text:style-name="P27">Telefon <text:database-display text:table-name="1" text:table-type="table" text:column-name="5" text:database-name="regula3">&lt;5&gt;</text:database-display></text:p>
            <text:p text:style-name="P27">Telefax <text:database-display text:table-name="1" text:table-type="table" text:column-name="6" text:database-name="regula3">&lt;6&gt;</text:database-display></text:p>
            <text:p text:style-name="P27">Mobil <text:s/><text:database-display text:table-name="1" text:table-type="table" text:column-name="7" text:database-name="regula3">&lt;7&gt;</text:database-display></text:p>
            <text:p text:style-name="P27">eMail: <text:database-display text:table-name="1" text:table-type="table" text:column-name="8" text:database-name="regula3">&lt;8&gt;</text:database-display></text:p>
          </table:table-cell>
        </table:table-row>
      </table:table>
      <text:p text:style-name="P25"/>
      <text:p text:style-name="P36"><text:tab/>Ihr <text:span text:style-name="T1">Zeichen</text:span>: <text:database-display text:table-name="1" text:table-type="table" text:column-name="16" text:database-name="regula3">&lt;16&gt;</text:database-display></text:p>
      <text:p text:style-name="P36"><text:tab/>unser Zeichen: <text:database-display text:table-name="1" text:table-type="table" text:column-name="29" text:database-name="regula3">&lt;29&gt;</text:database-display><text:database-display text:table-name="1" text:table-type="table" text:column-name="30" text:database-name="regula3">&lt;30&gt;</text:database-display><text:database-display text:table-name="1" text:table-type="table" text:column-name="17" text:database-name="regula3">&lt;17&gt;</text:database-display></text:p>
      <text:p text:style-name="P28"/>
      <text:p text:style-name="P29"><text:span text:style-name="T27">##bericht##</text:span><text:span text:style-name="T28"> </text:span></text:p>
      <text:p text:style-name="P28"/>
      <text:p text:style-name="P28"/>
      <text:p text:style-name="P28"><text:span text:style-name="T29">Auftraggeber</text:span><text:span text:style-name="T7">:</text:span><text:span text:style-name="T14"> </text:span><text:span text:style-name="T30"><text:tab/></text:span><text:span text:style-name="T30"><text:database-display text:table-name="1" text:table-type="table" text:column-name="18" text:database-name="regula3">&lt;18&gt;</text:database-display></text:span></text:p>
      <text:p text:style-name="P35"/>
      <text:p text:style-name="P28"><text:span text:style-name="T29">Versicherungsnehmer</text:span><text:span text:style-name="T7">:</text:span><text:span text:style-name="T14"> </text:span><text:tab/><text:span text:style-name="T30"><text:database-display text:table-name="1" text:table-type="table" text:column-name="19" text:database-name="regula3">&lt;19&gt;</text:database-display></text:span><text:span text:style-name="T30"> </text:span><text:span text:style-name="T30"><text:database-display text:table-name="1" text:table-type="table" text:column-name="24" text:database-name="regula3">&lt;24&gt;</text:database-display></text:span></text:p>
      <text:p text:style-name="P35"><text:span text:style-name="T30"><text:database-display text:table-name="1" text:table-type="table" text:column-name="31" text:database-name="regula3">&lt;31&gt;</text:database-display></text:span><text:span text:style-name="T30">, </text:span><text:span text:style-name="T30"><text:database-display text:table-name="1" text:table-type="table" text:column-name="25" text:database-name="regula3">&lt;25&gt;</text:database-display></text:span><text:span text:style-name="T30"><text:s/></text:span><text:span text:style-name="T30"><text:database-display text:table-name="1" text:table-type="table" text:column-name="20" text:database-name="regula3">&lt;20&gt;</text:database-display></text:span></text:p>
      <text:p text:style-name="P30"/>
      <text:p text:style-name="P28"><text:span text:style-name="T7">Schadennummer:</text:span><text:span text:style-name="T14"> <text:tab/></text:span><text:span text:style-name="T14"><text:database-display text:table-name="1" text:table-type="table" text:column-name="16" text:database-name="regula3">&lt;16&gt;</text:database-display></text:span></text:p>
      <text:p text:style-name="P35"/>
      <text:p text:style-name="P28"><text:span text:style-name="T7">unser Aktenzeichen:</text:span><text:span text:style-name="T14"> <text:tab/></text:span><text:span text:style-name="T14"><text:database-display text:table-name="1" text:table-type="table" text:column-name="29" text:database-name="regula3">&lt;29&gt;</text:database-display></text:span><text:span text:style-name="T14"><text:database-display text:table-name="1" text:table-type="table" text:column-name="30" text:database-name="regula3">&lt;30&gt;</text:database-display></text:span><text:span text:style-name="T14"><text:database-display text:table-name="1" text:table-type="table" text:column-name="17" text:database-name="regula3">&lt;17&gt;</text:database-display></text:span></text:p>
      <text:p text:style-name="P35"/>
      <text:p text:style-name="P28"><text:span text:style-name="T7">Auftrag vom:</text:span><text:span text:style-name="T14"> <text:tab/></text:span><text:span text:style-name="T14"><text:database-display text:table-name="1" text:table-type="table" text:column-name="21" text:database-name="regula3">&lt;21&gt;</text:database-display></text:span></text:p>
      <text:p text:style-name="P35"/>
      <text:p text:style-name="P28"><text:span text:style-name="T7">Auftragsumfang:</text:span><text:span text:style-name="T14"> <text:tab/>##umfang##</text:span></text:p>
      <text:p text:style-name="P35"/>
      <text:p text:style-name="P28"><text:span text:style-name="T7">Sparte:</text:span><text:span text:style-name="T14"> <text:tab/></text:span><text:span text:style-name="T14"><text:database-display text:table-name="1" text:table-type="table" text:column-name="22" text:database-name="regula3">&lt;22&gt;</text:database-display></text:span></text:p>
      <text:p text:style-name="P35"/>
      <text:p text:style-name="P28"><text:span text:style-name="T7">Schadentag:</text:span><text:span text:style-name="T14"> <text:tab/></text:span><text:span text:style-name="T14"><text:database-display text:table-name="1" text:table-type="table" text:column-name="23" text:database-name="regula3">&lt;23&gt;</text:database-display></text:span></text:p>
      <text:p text:style-name="P35"/>
      <text:p text:style-name="Regula_20_Seite1_20_Einzug_20_rechts"><text:span text:style-name="T7">Besichtigungsort:</text:span><text:span text:style-name="T14"> <text:tab/>##besichtigungsort##</text:span></text:p>
      <text:p text:style-name="P35"/>
      <text:p text:style-name="Regula_20_Seite1_20_Einzug_20_rechts"><text:span text:style-name="T7">Versicherungsart:</text:span><text:span text:style-name="T14"> <text:tab/>##versicherungsart##</text:span></text:p>
      <text:p text:style-name="P35"/>
      <text:p text:style-name="P28"><text:span text:style-name="T7">Besichtigungstag:</text:span><text:span text:style-name="T14"> <text:tab/>##besichtigtam##</text:span></text:p>
      <text:p text:style-name="P35"/>
      <text:p text:style-name="P28"><text:span text:style-name="T7">Besprechungspartner:</text:span><text:span text:style-name="T14"> <text:tab/>##bpartner##</text:span></text:p>
      <text:p text:style-name="P42"/>
      <text:p text:style-name="P44"/>
      <text:p text:style-name="Regula_20_Einzug_20_rechts"><text:span text:style-name="T33">Schadenort:</text:span><text:span text:style-name="T26"> <text:line-break/></text:span><text:span text:style-name="T21">##schadenort##</text:span></text:p>
      <text:p text:style-name="P39"/>
      <text:p text:style-name="P38"><text:span text:style-name="T33">Örtliche Gegebenheiten:</text:span><text:span text:style-name="T14"> <text:line-break/></text:span><text:span text:style-name="T24">##oertlichkeit##</text:span></text:p>
      <text:p text:style-name="Regula_20_Durchschuss"/>
      <text:p text:style-name="P41"><text:span text:style-name="T33">Schadenhergang:</text:span><text:span text:style-name="T26"> <text:line-break/></text:span><text:span text:style-name="T21">##schadenhergang##</text:span></text:p>
      <text:p text:style-name="Regula_20_Durchschuss"/>
      <text:p text:style-name="Regula_20_Einzug_20_rechts"><text:span text:style-name="T33">Angaben des VN zum Schadenhergang:</text:span><text:span text:style-name="T26"> <text:line-break/></text:span><text:span text:style-name="T21">##angabenVN##</text:span></text:p>
      <text:p text:style-name="Regula_20_Durchschuss"/>
      <text:p text:style-name="Regula_20_Einzug_20_rechts"><text:span text:style-name="T34">Ersatzpflicht:</text:span><text:span text:style-name="T35"> <text:line-break/></text:span><text:span text:style-name="T23">##</text:span><text:span text:style-name="T21">ersatzpflicht##</text:span></text:p>
      <text:p text:style-name="Regula_20_Durchschuss"/>
      <text:p text:style-name="Regula_20_Einzug_20_rechts"><text:span text:style-name="T33">Grobe Fahrlässigkeit:</text:span><text:span text:style-name="T26"> <text:line-break/></text:span><text:span text:style-name="T21">##fahrlaessigkeit##</text:span></text:p>
      <text:p text:style-name="Regula_20_Durchschuss"/>
      <text:p text:style-name="Regula_20_Einzug_20_rechts"><text:span text:style-name="T33">Obliegenheiten:</text:span><text:span text:style-name="T14"> <text:line-break/></text:span><text:span text:style-name="T21">##obliegenheit##</text:span></text:p>
      <text:p text:style-name="Regula_20_Durchschuss"/>
      <text:p text:style-name="Regula_20_Einzug_20_rechts"><text:span text:style-name="T33">Sicherheitsvorschriften:</text:span><text:span text:style-name="T14"> <text:line-break/></text:span><text:span text:style-name="T21">##Sicherheitsvorschrift##</text:span></text:p>
      <text:p text:style-name="Regula_20_Durchschuss"/>
      <text:p text:style-name="Regula_20_Einzug_20_rechts"><text:span text:style-name="T33">Versicherungssumme:</text:span><text:span text:style-name="T14"> <text:line-break/></text:span><text:span text:style-name="T21">##versicherungssumme##</text:span></text:p>
      <text:p text:style-name="Regula_20_Durchschuss"/>
      <text:p text:style-name="Regula_20_Einzug_20_rechts"><text:span text:style-name="T33">Vertragsfortsetzung:</text:span><text:span text:style-name="T14"> <text:line-break/></text:span><text:span text:style-name="T24">##vertragsfortsetzung##</text:span></text:p>
      <text:p text:style-name="Regula_20_Durchschuss"/>
      <text:p text:style-name="Regula_20_Einzug_20_rechts"><text:span text:style-name="T33">Behördliche Ermittlungen:</text:span><text:span text:style-name="T14"> <text:line-break/></text:span><text:span text:style-name="T24">##ermittlungen##</text:span></text:p>
      <text:p text:style-name="Regula_20_Durchschuss"/>
      <text:p text:style-name="Regula_20_Durchschuss"/>
      <text:p text:style-name="Regula_20_Durchschuss"><draw:frame draw:style-name="fr5" draw:name="Objekt1" text:anchor-type="paragraph" svg:x="0.623cm" svg:y="0.312cm" svg:width="14.395cm" svg:height="8.971cm" draw:z-index="9"><draw:object xlink:href="./Object 1" xlink:type="simple" xlink:show="embed" xlink:actuate="onLoad"/><draw:image xlink:href="./ObjectReplacements/Object 1" xlink:type="simple" xlink:show="embed" xlink:actuate="onLoad"/></draw:frame><text:soft-page-break/></text:p>
      <text:p text:style-name="Regula_20_Durchschuss"/>
      <text:p text:style-name="Regula_20_Einzug_20_rechts"><text:span text:style-name="T33">Schadenumfang:</text:span><text:span text:style-name="T26"> <text:line-break/></text:span><text:span text:style-name="T21">##schadenumfang##</text:span></text:p>
      <text:p text:style-name="Regula_20_Durchschuss"/>
      <text:p text:style-name="Regula_20_Einzug_20_rechts"><text:span text:style-name="T33">Vorsteuerabzugsberechtigung:</text:span><text:span text:style-name="T26"> <text:line-break/></text:span><text:span text:style-name="T21">##vorsteuerabzug##</text:span></text:p>
      <text:p text:style-name="Regula_20_Durchschuss"/>
      <text:p text:style-name="P37"><text:span text:style-name="T33">Zahlung:</text:span><text:span text:style-name="T14"> ##zahlung## ##zahlungwert## €<text:line-break/></text:span><text:span text:style-name="T33">an:</text:span><text:span text:style-name="T14"> ##zahlungsempfaenger##<text:line-break/></text:span>Die Zahlung ##zahlungerfolgt##<text:line-break/><text:span text:style-name="T33">per:</text:span><text:span text:style-name="T14"> ##zahlungper##</text:span></text:p>
      <text:p text:style-name="Regula_20_Durchschuss"/>
      <text:p text:style-name="Regula_20_Einzug_20_rechts"><text:span text:style-name="T33">Restreserve:</text:span> ##restreserve## €</text:p>
      <text:p text:style-name="Regula_20_Durchschuss"/>
      <text:p text:style-name="Regula_20_Einzug_20_rechts"><text:span text:style-name="T33">Rückgriffmöglichkeiten:</text:span> <text:line-break/><text:span text:style-name="T21">##regress##</text:span></text:p>
      <text:p text:style-name="Regula_20_Durchschuss"/>
      <text:p text:style-name="Regula_20_Einzug_20_rechts"><text:span text:style-name="T33">Neben-/Doppelversicherung:</text:span> <text:line-break/>##doppelversicherung##</text:p>
      <text:p text:style-name="Regula_20_Durchschuss"/>
      <text:p text:style-name="Regula_20_Einzug_20_rechts"><text:span text:style-name="T33">Sonstiges/noch zu veranlassen:</text:span> <text:line-break/><text:span text:style-name="T21">##sonstiges##</text:span></text:p>
      <text:p text:style-name="Regula_20_Durchschuss"/>
      <text:p text:style-name="Regula_20_Einzug_20_rechts"><text:soft-page-break/><text:span text:style-name="T33">Fotos im Archiv abrufbar:</text:span><text:span text:style-name="T14"> <text:line-break/></text:span><text:span text:style-name="T24">##fotos##</text:span></text:p>
      <text:p text:style-name="Regula_20_Durchschuss"/>
      <text:p text:style-name="Regula_20_Einzug_20_rechts"><text:span text:style-name="T33">Schaden schließen:</text:span><text:span text:style-name="T14"> <text:line-break/></text:span><text:span text:style-name="T24">##schliessen##</text:span></text:p>
      <text:p text:style-name="Regula_20_Durchschuss"/>
      <text:p text:style-name="Regula_20_Durchschuss"/>
      <text:p text:style-name="Regula_20_Durchschuss"/>
      <text:p text:style-name="P31"><text:span text:style-name="T31"><text:database-display text:table-name="1" text:table-type="table" text:column-name="4" text:database-name="regula3">&lt;4&gt;</text:database-display></text:span><text:span text:style-name="T31">, </text:span><text:span text:style-name="T31"><text:date style:data-style-name="N76" text:date-value="2020-05-27T23:22:18.042119611">27. Mai 2020</text:date></text:span><text:span text:style-name="T31"><text:s text:c="27"/></text:span><text:span text:style-name="T32"><text:tab/></text:span><text:span text:style-name="T31"> <text:s text:c="48"/></text:span></text:p>
      <text:p text:style-name="P32"/>
      <text:p text:style-name="P33">Ort, Datum<text:tab/><text:tab/>Unterschrift</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 Mono" svg:font-family="'Andale Mono'" style:font-pitch="fixed"/>
    <style:font-face style:name="Arial" svg:font-family="Arial"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Lucida Sans" svg:font-family="'Lucida Sans'" style:font-adornments="Standard" style:font-family-generic="swiss" style:font-pitch="variable"/>
    <style:font-face style:name="Arial2"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de" fo:country="DE" style:font-name-asian="Arial2" style:font-size-asian="12pt" style:language-asian="de" style:country-asian="DE" style:font-name-complex="Arial2"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font-name-asian="Arial2" style:font-size-asian="12pt" style:language-asian="de" style:country-asian="DE" style:font-name-complex="Arial2" style:font-size-complex="12pt" style:language-complex="de" style:country-complex="D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5cm" style:type="center"/>
          <style:tab-stop style:position="17.101cm" style:type="right"/>
        </style:tab-stops>
      </style:paragraph-properties>
    </style:style>
    <style:style style:name="Footer" style:family="paragraph" style:parent-style-name="Standard" style:class="extra">
      <style:paragraph-properties text:number-lines="false" text:line-number="0">
        <style:tab-stops>
          <style:tab-stop style:position="8.546cm" style:type="center"/>
          <style:tab-stop style:position="17.092cm" style:type="right"/>
        </style:tab-stops>
      </style:paragraph-properties>
    </style:style>
    <style:style style:name="Table_20_Contents" style:display-name="Table Contents" style:family="paragraph" style:parent-style-name="Standard" style:class="extra" style:master-page-name="">
      <loext:graphic-properties draw:fill="none" draw:fill-color="#99ccff"/>
      <style:paragraph-properties fo:keep-together="always" fo:orphans="0" fo:widows="0" style:page-number="auto" fo:break-before="auto" fo:break-after="auto" fo:background-color="transparent"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fo:font-size="12pt"/>
    </style:style>
    <style:style style:name="Regula_20_Seite1_20_Einzug_20_rechts" style:display-name="Regula Seite1 Einzug rechts" style:family="paragraph" style:class="text">
      <style:paragraph-properties fo:margin-left="4.24cm" fo:margin-right="4.128cm" fo:orphans="5" fo:text-indent="-4.286cm" style:auto-text-indent="false" style:shadow="none" fo:keep-with-next="always">
        <style:tab-stops>
          <style:tab-stop style:position="-0.007cm"/>
        </style:tab-stops>
      </style:paragraph-properties>
      <style:text-properties style:font-name="Arial1" fo:font-family="Arial" style:font-family-generic="swiss" style:font-pitch="variable" style:text-underline-style="none" fo:font-weight="normal" style:font-weight-asian="normal" style:font-weight-complex="normal"/>
    </style:style>
    <style:style style:name="Regula_20_Absender" style:display-name="Regula Absender" style:family="paragraph" style:class="text">
      <style:paragraph-properties style:shadow="none">
        <style:tab-stops>
          <style:tab-stop style:position="11.509cm"/>
        </style:tab-stops>
      </style:paragraph-properties>
      <style:text-properties style:font-name="Lucida Sans" fo:font-family="'Lucida Sans'" style:font-style-name="Standard" style:font-family-generic="swiss" style:font-pitch="variable" fo:font-size="7.5pt"/>
    </style:style>
    <style:style style:name="Regula_20_Fußzeile" style:display-name="Regula Fußzeile" style:family="paragraph" style:parent-style-name="Regula_20_Absender" style:auto-update="true">
      <style:paragraph-properties>
        <style:tab-stops>
          <style:tab-stop style:position="12.16cm"/>
        </style:tab-stops>
      </style:paragraph-properties>
      <style:text-properties fo:font-size="7pt"/>
    </style:style>
    <style:style style:name="Regula_20_Seitenzahl" style:display-name="Regula Seitenzahl" style:family="paragraph" style:parent-style-name="Regula_20_Absender" style:auto-update="true" style:class="text">
      <style:paragraph-properties fo:margin-top="0cm" fo:margin-bottom="1cm" loext:contextual-spacing="false" fo:text-align="start" style:justify-single-word="false"/>
      <style:text-properties fo:font-size="10pt"/>
    </style:style>
    <style:style style:name="Regula_20_Kopfzeile" style:display-name="Regula Kopfzeile" style:family="paragraph" style:auto-update="true">
      <style:paragraph-properties fo:margin-top="0cm" fo:margin-bottom="0cm" loext:contextual-spacing="false" fo:text-align="start" style:justify-single-word="false">
        <style:tab-stops>
          <style:tab-stop style:position="16.489cm" style:type="right"/>
        </style:tab-stops>
      </style:paragraph-properties>
      <style:text-properties style:font-name="Lucida Sans" fo:font-family="'Lucida Sans'" style:font-style-name="Standard" style:font-family-generic="swiss" style:font-pitch="variable" fo:font-size="8pt"/>
    </style:style>
    <style:style style:name="Regula_20_Horizontallinie_20_Fußzeile" style:display-name="Regula Horizontallinie Fußzeile" style:family="paragraph" style:auto-update="true">
      <style:paragraph-properties fo:margin-top="0cm" fo:margin-bottom="0.499cm" loext:contextual-spacing="false" fo:padding="0cm" fo:border-left="none" fo:border-right="none" fo:border-top="0.06pt solid #000000" fo:border-bottom="none" style:shadow="none"/>
      <style:text-properties style:text-underline-style="solid" style:text-underline-width="auto" style:text-underline-color="font-color"/>
    </style:style>
    <style:style style:name="Regula_20_Schadennr" style:display-name="Regula Schadennr" style:family="paragraph" style:class="text">
      <style:paragraph-properties fo:text-align="end" style:justify-single-word="false"/>
      <style:text-properties style:font-name="Lucida Sans" fo:font-family="'Lucida Sans'" style:font-style-name="Standard" style:font-family-generic="swiss" style:font-pitch="variable" fo:font-size="7.5pt"/>
    </style:style>
    <style:style style:name="Regula_20_Seite1_20_Einzug_20_links_2b_rechts" style:display-name="Regula Seite1 Einzug links+rechts" style:family="paragraph" style:next-style-name="Regula_20_Seite1_20_Einzug_20_rechts" style:class="text">
      <style:paragraph-properties fo:margin-left="4.249cm" fo:margin-right="4.129cm" fo:text-indent="0cm" style:auto-text-indent="false">
        <style:tab-stops/>
      </style:paragraph-properties>
      <style:text-properties style:font-name="Lucida Sans" fo:font-family="'Lucida Sans'" style:font-style-name="Standard" style:font-family-generic="swiss" style:font-pitch="variable"/>
    </style:style>
    <style:style style:name="Regula_20_Einzug_20_rechts" style:display-name="Regula Einzug rechts" style:family="paragraph" style:class="text" style:master-page-name="">
      <style:paragraph-properties fo:margin-left="0cm" fo:margin-right="4.129cm" fo:keep-together="auto" fo:orphans="5" fo:text-indent="0cm" style:auto-text-indent="false" style:page-number="auto" fo:keep-with-next="auto">
        <style:tab-stops>
          <style:tab-stop style:position="4.249cm"/>
        </style:tab-stops>
      </style:paragraph-properties>
      <style:text-properties style:font-name="Arial1" fo:font-family="Arial" style:font-family-generic="swiss" style:font-pitch="variable"/>
    </style:style>
    <style:style style:name="Regula_20_Zeichen" style:display-name="Regula Zeichen" style:family="paragraph">
      <style:paragraph-properties fo:text-align="end" style:justify-single-word="false"/>
      <style:text-properties style:font-name="Lucida Sans" fo:font-family="'Lucida Sans'" style:font-style-name="Standard" style:font-family-generic="swiss" style:font-pitch="variable" fo:font-size="7.5pt"/>
    </style:style>
    <style:style style:name="Regula_20_Durchschuss" style:display-name="Regula Durchschuss" style:family="paragraph" style:parent-style-name="Regula_20_Einzug_20_rechts" style:class="text">
      <style:paragraph-properties fo:orphans="0" fo:keep-with-next="auto"/>
      <style:text-properties style:font-name="Arial1" fo:font-family="Arial" style:font-family-generic="swiss" style:font-pitch="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table:align="margins"/>
    </style:style>
    <style:style style:name="Tabelle3.A" style:family="table-column">
      <style:table-column-properties style:rel-column-width="45547*"/>
    </style:style>
    <style:style style:name="Tabelle3.B" style:family="table-column">
      <style:table-column-properties style:rel-column-width="19988*"/>
    </style:style>
    <style:style style:name="Tabelle3.1" style:family="table-row">
      <style:table-row-properties style:min-row-height="2.064cm"/>
    </style:style>
    <style:style style:name="Tabelle3.A1.1" style:family="table-row">
      <style:table-row-properties style:min-row-height="0.741cm"/>
    </style:style>
    <style:style style:name="Tabelle3.A1.1.1" style:family="table-cell">
      <style:table-cell-properties style:vertical-align="bottom" fo:padding="0.097cm" fo:border="none"/>
    </style:style>
    <style:style style:name="Tabelle3.A1.2" style:family="table-row">
      <style:table-row-properties style:min-row-height="0.688cm"/>
    </style:style>
    <style:style style:name="Tabelle3.A1.1.2" style:family="table-cell">
      <style:table-cell-properties fo:padding="0.097cm" fo:border="none"/>
    </style:style>
    <style:style style:name="Tabelle3.A1.1.3" style:family="table-cell">
      <style:table-cell-properties fo:padding="0.097cm" fo:border="none"/>
    </style:style>
    <style:style style:name="Tabelle3.B1" style:family="table-cell">
      <style:table-cell-properties fo:padding="0.097cm" fo:border="none"/>
    </style:style>
    <style:style style:name="Tabelle2" style:family="table">
      <style:table-properties style:width="16.491cm" table:align="margins"/>
    </style:style>
    <style:style style:name="Tabelle2.A" style:family="table-column">
      <style:table-column-properties style:column-width="8.244cm" style:rel-column-width="32767*"/>
    </style:style>
    <style:style style:name="Tabelle2.B" style:family="table-column">
      <style:table-column-properties style:column-width="8.246cm" style:rel-column-width="32768*"/>
    </style:style>
    <style:style style:name="Tabelle2.1" style:family="table-row">
      <style:table-row-properties style:min-row-height="2.249cm"/>
    </style:style>
    <style:style style:name="Tabelle2.A1.1" style:family="table-row">
      <style:table-row-properties style:min-row-height="0.767cm"/>
    </style:style>
    <style:style style:name="Tabelle2.A1.1.1" style:family="table-cell">
      <style:table-cell-properties style:vertical-align="bottom" fo:padding="0.097cm" fo:border="none"/>
    </style:style>
    <style:style style:name="Tabelle2.A1.2" style:family="table-row">
      <style:table-row-properties style:min-row-height="1.124cm"/>
    </style:style>
    <style:style style:name="Tabelle2.A1.1.2" style:family="table-cell">
      <style:table-cell-properties fo:padding="0.097cm" fo:border="none"/>
    </style:style>
    <style:style style:name="Tabelle2.B1" style:family="table-cell">
      <style:table-cell-properties fo:padding="0.097cm" fo:border="none"/>
    </style:style>
    <style:style style:name="Tabelle1" style:family="table">
      <style:table-properties style:width="16.491cm" table:align="margins"/>
    </style:style>
    <style:style style:name="Tabelle1.A" style:family="table-column">
      <style:table-column-properties style:column-width="10.954cm" style:rel-column-width="43531*"/>
    </style:style>
    <style:style style:name="Tabelle1.B" style:family="table-column">
      <style:table-column-properties style:column-width="5.537cm" style:rel-column-width="22004*"/>
    </style:style>
    <style:style style:name="Tabelle1.1" style:family="table-row">
      <style:table-row-properties style:min-row-height="2.064cm"/>
    </style:style>
    <style:style style:name="Tabelle1.A1.1" style:family="table-row">
      <style:table-row-properties style:min-row-height="0.767cm"/>
    </style:style>
    <style:style style:name="Tabelle1.A1.1.1" style:family="table-cell">
      <style:table-cell-properties style:vertical-align="bottom" fo:padding="0.097cm" fo:border="none"/>
    </style:style>
    <style:style style:name="Tabelle1.A1.2" style:family="table-row">
      <style:table-row-properties style:min-row-height="0.688cm"/>
    </style:style>
    <style:style style:name="Tabelle1.A1.1.2" style:family="table-cell">
      <style:table-cell-properties fo:padding="0.097cm" fo:border="none"/>
    </style:style>
    <style:style style:name="Tabelle1.A1.1.3" style:family="table-cell">
      <style:table-cell-properties fo:padding="0.097cm" fo:border="none"/>
    </style:style>
    <style:style style:name="Tabelle1.B1" style:family="table-cell">
      <style:table-cell-properties fo:padding="0.097cm" fo:border="none"/>
    </style:style>
    <style:style style:name="MP1" style:family="paragraph" style:parent-style-name="Regula_20_Kopfzeile">
      <style:paragraph-properties fo:text-align="start" style:justify-single-word="false"/>
      <style:text-properties style:font-name="Lucida Sans" fo:font-size="8pt"/>
    </style:style>
    <style:style style:name="MP2" style:family="paragraph" style:parent-style-name="Regula_20_Kopfzeile">
      <style:paragraph-properties fo:text-align="start" style:justify-single-word="false"/>
      <style:text-properties style:text-position="0% 100%" style:font-name="Lucida Sans1" fo:font-size="7.5pt" fo:font-weight="bold" style:font-size-asian="7.5pt" style:font-weight-asian="bold" style:font-size-complex="7.5pt" style:font-weight-complex="bold"/>
    </style:style>
    <style:style style:name="MP3" style:family="paragraph">
      <loext:graphic-properties draw:fill="none" draw:fill-color="#ffffff"/>
    </style:style>
    <style:style style:name="MP4" style:family="paragraph" style:parent-style-name="Regula_20_Kopfzeile">
      <style:paragraph-properties fo:text-align="start" style:justify-single-word="false">
        <style:tab-stops>
          <style:tab-stop style:position="16.489cm" style:type="right"/>
        </style:tab-stops>
      </style:paragraph-properties>
    </style:style>
    <style:style style:name="MP5" style:family="paragraph" style:parent-style-name="Table_20_Contents">
      <style:paragraph-properties fo:text-align="end" style:justify-single-word="false"/>
      <style:text-properties style:font-name="Lucida Sans" fo:font-size="8pt"/>
    </style:style>
    <style:style style:name="MP6" style:family="paragraph" style:parent-style-name="Table_20_Contents">
      <style:paragraph-properties fo:text-align="end" style:justify-single-word="false"/>
      <style:text-properties style:text-position="0% 100%" style:font-name="Lucida Sans1" fo:font-size="10pt" style:text-underline-style="none" fo:font-weight="normal" style:font-size-asian="10pt" style:font-weight-asian="normal" style:font-size-complex="10pt" style:font-weight-complex="normal"/>
    </style:style>
    <style:style style:name="MP7" style:family="paragraph" style:parent-style-name="Regula_20_Fußzeile">
      <style:text-properties style:font-name="Arial1"/>
    </style:style>
    <style:style style:name="MP8" style:family="paragraph" style:parent-style-name="Regula_20_Fußzeile">
      <style:text-properties fo:color="#000000" style:font-name="Arial1" fo:font-size="7.5pt" style:text-underline-style="none" fo:font-weight="normal" style:font-size-asian="7.5pt" style:font-weight-asian="normal" style:font-size-complex="7.5pt" style:font-weight-complex="normal"/>
    </style:style>
    <style:style style:name="MP9" style:family="paragraph" style:parent-style-name="Regula_20_Kopfzeile">
      <style:paragraph-properties fo:text-align="start" style:justify-single-word="false"/>
      <style:text-properties style:font-name="Arial1" fo:font-size="8pt"/>
    </style:style>
    <style:style style:name="MP10" style:family="paragraph" style:parent-style-name="Regula_20_Kopfzeile">
      <style:paragraph-properties fo:text-align="start" style:justify-single-word="false">
        <style:tab-stops>
          <style:tab-stop style:position="16.489cm" style:type="right"/>
        </style:tab-stops>
      </style:paragraph-properties>
      <style:text-properties style:text-position="0% 100%" style:font-name="Arial1" fo:font-size="8pt" fo:font-weight="normal" style:font-size-asian="9.60000038146973pt" style:font-weight-asian="normal" style:font-size-complex="9.60000038146973pt" style:font-weight-complex="normal"/>
    </style:style>
    <style:style style:name="MP11" style:family="paragraph" style:parent-style-name="Table_20_Contents">
      <style:paragraph-properties fo:text-align="end" style:justify-single-word="false"/>
      <style:text-properties style:text-position="0% 100%" style:font-name="Arial1" fo:font-size="10pt" fo:font-weight="normal" style:font-size-asian="10pt" style:font-weight-asian="normal" style:font-size-complex="10pt" style:font-weight-complex="normal"/>
    </style:style>
    <style:style style:name="MP12" style:family="paragraph" style:parent-style-name="Regula_20_Kopfzeile">
      <style:paragraph-properties fo:text-align="start" style:justify-single-word="false"/>
      <style:text-properties style:text-position="0% 100%" style:font-name="Lucida Sans1" fo:font-size="10pt" fo:font-weight="normal" style:font-size-asian="10pt" style:font-weight-asian="normal" style:font-size-complex="10pt" style:font-weight-complex="normal"/>
    </style:style>
    <style:style style:name="MP13" style:family="paragraph" style:parent-style-name="Regula_20_Kopfzeile">
      <style:paragraph-properties fo:text-align="start" style:justify-single-word="false"/>
      <style:text-properties fo:font-weight="normal" style:font-weight-asian="normal" style:font-weight-complex="normal"/>
    </style:style>
    <style:style style:name="MP14" style:family="paragraph" style:parent-style-name="Regula_20_Fußzeile">
      <style:text-properties fo:color="#000000" style:font-name="Arial1" fo:font-size="7pt" style:text-underline-style="none" fo:font-weight="normal" style:font-size-asian="7pt" style:font-weight-asian="normal" style:font-size-complex="7pt" style:font-weight-complex="normal"/>
    </style:style>
    <style:style style:name="MP15" style:family="paragraph" style:parent-style-name="Regula_20_Kopfzeile">
      <style:paragraph-properties fo:text-align="start" style:justify-single-word="false"/>
      <style:text-properties style:text-position="0% 100%" style:font-name="Arial1" fo:font-size="7.5pt" fo:font-weight="bold" style:font-size-asian="7.5pt" style:font-weight-asian="bold" style:font-size-complex="7.5pt" style:font-weight-complex="bold"/>
    </style:style>
    <style:style style:name="MP16" style:family="paragraph" style:parent-style-name="Regula_20_Kopfzeile">
      <style:paragraph-properties fo:text-align="start" style:justify-single-word="false">
        <style:tab-stops>
          <style:tab-stop style:position="16.489cm" style:type="right"/>
        </style:tab-stops>
      </style:paragraph-properties>
      <style:text-properties style:font-name="Arial1"/>
    </style:style>
    <style:style style:name="MP17" style:family="paragraph" style:parent-style-name="Table_20_Contents">
      <style:paragraph-properties fo:text-align="end" style:justify-single-word="false"/>
      <style:text-properties style:text-position="0% 100%" style:font-name="Arial1" fo:font-size="10pt" style:text-underline-style="none" fo:font-weight="normal" style:font-size-asian="10pt" style:font-weight-asian="normal" style:font-size-complex="10pt" style:font-weight-complex="normal"/>
    </style:style>
    <style:style style:name="MP18" style:family="paragraph" style:parent-style-name="Regula_20_Kopfzeile">
      <style:paragraph-properties fo:text-align="start" style:justify-single-word="false"/>
      <style:text-properties style:text-underline-style="none"/>
    </style:style>
    <style:style style:name="MP19" style:family="paragraph" style:parent-style-name="Regula_20_Horizontallinie_20_Fußzeile">
      <style:text-properties fo:color="#000000" style:font-name="Lucida Sans1" fo:font-size="7.5pt" style:text-underline-style="none" fo:font-weight="bold" style:font-size-asian="7.5pt" style:font-weight-asian="bold" style:font-size-complex="7.5pt" style:font-weight-complex="bold"/>
    </style:style>
    <style:style style:name="MT1" style:family="text">
      <style:text-properties fo:font-size="7.5pt" fo:font-weight="bold" style:font-size-asian="7.5pt" style:font-weight-asian="bold" style:font-size-complex="7.5pt" style:font-weight-complex="bold"/>
    </style:style>
    <style:style style:name="MT2" style:family="text">
      <style:text-properties fo:font-weight="bold" style:font-size-asian="8pt" style:font-weight-asian="bold" style:font-size-complex="8pt" style:font-weight-complex="bold"/>
    </style:style>
    <style:style style:name="MT3" style:family="text">
      <style:text-properties fo:font-size="7.5pt" fo:font-weight="bold" style:font-size-asian="9pt" style:font-weight-asian="bold" style:font-size-complex="9pt" style:font-weight-complex="bold"/>
    </style:style>
    <style:style style:name="MT4" style:family="text">
      <style:text-properties style:text-position="0% 100%" style:font-name="Lucida Sans1" fo:font-size="10pt" fo:font-weight="normal" style:font-size-asian="10pt" style:font-weight-asian="normal" style:font-size-complex="10pt" style:font-weight-complex="normal"/>
    </style:style>
    <style:style style:name="MT5" style:family="text">
      <style:text-properties fo:font-weight="normal" style:font-weight-asian="normal" style:font-weight-complex="normal"/>
    </style:style>
    <style:style style:name="MT6" style:family="text">
      <style:text-properties style:font-name="Lucida Sans"/>
    </style:style>
    <style:style style:name="MT7" style:family="text">
      <style:text-properties style:text-position="0% 100%" style:font-name="Lucida Sans1" fo:font-size="8pt" style:text-underline-style="none" fo:font-weight="bold" style:font-size-asian="8pt" style:font-weight-asian="bold" style:font-size-complex="8pt" style:font-weight-complex="bold"/>
    </style:style>
    <style:style style:name="MT8" style:family="text">
      <style:text-properties style:text-position="0% 100%" style:font-name="Lucida Sans1" fo:font-size="8pt" style:text-underline-style="none" fo:font-weight="normal" style:font-size-asian="8pt" style:font-weight-asian="normal" style:font-size-complex="8pt" style:font-weight-complex="normal"/>
    </style:style>
    <style:style style:name="MT9" style:family="text">
      <style:text-properties fo:color="#000000" style:font-name="Arial1" fo:font-size="7.5pt" style:text-underline-style="none" fo:font-weight="bold" style:font-size-asian="7.5pt" style:font-weight-asian="bold" style:font-size-complex="7.5pt" style:font-weight-complex="bold"/>
    </style:style>
    <style:style style:name="MT10" style:family="text">
      <style:text-properties fo:color="#000000" style:font-name="Arial1" fo:font-size="8pt" style:text-underline-style="none" fo:font-weight="bold" style:font-size-asian="8pt" style:font-weight-asian="bold" style:font-size-complex="8pt" style:font-weight-complex="bold"/>
    </style:style>
    <style:style style:name="MT11" style:family="text">
      <style:text-properties fo:color="#000000" style:font-name="Arial1" fo:font-size="7pt" style:text-underline-style="none" fo:font-weight="normal" style:font-size-asian="7pt" style:font-weight-asian="normal" style:font-size-complex="7pt" style:font-weight-complex="normal"/>
    </style:style>
    <style:style style:name="MT12" style:family="text">
      <style:text-properties fo:font-size="7pt" fo:font-weight="normal" style:font-size-asian="7pt" style:font-weight-asian="normal" style:font-size-complex="7pt" style:font-weight-complex="normal"/>
    </style:style>
    <style:style style:name="MT13" style:family="text">
      <style:text-properties fo:font-size="7pt" style:font-size-asian="7pt" style:font-size-complex="7pt"/>
    </style:style>
    <style:style style:name="MT14" style:family="text">
      <style:text-properties style:text-position="0% 100%" fo:font-size="10pt" fo:font-weight="normal" style:font-size-asian="10pt" style:font-weight-asian="normal" style:font-size-complex="10pt" style:font-weight-complex="normal"/>
    </style:style>
    <style:style style:name="MT15" style:family="text">
      <style:text-properties fo:font-size="7.5pt" style:font-size-asian="7.5pt" style:font-size-complex="7.5pt"/>
    </style:style>
    <style:style style:name="MT16" style:family="text">
      <style:text-properties style:text-position="0% 100%" fo:font-size="8pt" style:text-underline-style="none" fo:font-weight="bold" style:font-size-asian="8pt" style:font-weight-asian="bold" style:font-size-complex="8pt" style:font-weight-complex="bold"/>
    </style:style>
    <style:style style:name="MT17" style:family="text">
      <style:text-properties style:text-position="0% 100%" fo:font-size="8pt" style:text-underline-style="none" fo:font-weight="normal" style:font-size-asian="8pt" style:font-weight-asian="normal" style:font-size-complex="8pt" style:font-weight-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1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75cm" fo:margin-bottom="1.9cm" fo:margin-left="2.26cm" fo:margin-right="1.6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461cm" fo:margin-left="0cm" fo:margin-right="0cm" fo:margin-bottom="0.499cm"/>
      </style:header-style>
      <style:footer-style>
        <style:header-footer-properties fo:min-height="0.15cm" fo:margin-left="0cm" fo:margin-right="0cm" fo:margin-top="0.049cm" style:dynamic-spacing="false"/>
      </style:footer-style>
    </style:page-layout>
    <style:page-layout style:name="Mpm2">
      <style:page-layout-properties fo:page-width="21.001cm" fo:page-height="29.7cm" style:num-format="1" style:print-orientation="portrait" fo:margin-top="3.431cm" fo:margin-bottom="1.951cm" fo:margin-left="2.82cm" fo:margin-right="1.6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328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3.431cm" fo:margin-bottom="1.951cm" fo:margin-left="2.82cm" fo:margin-right="1.6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328cm" fo:margin-left="0cm" fo:margin-right="0cm" fo:margin-bottom="0.499cm" style:dynamic-spacing="false"/>
      </style:header-style>
      <style:footer-style>
        <style:header-footer-properties svg:height="2.909cm" fo:margin-left="0cm" fo:margin-right="0cm" fo:margin-top="0.499cm" style:dynamic-spacing="false"/>
      </style:footer-style>
    </style:page-layout>
  </office:automatic-styles>
  <office:master-styles>
    <style:master-page style:name="Standard" style:page-layout-name="Mpm1">
      <style:header>
        <table:table table:name="Tabelle3" table:style-name="Tabelle3">
          <table:table-column table:style-name="Tabelle3.A"/>
          <table:table-column table:style-name="Tabelle3.B"/>
          <table:table-row table:style-name="Tabelle3.1">
            <table:table-cell>
              <table:table table:is-sub-table="true">
                <table:table-column table:style-name="Tabelle3.A"/>
                <table:table-row table:style-name="Tabelle3.A1.1">
                  <table:table-cell table:style-name="Tabelle3.A1.1.1" office:value-type="string">
                    <text:p text:style-name="MP1"><text:span text:style-name="MT1">DIE</text:span><text:span text:style-name="MT2"> </text:span><text:span text:style-name="MT3">REGULIERER </text:span><text:span text:style-name="MT4">®</text:span></text:p>
                  </table:table-cell>
                </table:table-row>
                <table:table-row table:style-name="Tabelle3.A1.2">
                  <table:table-cell table:style-name="Tabelle3.A1.1.3" office:value-type="string">
                    <text:p text:style-name="MP2"><text:span text:style-name="MT5">AllRisk SchadenManagement AG </text:span><text:span text:style-name="MT5"><draw:frame text:anchor-type="as-char" svg:y="-0.305cm" draw:z-index="3" draw:style-name="Mgr1" draw:text-style-name="MP3" svg:width="0.364cm" svg:height="0.414cm"><draw:text-box><text:p><text:span text:style-name="MT6">®</text:span></text:p></draw:text-box></draw:frame></text:span></text:p>
                  </table:table-cell>
                </table:table-row>
                <table:table-row table:style-name="Tabelle3.A1.2">
                  <table:table-cell table:style-name="Tabelle3.A1.1.3" office:value-type="string">
                    <text:p text:style-name="MP4"><text:span text:style-name="MT7">Schadennummer: </text:span><text:span text:style-name="MT8"><text:database-display text:table-name="1" text:table-type="table" text:column-name="16" text:database-name="regula3">&lt;16&gt;</text:database-display></text:span><text:span text:style-name="MT8"><text:s/></text:span><text:span text:style-name="MT7">VN: </text:span><text:span text:style-name="MT8"><text:database-display text:table-name="1" text:table-type="table" text:column-name="26" text:database-name="regula3">&lt;26&gt;</text:database-display></text:span><text:span text:style-name="MT8"><text:s/></text:span><text:span text:style-name="MT8"><text:database-display text:table-name="1" text:table-type="table" text:column-name="24" text:database-name="regula3">&lt;24&gt;</text:database-display></text:span><text:span text:style-name="MT8"><text:s/></text:span><text:span text:style-name="MT8"><text:database-display text:table-name="1" text:table-type="table" text:column-name="19" text:database-name="regula3">&lt;19&gt;</text:database-display></text:span></text:p>
                  </table:table-cell>
                </table:table-row>
              </table:table>
            </table:table-cell>
            <table:table-cell table:style-name="Tabelle3.B1" office:value-type="string">
              <text:p text:style-name="MP5"><draw:frame draw:style-name="Mfr1" draw:name="Grafik3" text:anchor-type="as-char" svg:width="4.637cm" svg:height="1.335cm" draw:z-index="0"><draw:image xlink:href="Pictures/1000000000000258000000A6D087B2075AB23BB0.png" xlink:type="simple" xlink:show="embed" xlink:actuate="onLoad" loext:mime-type="image/png"/></draw:frame><text:span text:style-name="MT4">®</text:span></text:p>
              <text:p text:style-name="MP6">Seite <text:page-number text:select-page="current">0</text:page-number></text:p>
            </table:table-cell>
          </table:table-row>
        </table:table>
        <text:p text:style-name="Standard"/>
      </style:header>
      <style:footer>
        <text:p text:style-name="Regula_20_Fußzeile"><text:span text:style-name="MT9">www.dieregulierer.de</text:span><text:span text:style-name="MT10"><text:tab/></text:span><text:span text:style-name="MT11">Sitz der Gesellschaft: Berlin</text:span></text:p>
        <text:p text:style-name="MP7"><text:span text:style-name="MT1">Professionelles SchadenManagement.</text:span><text:tab/><text:span text:style-name="MT12">Amtsgericht Berlin-Charlottenburg</text:span></text:p>
        <text:p text:style-name="MP7"><text:tab/><text:span text:style-name="MT13">HRB 109217B</text:span></text:p>
        <text:p text:style-name="MP7">Vorstand: Thorsten Galler<text:tab/><text:span text:style-name="MT13">Deutsche Bank BIC: DEUTDEDB340</text:span></text:p>
        <text:p text:style-name="MP8">Aufsichtsrat: Stefan Büttner (Vorsitz)<text:tab/>IBAN DE40 3407 0024 0586 302 200</text:p>
      </style:footer>
    </style:master-page>
    <style:master-page style:name="First_20_Page" style:display-name="First Page" style:page-layout-name="Mpm2" style:next-style-name="Standard">
      <style:header>
        <table:table table:name="Tabelle2" table:style-name="Tabelle2">
          <table:table-column table:style-name="Tabelle2.A"/>
          <table:table-column table:style-name="Tabelle2.B"/>
          <table:table-row table:style-name="Tabelle2.1">
            <table:table-cell>
              <table:table table:is-sub-table="true">
                <table:table-column table:style-name="Tabelle2.A"/>
                <table:table-row table:style-name="Tabelle2.A1.1">
                  <table:table-cell table:style-name="Tabelle2.A1.1.1" office:value-type="string">
                    <text:p text:style-name="MP9"><text:span text:style-name="MT1">DIE</text:span><text:span text:style-name="MT2"> </text:span><text:span text:style-name="MT3">REGULIERER </text:span><text:span text:style-name="MT14">®</text:span></text:p>
                  </table:table-cell>
                </table:table-row>
                <table:table-row table:style-name="Tabelle2.A1.2">
                  <table:table-cell table:style-name="Tabelle2.A1.1.2" office:value-type="string">
                    <text:p text:style-name="MP10">AllRisk <text:s/>SchadenManagement <text:s/>AG</text:p>
                  </table:table-cell>
                </table:table-row>
              </table:table>
            </table:table-cell>
            <table:table-cell table:style-name="Tabelle2.B1" office:value-type="string">
              <text:p text:style-name="MP11"><draw:frame draw:style-name="Mfr2" draw:name="Grafik1" text:anchor-type="as-char" svg:width="6.096cm" svg:height="1.542cm" draw:z-index="5"><draw:image xlink:href="Pictures/2000000100000D800000036AFC0E60A9885D98DD.svm" xlink:type="simple" xlink:show="embed" xlink:actuate="onLoad" loext:mime-type="image/x-svm"/><draw:image xlink:href="Pictures/10000200000000E60000003AC2B885FA45AAE97E.png" xlink:type="simple" xlink:show="embed" xlink:actuate="onLoad" loext:mime-type="image/png"/></draw:frame></text:p>
            </table:table-cell>
          </table:table-row>
        </table:table>
        <text:p text:style-name="MP12"/>
        <text:p text:style-name="MP13"><text:tab/></text:p>
      </style:header>
      <style:footer>
        <text:p text:style-name="Regula_20_Fußzeile"><text:span text:style-name="MT9">www.dieregulierer.de</text:span><text:span text:style-name="MT10"><text:tab/></text:span><text:span text:style-name="MT11">Sitz der Gesellschaft: Berlin</text:span></text:p>
        <text:p text:style-name="MP7"><text:span text:style-name="MT1">Professionelles SchadenManagement.</text:span><text:tab/><text:span text:style-name="MT12">Amtsgericht Berlin-Charlottenburg</text:span></text:p>
        <text:p text:style-name="MP7"><text:tab/><text:span text:style-name="MT13">HRB 109217B</text:span></text:p>
        <text:p text:style-name="MP7">Vorstand: Thorsten Galler<text:tab/><text:span text:style-name="MT13">Deutsche Bank BIC: DEUTDEDB34</text:span></text:p>
        <text:p text:style-name="MP14">Aufsichtsrat: Stefan Büttner<text:span text:style-name="MT15"> (Vorsitz)</text:span><text:tab/>IBAN DE40 3407 0024 0586 302 200</text:p>
      </style:footer>
    </style:master-page>
    <style:master-page style:name="Vorbericht" style:page-layout-name="Mpm3">
      <style:header>
        <text:p text:style-name="Header"/>
      </style:header>
      <style:footer>
        <text:p text:style-name="Footer"/>
      </style:footer>
    </style:master-page>
    <style:master-page style:name="Regula_20_Folgeseite" style:display-name="Regula Folgeseite" style:page-layout-name="Mpm4">
      <style:header>
        <table:table table:name="Tabelle1" table:style-name="Tabelle1">
          <table:table-column table:style-name="Tabelle1.A"/>
          <table:table-column table:style-name="Tabelle1.B"/>
          <table:table-row table:style-name="Tabelle1.1">
            <table:table-cell>
              <table:table table:is-sub-table="true">
                <table:table-column table:style-name="Tabelle1.A"/>
                <table:table-row table:style-name="Tabelle1.A1.1">
                  <table:table-cell table:style-name="Tabelle1.A1.1.1" office:value-type="string">
                    <text:p text:style-name="MP9"><text:span text:style-name="MT1">DIE</text:span><text:span text:style-name="MT2"> </text:span><text:span text:style-name="MT3">REGULIERER </text:span><text:span text:style-name="MT14">®</text:span></text:p>
                  </table:table-cell>
                </table:table-row>
                <table:table-row table:style-name="Tabelle1.A1.2">
                  <table:table-cell table:style-name="Tabelle1.A1.1.3" office:value-type="string">
                    <text:p text:style-name="MP15"><text:span text:style-name="MT5">AllRisk SchadenManagement AG </text:span><text:span text:style-name="MT5"><draw:frame text:anchor-type="as-char" svg:y="-0.305cm" draw:z-index="2" draw:style-name="Mgr1" draw:text-style-name="MP3" svg:width="0.364cm" svg:height="0.414cm"><draw:text-box><text:p><text:span text:style-name="MT6">®</text:span></text:p></draw:text-box></draw:frame></text:span></text:p>
                  </table:table-cell>
                </table:table-row>
                <table:table-row table:style-name="Tabelle1.A1.2">
                  <table:table-cell table:style-name="Tabelle1.A1.1.3" office:value-type="string">
                    <text:p text:style-name="MP16"><text:span text:style-name="MT16">Schadennummer: </text:span><text:span text:style-name="MT17"><text:database-display text:table-name="1" text:table-type="table" text:column-name="16" text:database-name="regula3">&lt;16&gt;</text:database-display></text:span><text:span text:style-name="MT17"><text:s/></text:span><text:span text:style-name="MT16">VN: </text:span><text:span text:style-name="MT17"><text:database-display text:table-name="1" text:table-type="table" text:column-name="26" text:database-name="regula3">&lt;26&gt;</text:database-display></text:span><text:span text:style-name="MT17"><text:s/></text:span><text:span text:style-name="MT17"><text:database-display text:table-name="1" text:table-type="table" text:column-name="24" text:database-name="regula3">&lt;24&gt;</text:database-display></text:span><text:span text:style-name="MT17"><text:s/></text:span><text:span text:style-name="MT17"><text:database-display text:table-name="1" text:table-type="table" text:column-name="19" text:database-name="regula3">&lt;19&gt;</text:database-display></text:span></text:p>
                  </table:table-cell>
                </table:table-row>
              </table:table>
            </table:table-cell>
            <table:table-cell table:style-name="Tabelle1.B1" office:value-type="string">
              <text:p text:style-name="MP11"><draw:frame draw:style-name="Mfr3" draw:name="Grafik2" text:anchor-type="paragraph" svg:x="-0.055cm" svg:y="-0.071cm" svg:width="5.001cm" svg:height="1.263cm" draw:z-index="7"><draw:image xlink:href="Pictures/2000000100000D800000036AFC0E60A9885D98DD.svm" xlink:type="simple" xlink:show="embed" xlink:actuate="onLoad" loext:mime-type="image/x-svm"/><draw:image xlink:href="Pictures/10000200000000E60000003AC2B885FA45AAE97E.png" xlink:type="simple" xlink:show="embed" xlink:actuate="onLoad" loext:mime-type="image/png"/></draw:frame></text:p>
              <text:p text:style-name="MP17"/>
              <text:p text:style-name="MP17"/>
              <text:p text:style-name="MP17">Seite <text:page-number text:select-page="current">4</text:page-number></text:p>
            </table:table-cell>
          </table:table-row>
        </table:table>
        <text:p text:style-name="MP18"/>
      </style:header>
      <style:footer>
        <text:p text:style-name="MP19"/>
        <text:p text:style-name="Regula_20_Fußzeile"><text:span text:style-name="MT9">www.dieregulierer.de</text:span><text:span text:style-name="MT10"><text:tab/></text:span><text:span text:style-name="MT11">Sitz der Gesellschaft: Berlin</text:span></text:p>
        <text:p text:style-name="MP7"><text:span text:style-name="MT1">Professionelles SchadenManagement.</text:span><text:tab/><text:span text:style-name="MT12">Amtsgericht Berlin-Charlottenburg</text:span></text:p>
        <text:p text:style-name="MP7"><text:tab/><text:span text:style-name="MT13">HRB 109217B</text:span></text:p>
        <text:p text:style-name="MP7">Vorstand: Thorsten Galler<text:tab/><text:span text:style-name="MT13">Deutsche Bank BIC: DEUTDEDB340</text:span></text:p>
        <text:p text:style-name="MP14">Aufsichtsrat: Stefan Büttner<text:span text:style-name="MT15"> (Vorsitz)</text:span><text:tab/>IBAN DE40 3407 0024 0586 302 20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creation-date>2007-10-15T16:09:19</meta:creation-date>
    <dc:date>2019-01-03T15:57:28.20</dc:date>
    <meta:print-date>2007-11-23T13:38:50</meta:print-date>
    <dc:language>de-DE</dc:language>
    <meta:editing-cycles>325</meta:editing-cycles>
    <meta:editing-duration>P2DT19M57S</meta:editing-duration>
    <meta:document-statistic meta:table-count="4" meta:image-count="3" meta:object-count="1" meta:page-count="4" meta:paragraph-count="89" meta:word-count="280" meta:character-count="2915" meta:non-whitespace-character-count="2276"/>
    <meta:user-defined meta:name="Info 1"/>
    <meta:user-defined meta:name="Info 2"/>
    <meta:user-defined meta:name="Info 3"/>
    <meta:user-defined meta:name="Info 4"/>
  </office:meta>
</office:document-meta>
</file>

<file path=Basic/Ct_MakroLib/Funktionen.xml><?xml version="1.0" encoding="utf-8"?>
<!DOCTYPE module  PUBLIC '-//OpenOffice.org//DTD OfficeDocument 1.0//EN'  'module.dtd'>
<script:module xmlns:script="http://openoffice.org/2000/script" script:name="Funktionen" script:language="StarBasic">Option Explicit

'© 2006, Ralf Nebelo

Declare Function sndPlaySound Lib "winmm.dll" Alias "sndPlaySoundA" (ByVal lpszSoundName As String, ByVal uFlags As Long) As Long

Dim objListenDlg As Object
Dim objInputPlusDlg As Object
Dim objDatumDlg As Object

Sub Main
	'Dummy
End Sub

'***********************************************
'OpenOffice-Environment
'***********************************************

Public Function OSName() As String
	'Je nach Wert von GetGUIType verzweigen
	Select Case GetGUIType()
	Case 1
		'"Windows" zurückgeben
		OSName = "Windows"
	Case 3
		'"Mac OS" zurückgeben
	 	OSName = "Mac OS"
	Case 4
		'"UNIX" zurückgeben
		OSName = "UNIX"
	Case Else
		OSName = "unbestimmt"
	End Select
End Function

Public Function OfficeVersion() As String
	Dim objConfProvider As Object
	Dim prvArgs(0) As new com.sun.star.beans.PropertyValue
	Dim objEinstellungen As Object

	'Auf ConfigurationProvider-Service verweisen
	objConfProvider = createUnoService("com.sun.star.configuration.ConfigurationProvider")
	'nodepath-Argument festlegen
	prvArgs(0).Name = "nodepath"
	prvArgs(0).Value = "/org.openoffice.Setup/Product"
	'Konfigurationseinstellungen abrufen
	objEinstellungen = objConfProvider.createInstanceWithArguments("com.sun.star.configuration.ConfigurationAccess", prvArgs())
	
	'Office-Version zurückgeben
	OfficeVersion = objEinstellungen.getbyname("ooSetupVersion")
End Function

Public Function OfficeOrdnerInstallation() As String
	Dim objInstallDirs As Object
	
	'Auf OfficeInstallationDirectories-Service verweisen
	objInstallDirs = createUnoService("com.sun.star.util.OfficeInstallationDirectories")
	'URL des Installationsordners zurückgeben
	OfficeOrdnerInstallation = objInstallDirs.getOfficeInstallationDirectoryURL
End Function

Public Function OfficeOrdnerAnwendungsdaten() As String
	Dim objInstallDirs As Object
	
	'Auf OfficeInstallationDirectories-Service verweisen
	objInstallDirs = createUnoService("com.sun.star.util.OfficeInstallationDirectories")
	'URL des User-Ordners zurückgeben
	OfficeOrdnerAnwendungsdaten = objInstallDirs.getOfficeUserDataDirectoryURL
End Function

Public Function OfficeOrdner(strOrdnerName As String, Optional strNeuerPfad As Variant) As String
	'Mögliche Werte für strOrdnerName-Argument:
	'- Backup 		Ordner für Sicherheitskopien von Dokumenten 
	'- Basic 		Ordner für Basic-Dateien von AutoPiloten 
	'				(Rückgabestring kann mehrere semikolongetrennte Pfade enthalten)
	'- Config 		Ordner für Konfigurationsdateien
	'- Dictionary 	Ordner für mitgelieferte Wörterbücher 
	'- Gallery 		Ordner für Gallery- und Multiomedia-Dateien
	'				(Rückgabestring kann mehrere semikolongetrennte Pfade enthalten)
	'- Graphic 		Standardordner für Grafiken
	'- Template 	Vorlagenordner
	'				(Rückgabestring kann mehrere semikolongetrennte Pfade enthalten)
	'- UserConfig 	Ordner für User-spezifische Einstellungen
	'- Work			Arbeitsordner von OpenOffice

	Dim objPathSettings As Object
	Dim strTmp As String

	'Auf PathSettings-Service verweisen
	objPathSettings = createUnoService("com.sun.star.util.PathSettings")
	
	'Je nach Wert von strOrdnerName verzweigen
	Select Case LCase(strOrdnerName)
	Case "backup"
		'Wenn neuer Pfad für Ordner angegeben, dann...
		If IsMissing(strNeuerPfad) = False Then 
			'... diesen zuweisen
			objPathSettings.Backup = ConvertToURL(strNeuerPfad)
		End If

		'Ordnerpfad in strTmp merken	
		strTmp = objPathSettings.Backup

	Case "basic"
		'Wenn neuer Pfad für Ordner angegeben, dann...
		If IsMissing(strNeuerPfad) = False Then 
			'... diesen zuweisen
			objPathSettings.Basic = ConvertToURL(strNeuerPfad)
		End If
	
		'Ordnerpfad in strTmp merken	
		strTmp = objPathSettings.Basic

	Case "config"
		'Wenn neuer Pfad für Ordner angegeben, dann...
		If IsMissing(strNeuerPfad) = False Then 
			'... diesen zuweisen
			objPathSettings.Config = ConvertToURL(strNeuerPfad)
		End If

		'Ordnerpfad in strTmp merken	
		strTmp = objPathSettings.Config

	Case "dictionary"
		'Wenn neuer Pfad für Ordner angegeben, dann...
		If IsMissing(strNeuerPfad) = False Then 
			'... diesen zuweisen
			objPathSettings.Dictionary = ConvertToURL(strNeuerPfad)
		End If
	
		'Ordnerpfad in strTmp merken	
		strTmp = objPathSettings.Dictionary

	Case "gallery"
		'Wenn neuer Pfad für Ordner angegeben, dann...
		If IsMissing(strNeuerPfad) = False Then 
			'... diesen zuweisen
			objPathSettings.Gallery = ConvertToURL(strNeuerPfad)
		End If
	
		'Ordnerpfad in strTmp merken	
		strTmp = objPathSettings.Gallery

	Case "graphic"
		'Wenn neuer Pfad für Ordner angegeben, dann...
		If IsMissing(strNeuerPfad) = False Then 
			'... diesen zuweisen
			objPathSettings.Graphic = ConvertToURL(strNeuerPfad)
		End If
	
		'Ordnerpfad in strTmp merken	
		strTmp = objPathSettings.Graphic

	Case "template"
		'Wenn neuer Pfad für Ordner angegeben, dann...
		If IsMissing(strNeuerPfad) = False Then 
			'... diesen zuweisen
			objPathSettings.Template = ConvertToURL(strNeuerPfad)
		End If
	
		'Ordnerpfad in strTmp merken	
		strTmp = objPathSettings.Template

	Case "userconfig"
		'Wenn neuer Pfad für Ordner angegeben, dann...
		If IsMissing(strNeuerPfad) = False Then 
			'... diesen zuweisen
			objPathSettings.Userconfig = ConvertToURL(strNeuerPfad)
		End If
	
		'Ordnerpfad in strTmp merken	
		strTmp = objPathSettings.Userconfig

	Case "work"
		'Wenn neuer Pfad für Ordner angegeben, dann...
		If IsMissing(strNeuerPfad) = False Then 
			objPathSettings.Work = ConvertToURL(strNeuerPfad)
		End If
	
		'Ordnerpfad in strTmp merken	
		strTmp = objPathSettings.Work
	End Select

	'Ordnerpfad zurückgeben	
	OfficeOrdner = strTmp
End Function

'***********************************************
'OpenOffice-Funktionen
'***********************************************

Public Function TextErsetzen(objDokument As Object, strSuchtext As String, strErsatztext As String, _
blnGanzesWort as Boolean, blnGrossKlein As Boolean) As Variant 
	Dim objDescriptor As Object
	Dim objFundstelle As Object
	Dim lngZaehler As Long

	'Im Fehlerfall zu diesem Label verzweigen
	On Error Goto TextErsetzen_Error
	
	'Such-Descriptor anlegen
	objDescriptor = objDokument.createSearchDescriptor
	With objDescriptor
		.searchString = strSuchtext
		.searchWords = blnGanzesWort
		.searchCaseSensitive = blnGrossKlein
	End With

	'Erste Fundstelle suchen
	objFundstelle = objDokument.findFirst(objDescriptor)
	'Solange Fundstelle vorhanden...
	Do While Not IsNull(objFundstelle)
		'... gesuchten Text ersetzen
		objFundstelle.setString(strErsatztext)
		'Zähler erhöhen
		lngZaehler = lngZaehler + 1
		'Nächste Fundstelle suchen
		objFundstelle = objDokument.findNext(objFundstelle.End, objDescriptor)
	Loop
	
	'Zahl der Fundstellen zurückgeben
	TextErsetzen = lngZaehler
	'Funktion verlassen
	Exit Function
	
TextErsetzen_Error:
	'Im Fehlerfall False zurückgeben
	TextErsetzen = False
End Function

Public Function TextDokumentZaehlen(strWasZaehlen As String, objDokument As Object) As Variant
	Dim objAufzaehlung As Object
	Dim objElement As Object
	Dim lngZaehler As Long
	Dim objViewCursor As Object	
	Dim pntPosition() As New com.sun.star.awt.Point
	
	'Wenn kein Textdokument vorliegt, dann...
	If objDokument.SupportsService("com.sun.star.text.TextDocument") = False Then
		'False zurückgeben
		TextDokumentZaehlen = False
		'Funktion verlassen
		Exit Function
	End If
	
	'Je nach Wert von strWasZaehlen verzweigen
	Select Case LCase(strWasZaehlen)
	'Absätze zählen
	Case "absätze"
		'Aufzählung aller Absätze anlegen
		objAufzaehlung = objDokument.Text.createEnumeration
		
		'Aufzählung durchlaufen
		Do While objAufzaehlung.hasMoreElements
			'Zähler erhöhen
			lngZaehler = lngZaehler + 1
			'Auf jeweils nächstes Aufzählungselement verweisen
			objElement = objAufzaehlung.nextElement
		Loop

	'Zeilen zählen
	Case "zeilen"
		'ViewCursor anlegen
		objViewCursor = objDokument.CurrentController.getViewCursor()
	
		With objViewCursor
			'Zu Dokumentanfang gehen
			.gotoStart(False)
			'Alle Zeilen durchlaufen
			Do
				'Aktuelle Position merken
				pntPosition() = .getPosition()
				'Eine Zeile nach unten
				.goDown(1, False)
				'Zähler erhöhen
				lngZaehler = lngZaehler + 1
			Loop Until .getPosition.Y = pntPosition.Y
		End With
		
	'Seiten zählen
	Case "seiten"
		'ViewCursor anlegen
		objViewCursor = objDokument.CurrentController.getViewCursor()
		
		With objViewCursor
			'Zur letzten Seite gehen
			.jumpToLastPage
			'Seitenzahl merken
			lngZaehler = .getPage
		End With
	End Select
		
	'Zählerwert zurückgeben
	TextDokumentZaehlen = lngZaehler
End Function

Public Function PDFExport(objDokument As Object, strPDFDatei As String) As Variant
	Dim prvArgs(0) As New com.sun.star.beans.PropertyValue

	'Fehlerverfolgung ausschalten
	On Error Resume Next
	
	'Wenn PDF-Datei existiert, dann...
	If Dir(strPDFDatei) &gt; "" Then
		'... Erlaubnis zum Überschreiben einholen. Wenn NICHT erteilt, dann...
		If MsgBox("Die Datei " &amp; ConvertFromURL(strPDFDatei) &amp; " existiert bereits. Überschreiben?", 3, "PDF-Export") &lt;&gt; 6 Then
			'False zurückgeben
			PDFExport = False
			'Funktion verlassen
			Exit Function
		End If
		
		'Vorhandene PDF-Datei löschen
		Kill strPDFDatei
	End If

	'Argumente für storeToURL-Methode festlegen
	prvArgs(0).Name = "FilterName"
	prvArgs(0).Value = "writer_pdf_Export"
	'Dokument im PDF-Format speichern
	objDokument.storeToURL(ConvertToURL(strPDFDatei), prvArgs())

	'Wenn PDF-Datei existiert, dann True ansonsten False zurückgeben
	PDFExport = Dir(strPDFDatei) &gt; ""
End Function

Public Function WordDokumentOeffnen(strDatei As String, Optional vntKennwort As Variant) As Object
	Dim objDokument As Object
	Dim prvArgs(1) As New com.sun.star.beans.PropertyValue
	
	'Fehlerverfolgung ausschalten
	On Error Resume Next

	'FilterName-Argument für loadComponentFromURL-Methode festlegen
	prvArgs(0).Name = "FilterName"
	prvArgs(0).Value = "MS Word 97"

	'Wenn Kennwort angegeben, dann...
	If Not IsMissing(vntKennwort) Then
		'... Password-Argument für loadComponentFromURL-Methode festlegen
		prvArgs(1).Name = "Password"
		prvArgs(1).Value = vntKennwort
	End If

	'Dokument öffnen
	objDokument = StarDesktop.loadComponentFromURL(ConvertToURL(strDatei), "_blank", 0, prvArgs())
	'Wenn Aktion erfolgreich, dann...
	If Not IsNull(objDokument) Then
		'... Verweis auf Dokument zurückgeben
		WordDokumentOeffnen = objDokument
	End If
End Function

'***********************************************
'Dialogfunktionen
'***********************************************

Public Function DlgDateiOeffnen(strFilter As String, strStartOrdner As String, blnMehrfach As Boolean) As Variant
	Dim objDateiDlg As Object
	Dim intPos1 As integer
	Dim intPos2 As integer
	Dim vntDateien As Variant
	Dim strOrdner As Variant
	Dim intI As Integer
	Dim strDateien() As String
	
	'Verweis auf FilePicker-Service holen
	objDateiDlg = createUnoService("com.sun.star.ui.dialogs.FilePicker")
	With objDateiDlg
		'Position der Klammern in strFilter ermitteln
		intPos1 = Instr(strFilter, "(")
		intPos2 = Instr(strFilter, ")")
		'Dateifilter isolieren und dem Dialog zuweisen
		.appendFilter strFilter, Mid(strFilter, intPos1 + 1, intPos2 - intPos1 - 1)
		'Anzeigeordner festlegen
		.setDisplayDirectory ConvertToURL(strStartOrdner)
		'Mehrfachauswahl-Modus festlegen
		.setMultiSelectionMode blnMehrfach
		
		'Wenn Dialog regulär ausgeführt, dann...
		If .execute() Then
			'... gewählte Datei(en) entgegennehmen
			vntDateien = .getFiles

			'Wenn nur eine Datei gewählt, dann...
			If UBound(vntDateien) &lt; 1 Then
				'... deren Pfadnamen zurückgeben
				DlgDateiOeffnen = vntDateien(0)

			'Wenn mehrere Dateien gewählt, dann...
			Else
				'... Ordnerpfad aus erstem Array-Element isolieren
				strOrdner = vntDateien(0)
				'Restliche Array-Elemente mit Dateinamen durchlaufen 
				For intI = 1 To UBound(vntDateien)
					'strDateien-Array erweitern
					ReDim Preserve strDateien(intI - 1)
					'Pfadnamen der jeweiligen Datei bilden und in strDateien() speichern
					strDateien(intI - 1) = strOrdner &amp; "/" &amp; vntDateien(intI)
				Next
				
				'Array mit allen Pfadnamen zurückgeben
				DlgDateiOeffnen = strDateien()
			End If
		'Wenn Dialog abgebrochen, dann...
		Else
			'... False zurückgeben
			DlgDateiOeffnen = False
		End IF
	End With
End Function

Public Function DlgOrdnerWaehlen(strMeldung As String, strStartOrdner As String) As Variant
	Dim objOrdnerDlg As Object
	
	'Verweis auf FolderPicker-Service einrichten
	objOrdnerDlg = createUnoService("com.sun.star.ui.dialogs.FolderPicker")
	With objOrdnerDlg
		'Meldungstext festlegen
		.setDescription strMeldung
		'Anfangsverzeichnis festlegen
		.setDisplayDirectory ConvertToURL(strStartOrdner)

		'Wenn Dialog regulär ausgeführt, dann...
		If .execute() Then
			'... Pfad des gewählten Ordners zurückgeben
			DlgOrdnerWaehlen = .getDirectory
		'Wenn Dialog abgebrochen, dann...
		Else
			'... False zurückgeben
			DlgOrdnerWaehlen = False
		End If
	End With
End Function

Public Function DlgListenelementWaehlen(strTitel As String, strMeldung As String, vntListe As Variant) As String
	Dim objListenfeld As Object
	Dim objLabel As Object
	
	'Dialogbibliothek Ct_MakroLib laden
	DialogLibraries.LoadLibrary("Ct_MakroLib")

	'Dialog dlgListenfeld instanzieren
	objListenDlg = createUnoDialog(DialogLibraries.Ct_MakroLib.dlgListenfeld)
	With objListenDlg
		'Dialogtitel festlegen
		.Title = strTitel
		
		'Meldungstext festlegen
		objLabel = .getControl("lblMeldung")
		objLabel.Text = strMeldung
		
		'Verweis auf Listenfeld holen
		objListenfeld = .getControl("lstListenfeld")
		With objListenfeld
			'Keine Mehrfachauswahl
			.MultipleMode = False
			'Alle Einträge löschen
			.removeItems(0, objListenfeld.getItemCount())
			'Array-Elemente in Liste übernehmen
			.addItems(vntListe, 0)
			'Wenn Liste mindestens ein Element enthält, dann...
			If .getItemCount() &gt; 0 Then
				'... erstes Listenelement auswählen
				.selectItemPos(0, True)
			End If
		End With
		
		'Wenn Dialog regulär ausgeführt, dann...
		If .execute() Then
			'... gewähltes Listenelement zurückgeben
			DlgListenelementWaehlen = objListenfeld.SelectedItem
		'Wenn Dialog abgebrochen, dann...
		Else
			'... False zurückgeben
			DlgListenelementWaehlen = False		
		End If
	End With
End Function

Public Function DlgTextEingeben(strTitel As String, strMeldung As String, strVorgabe As String, _
Optional intMaxLaenge As Integer, Optional blnVerbergen As Boolean) As Variant
	Dim objLabel As Object
	Dim objTextfeld As Object
	
	'Dialogbibliothek Ct_MakroLib laden
	DialogLibraries.LoadLibrary("Ct_MakroLib")

	'Dialog dlgInputPlus instanzieren
	objInputPlusDlg = createUnoDialog(DialogLibraries.Ct_MakroLib.dlgInputPlus)
	With objInputPlusDlg
		'Dialogtitel festlegen
		.Title = strTitel

		'Meldungstext festlegen
		objLabel = .getControl("lblMeldung")
		objLabel.Text = strMeldung

		'Verweis auf Textfeld holen
		objTextfeld = .getControl("txtText")
		With objTextfeld
			'Vorgabetext übernehmen
			.Text = strVorgabe
			
			'Selection-Objekt für Markierung des Textfeldinhalts anlegen
			Dim objMarkierung As New com.sun.star.awt.Selection
			With objMarkierung
				'Start der Markierung festlegen
				.Min = 0
				'Ende der Markierung festlegen
				.Max = Len(strVorgabe)
			End With
			'Selection-Objekt übergeben
			.setSelection(objMarkierung)
			
			'Maximale Textlänge festlegen
			.MaxTextLen = intMaxLaenge
			
			'Wenn Texteingabe verborgen werden soll, dann...
			If blnVerbergen = True Then
				'... Stellvertreterzeichen für Eingabe festlegen (hier: Sternchen)
				.model.EchoChar = 42
			End If
		End With

		'Wenn Dialog regulär ausgeführt, dann...
		If .execute() Then
			'... eingegebenen Text zurückgeben
			DlgTextEingeben = objTextfeld.Text
		'Wenn Dialog abgebrochen, dann...
		Else
			'... False zurückgeben
			DlgTextEingeben = False		
		End If
	End With
End Function

Public Function DlgDatumEingeben(strTitel As String, strMeldung As String, dteDatum As Date, _
Optional dteMinDatum As Date, Optional dteMaxDatum As Date, Optional blnLangFormat As Boolean) As Variant
	Dim objLabel As Object
	Dim objDatumsfeld As Object
	
	'Vorgabewert für fehlendes Argument festlegen
	If IsMissing(blnLangFormat) Then blnLangFormat = False
	
	'Dialogbibliothek Ct_MakroLib laden
	DialogLibraries.LoadLibrary("Ct_MakroLib")

	'Dialog dlgDatum instanzieren
	objDatumDlg = createUnoDialog(DialogLibraries.Ct_MakroLib.dlgDatum)
	With objDatumDlg
		'Dialogtitel festlegen
		.Title = strTitel

		'Meldungstext festlegen
		objLabel = .getControl("lblMeldung")
		objLabel.Text = strMeldung

		'Verweis auf Datumsfeld holen
		objDatumsfeld = .getControl("dteDatum")
		With objDatumsfeld
			'Vorgabedatum eintragen
			.date = CDateToIso(dteDatum)

			'Wenn untere Datumsgrenze festgelegt, dann...
			If dteMinDatum &gt; 0 Then
				'... diese übergeben 
				.model.DateMin = CDateToIso(dteMinDatum)
			End If

			'Wenn obere Datumsgrenze festgelegt, dann...
			If dteMaxDatum &gt; 0 Then
				'... diese übergeben 
				.model.DateMax = CDateToIso(dteMaxDatum)
			End If

			'Datumsformat einstellen (kurz oder lang)
			.setLongFormat(blnLangFormat)
			'Wenn kurzes Datumsformat gewünscht, dann...
			If blnLangFormat = False Then
				'... dessen Stil festlegen
				.model.DateFormat = 7
			End If
		End With

		'Wenn Dialog regulär ausgeführt, dann...
		If .execute() Then
			'... gewähltes Datum zurückgeben
			DlgDatumEingeben = CDateFromIso(objDatumsfeld.Date)
		'Wenn Dialog abgebrochen, dann...
		Else
			'... False zurückgeben
			DlgDatumEingeben = False		
		End If
	End With
End Function

'***********************************************
'Dateisystem-Funktionen
'***********************************************

Public Function Ausfuehren(strDatei As String, strArgumente As String) As Variant
	Dim objSysShellEx As Object

	'Im Fehlerfall zu diesem Label verzweigen
	On Error Goto Ausfuehren_Error

	'Verweis auf SystemShellExecute-Service holen
	objSysShellEx = createUnoService("com.sun.star.system.SystemShellExecute")
	'Übergebene Datei zur Ausführung übergeben
	objSysShellEx.execute(ConvertToURL(strDatei), strArgumente, 1)
			
	'True zurückgeben, wenn kein Fehler auftritt
	Ausfuehren = True
	'Funktion verlassen
	Exit Function 
	
Ausfuehren_Error:
	'Im Fehlerfall Fehlernummer zurückgeben
	Ausfuehren = Err
End Function

Public Function HolDateien(strOrdner As String, strFilter As String, blnURLKonvertieren As Boolean) As Variant
	Dim objSFAccess As Object
	Dim vntDateien() As Variant
	Dim strDatei As String
	Dim lngZaehler As Long
	Dim lngI As Long
	
	'Im Fehlerfall zu diesem Label verzweigen
	On Error Goto HolDateien_Error
	
	'Wenn KEIN Dateifilter angegeben, dann...
	If strFilter = "" Then
		'... auf SimpleFileAccess-Service verweisen
		objSFAccess = createUnoService("com.sun.star.ucb.SimpleFileAccess")
		'Pfadnamen aller Dateien des Ordners entgegennehmen
		vntDateien() = objSFAccess.getFolderContents(ConvertToURL(strOrdner), False)

		'Wenn URL konvertiert werden soll, dann...
		If blnURLKonvertieren = True Then
			'... alle Pfadnamen durchlaufen und...
			For lngI = LBound(vntDateien()) To UBound(vntDateien())
				'... in reguläre Pfadnamen umwandeln
				vntDateien(lngI) = ConvertFromURL(vntDateien(lngI))
			Next
		End If

	'Wenn Dateifilter angegeben, dann...
	Else
		'URL-Pfad des Ordners in in regulären Pfad umwandeln
		strOrdner = ConvertFromURL(strOrdner)

		'Erste Datei suchen, die passt		
		strDatei = Dir(strOrdner &amp; getPathSeparator &amp; strFilter)
		'Solange jeweils eine Datei gefunden wird...
		Do While strDatei &lt;&gt; ""
			'... Zähler erhöhen
			lngZaehler = lngZaehler + 1
			'Array vergrößern
			ReDim Preserve vntDateien(lngZaehler - 1)
			
			'Wenn URL konvertiert werden soll, dann...
			If blnURLKonvertieren = True Then
				'... regulären Pfadnamen der Datei in Array aufnehmen
				vntDateien(lngZaehler - 1) = strOrdner &amp; getPathSeparator &amp; strDatei
			'Wenn URL NICHT konvertiert werden soll, dann...
			Else
				'... Pfadnamen im URL-Format in Array aufnehmen
				vntDateien(lngZaehler - 1) = ConvertToURL(strOrdner &amp; getPathSeparator &amp; strDatei)
			End If
			
			'Nächste Datei suchen
			strDatei = Dir()
		Loop
	End If
	
	'Array mit Pfadnamen zurückgeben
	HolDateien = vntDateien()
	'Funktion verlassen
	Exit Function
	
HolDateien_Error:
	'Im Fehlerfall False zurückgeben
	HolDateien = False
End Function

Public Function HolOrdner(strOrdner As String, blnURLKonvertieren As Boolean) As Variant
	Dim vntOrdner() As Variant
	Dim strUnterordner As String
	Dim lngZaehler As Long
	
	'Im Fehlerfall zu diesem Label verzweigen
	On Error Goto HolOrdner_Error

	'URL-Pfad des Ordners in in regulären Pfad umwandeln
	strOrdner = ConvertFromURL(strOrdner)

	'Ersten Unterordner suchen, der passt		
	strUnterordner = Dir(strOrdner &amp; getPathSeparator &amp; "*", 16)
	'Solange jeweils ein Unterordner gefunden wird und...
	Do While strUnterordner &lt;&gt; ""
		'... der nicht "." und ".." heißt, dann...
		If strUnterordner &lt;&gt; "." And strUnterordner &lt;&gt; ".." Then
			'... Zähler erhöhen
			lngZaehler = lngZaehler + 1
			'Array vergrößern
			ReDim Preserve vntOrdner(lngZaehler - 1)

			'Wenn URL konvertiert werden soll, dann...
			If blnURLKonvertieren = True Then
				'... regulären Pfad des Unterordners in Array aufnehmen
				vntOrdner(lngZaehler - 1) = strOrdner &amp; getPathSeparator &amp; strUnterordner
			'Wenn URL NICHT konvertiert werden soll, dann...
			Else
				'... URL-Pfad des Unterordners in Array aufnehmen
				vntOrdner(lngZaehler - 1) = ConvertToURL(strOrdner &amp; getPathSeparator &amp; strUnterordner)
			End If
		End If

		'Nächsten Unterordner suchen			
		strUnterordner = Dir()
	Loop
	
	'Array mit Pfaden zurückgeben
	HolOrdner = vntOrdner()
	'Funktion verlassen
	Exit Function
	
HolOrdner_Error:
	'Im Fehlerfall False zurückgeben
	HolOrdner = False
End Function

'***********************************************
'Windows-Spezialitäten
'***********************************************

Function WindowsOrdner(strOrdnerName As Variant) As Variant
	Dim strTmp As String

	'Im Fehlerfall zu diesem Label verzweigen
	On Error Goto WindowsOrdner_Error

	'Je nach Wert von strOrdnerName verzweigen
	Select Case LCase(strOrdnerName)
	Case "windows"
		'Pfad des Windows-Ordners
		strTmp = Environ("windir")
	Case "temp"
		'Pfad des Temp-Verzeichnisses
		strTmp = Environ("temp")
	Case "dokumente"
		'Pfad von 'Eigene Dateien'
		strTmp = RegWertLesenWIN("HKCU\Software\Microsoft\Windows\CurrentVersion\Explorer\Shell Folders\Personal"
	Case "anwendungsdaten"
		'Pfad des Ordners Anwendungsdaten
		strTmp = RegWertLesenWIN("HKCU\Software\Microsoft\Windows\CurrentVersion\Explorer\Shell Folders\AppData"
	Case "cd burning"
		'Pfad des Ordners 'CD Burning'
		strTmp = RegWertLesenWIN("HKCU\Software\Microsoft\Windows\CurrentVersion\Explorer\Shell Folders\CD Burning"
	Case "desktop"
		'Pfad des Desktop-Ordners
		strTmp = RegWertLesenWIN("HKCU\Software\Microsoft\Windows\CurrentVersion\Explorer\Shell Folders\Desktop"
	Case "favoriten"
		'Pfad des Favoriten-Ordners
		strTmp = RegWertLesenWIN("HKCU\Software\Microsoft\Windows\CurrentVersion\Explorer\Shell Folders\Favorites"
	Case "startmenü"
		'Pfad des Startmenüs
		strTmp = RegWertLesenWIN("HKCU\Software\Microsoft\Windows\CurrentVersion\Explorer\Shell Folders\Start Menu"
	Case "vorlagen"
		'Pfad des Vorlagen-Ordners
		strTmp = RegWertLesenWIN("HKCU\Software\Microsoft\Windows\CurrentVersion\Explorer\Shell Folders\Templates"
	Case Else
		Exit Function
	End Select

	'Pfad im URL-Format zurückgeben
	WindowsOrdner = ConvertToURL(strTmp)
	'Funktion verlassen
	Exit Function
	
WindowsOrdner_Error:
	WindowsOrdner = False
End Function

Function RegWertSchreibenWIN(strRegWert As String, vntWert As Variant, Optional strTyp As String) As Variant
	Dim objWSH As Object

	'Im Fehlerfall zu diesem Label verzweigen
	On Error Goto RegWertSchreiben_Error

	'Vorgabewert für fehlendes Argument festlegen
	If IsMissing(strTyp) Then strTyp = "REG_SZ"

	'Verweis auf Windows Scripting Host anlegen
	objWSH = CreateObject("WScript.Shell")
	'Wert in Registry schreiben
	objWSH.RegWrite(strRegWert, vntWert, strTyp)

	'True zurückgeben
	RegWertSchreibenWIN = True
	'Funktion verlassen
	Exit Function

RegWertSchreiben_Error:
	'Im Fehlerfall False zurückgeben
	RegWertSchreibenWIN = False
End Function

Function RegWertLesenWIN(strRegWert As String) As Variant
	Dim objWSH As Object

	'Im Fehlerfall zu diesem Label verzweigen
	On Error Goto RegWertLesen_Error

	'Verweis auf Windows Scripting Host anlegen
	objWSH = CreateObject("WScript.Shell")
	'Wert aus Registry lesen und zurückgeben
	RegWertLesenWIN = objWSH.RegRead(strRegWert)
	'Funktion verlassen
	Exit Function
	
RegWertLesen_Error:
	'Im Fehlerfall False zurückgeben
	RegWertLesenWIN = False
End Function

Function WavDateiAbspielenWIN(strWavDatei As String, Optional blnWarten As Variant) As Variant
	Dim lngErgebnis As Long
	
	'Vorgabewert für fehlendes Argument festlegen
	If IsMissing(blnWarten) Then blnWarten = False

	'Wenn Datei existiert, dann...
	If Dir(strWavDatei) &gt; "" Then
		'Wenn Abspielende abgewartet werden soll, dann...
		If blnWarten = True Then
			'... sndPlaySound-Funktion mit Flag 0 aufrufen
			lngErgebnis = sndPlaySound(ConvertFromURL(strWavDatei), 0)
		'Wenn Abspielende NICHT abgewartet werden soll, dann...
		Else
			'... sndPlaySound-Funktion mit Flag 1 aufrufen
			lngErgebnis = sndPlaySound(ConvertFromURL(strWavDatei), 1)
		End If
	End If
	
	'Rückgabewert der sndPlaySound-Funktion zurückgeben
	WavDateiAbspielenWIN = CBool(lngErgebnis)
End Function

'***********************************************
'Ereignisprozeduren dlgListenfeld
'***********************************************

Private Sub dlgListenfeld_cmdOK_Click
	'Dialogausführung beenden
	objListenDlg.endExecute
End Sub

Private Sub dlgListenfeld_cmdAbbrechen_Click
	'Dialogausführung beenden
	objListenDlg.endExecute
End Sub

'***********************************************
'Ereignisprozeduren dlgInputPlus
'***********************************************

Private Sub dlgInputPlus_cmdOK_Click
	'Dialogausführung beenden
	objInputPlusDlg.endExecute
End Sub

Private Sub dlgInputPlus_cmdAbbrechen_Click
	'Dialogausführung beenden
	objInputPlusDlg.endExecute
End Sub

'***********************************************
'Ereignisprozeduren dlgDatum
'***********************************************

Private Sub dlgDatum_cmdOK_Click
	'Dialogausführung beenden
	objDatumDlg.endExecute
End Sub

Private Sub dlgDatum_cmdAbbrechen_Click
	'Dialogausführung beenden
	objDatumDlg.endExecute
End Sub

</script:module>
</file>

<file path=Basic/Ct_MakroLib/Module1.xml><?xml version="1.0" encoding="utf-8"?>
<!DOCTYPE module  PUBLIC '-//OpenOffice.org//DTD OfficeDocument 1.0//EN'  'module.dtd'>
<script:module xmlns:script="http://openoffice.org/2000/script" script:name="Module1" script:language="StarBasic">REM  *****  BASIC  *****

Sub Main

End Sub</script:module>
</file>

<file path=Basic/Ct_MakroLib/script-lb.xml><?xml version="1.0" encoding="utf-8"?>
<!DOCTYPE library  PUBLIC '-//OpenOffice.org//DTD OfficeDocument 1.0//EN'  'library.dtd'>
<library:library xmlns:library="http://openoffice.org/2000/library" library:name="Ct_MakroLib" library:readonly="false" library:passwordprotected="false">
  <library:element library:name="Funktionen"/>
  <library:element library:name="Module1"/>
</library:library>
</file>

<file path=Basic/Library1/Funktionen.xml><?xml version="1.0" encoding="utf-8"?>
<!DOCTYPE module  PUBLIC '-//OpenOffice.org//DTD OfficeDocument 1.0//EN'  'module.dtd'>
<script:module xmlns:script="http://openoffice.org/2000/script" script:name="Funktionen" script:language="StarBasic">Option Explicit

'© 2006, Ralf Nebelo

Declare Function sndPlaySound Lib "winmm.dll" Alias "sndPlaySoundA" (ByVal lpszSoundName As String, ByVal uFlags As Long) As Long

Dim objListenDlg As Object
Dim objInputPlusDlg As Object
Dim objDatumDlg As Object

Sub Main
	'Dummy
End Sub

'***********************************************
'OpenOffice-Environment
'***********************************************

Public Function OSName() As String
	'Je nach Wert von GetGUIType verzweigen
	Select Case GetGUIType()
	Case 1
		'"Windows" zurückgeben
		OSName = "Windows"
	Case 3
		'"Mac OS" zurückgeben
	 	OSName = "Mac OS"
	Case 4
		'"UNIX" zurückgeben
		OSName = "UNIX"
	Case Else
		OSName = "unbestimmt"
	End Select
End Function

Public Function OfficeVersion() As String
	Dim objConfProvider As Object
	Dim prvArgs(0) As new com.sun.star.beans.PropertyValue
	Dim objEinstellungen As Object

	'Auf ConfigurationProvider-Service verweisen
	objConfProvider = createUnoService("com.sun.star.configuration.ConfigurationProvider")
	'nodepath-Argument festlegen
	prvArgs(0).Name = "nodepath"
	prvArgs(0).Value = "/org.openoffice.Setup/Product"
	'Konfigurationseinstellungen abrufen
	objEinstellungen = objConfProvider.createInstanceWithArguments("com.sun.star.configuration.ConfigurationAccess", prvArgs())
	
	'Office-Version zurückgeben
	OfficeVersion = objEinstellungen.getbyname("ooSetupVersion")
End Function

Public Function OfficeOrdnerInstallation() As String
	Dim objInstallDirs As Object
	
	'Auf OfficeInstallationDirectories-Service verweisen
	objInstallDirs = createUnoService("com.sun.star.util.OfficeInstallationDirectories")
	'URL des Installationsordners zurückgeben
	OfficeOrdnerInstallation = objInstallDirs.getOfficeInstallationDirectoryURL
End Function

Public Function OfficeOrdnerAnwendungsdaten() As String
	Dim objInstallDirs As Object
	
	'Auf OfficeInstallationDirectories-Service verweisen
	objInstallDirs = createUnoService("com.sun.star.util.OfficeInstallationDirectories")
	'URL des User-Ordners zurückgeben
	OfficeOrdnerAnwendungsdaten = objInstallDirs.getOfficeUserDataDirectoryURL
End Function

Public Function OfficeOrdner(strOrdnerName As String, Optional strNeuerPfad As Variant) As String
	'Mögliche Werte für strOrdnerName-Argument:
	'- Backup 		Ordner für Sicherheitskopien von Dokumenten 
	'- Basic 		Ordner für Basic-Dateien von AutoPiloten 
	'				(Rückgabestring kann mehrere semikolongetrennte Pfade enthalten)
	'- Config 		Ordner für Konfigurationsdateien
	'- Dictionary 	Ordner für mitgelieferte Wörterbücher 
	'- Gallery 		Ordner für Gallery- und Multiomedia-Dateien
	'				(Rückgabestring kann mehrere semikolongetrennte Pfade enthalten)
	'- Graphic 		Standardordner für Grafiken
	'- Template 	Vorlagenordner
	'				(Rückgabestring kann mehrere semikolongetrennte Pfade enthalten)
	'- UserConfig 	Ordner für User-spezifische Einstellungen
	'- Work			Arbeitsordner von OpenOffice

	Dim objPathSettings As Object
	Dim strTmp As String

	'Auf PathSettings-Service verweisen
	objPathSettings = createUnoService("com.sun.star.util.PathSettings")
	
	'Je nach Wert von strOrdnerName verzweigen
	Select Case LCase(strOrdnerName)
	Case "backup"
		'Wenn neuer Pfad für Ordner angegeben, dann...
		If IsMissing(strNeuerPfad) = False Then 
			'... diesen zuweisen
			objPathSettings.Backup = ConvertToURL(strNeuerPfad)
		End If

		'Ordnerpfad in strTmp merken	
		strTmp = objPathSettings.Backup

	Case "basic"
		'Wenn neuer Pfad für Ordner angegeben, dann...
		If IsMissing(strNeuerPfad) = False Then 
			'... diesen zuweisen
			objPathSettings.Basic = ConvertToURL(strNeuerPfad)
		End If
	
		'Ordnerpfad in strTmp merken	
		strTmp = objPathSettings.Basic

	Case "config"
		'Wenn neuer Pfad für Ordner angegeben, dann...
		If IsMissing(strNeuerPfad) = False Then 
			'... diesen zuweisen
			objPathSettings.Config = ConvertToURL(strNeuerPfad)
		End If

		'Ordnerpfad in strTmp merken	
		strTmp = objPathSettings.Config

	Case "dictionary"
		'Wenn neuer Pfad für Ordner angegeben, dann...
		If IsMissing(strNeuerPfad) = False Then 
			'... diesen zuweisen
			objPathSettings.Dictionary = ConvertToURL(strNeuerPfad)
		End If
	
		'Ordnerpfad in strTmp merken	
		strTmp = objPathSettings.Dictionary

	Case "gallery"
		'Wenn neuer Pfad für Ordner angegeben, dann...
		If IsMissing(strNeuerPfad) = False Then 
			'... diesen zuweisen
			objPathSettings.Gallery = ConvertToURL(strNeuerPfad)
		End If
	
		'Ordnerpfad in strTmp merken	
		strTmp = objPathSettings.Gallery

	Case "graphic"
		'Wenn neuer Pfad für Ordner angegeben, dann...
		If IsMissing(strNeuerPfad) = False Then 
			'... diesen zuweisen
			objPathSettings.Graphic = ConvertToURL(strNeuerPfad)
		End If
	
		'Ordnerpfad in strTmp merken	
		strTmp = objPathSettings.Graphic

	Case "template"
		'Wenn neuer Pfad für Ordner angegeben, dann...
		If IsMissing(strNeuerPfad) = False Then 
			'... diesen zuweisen
			objPathSettings.Template = ConvertToURL(strNeuerPfad)
		End If
	
		'Ordnerpfad in strTmp merken	
		strTmp = objPathSettings.Template

	Case "userconfig"
		'Wenn neuer Pfad für Ordner angegeben, dann...
		If IsMissing(strNeuerPfad) = False Then 
			'... diesen zuweisen
			objPathSettings.Userconfig = ConvertToURL(strNeuerPfad)
		End If
	
		'Ordnerpfad in strTmp merken	
		strTmp = objPathSettings.Userconfig

	Case "work"
		'Wenn neuer Pfad für Ordner angegeben, dann...
		If IsMissing(strNeuerPfad) = False Then 
			objPathSettings.Work = ConvertToURL(strNeuerPfad)
		End If
	
		'Ordnerpfad in strTmp merken	
		strTmp = objPathSettings.Work
	End Select

	'Ordnerpfad zurückgeben	
	OfficeOrdner = strTmp
End Function

'***********************************************
'OpenOffice-Funktionen
'***********************************************

Public Function TextErsetzen(objDokument As Object, strSuchtext As String, strErsatztext As String, _
blnGanzesWort as Boolean, blnGrossKlein As Boolean) As Variant 
	Dim objDescriptor As Object
	Dim objFundstelle As Object
	Dim lngZaehler As Long

	'Im Fehlerfall zu diesem Label verzweigen
	On Error Goto TextErsetzen_Error
	
	'Such-Descriptor anlegen
	objDescriptor = objDokument.createSearchDescriptor
	With objDescriptor
		.searchString = strSuchtext
		.searchWords = blnGanzesWort
		.searchCaseSensitive = blnGrossKlein
	End With

	'Erste Fundstelle suchen
	objFundstelle = objDokument.findFirst(objDescriptor)
	'Solange Fundstelle vorhanden...
	Do While Not IsNull(objFundstelle)
		'... gesuchten Text ersetzen
		objFundstelle.setString(strErsatztext)
		'Zähler erhöhen
		lngZaehler = lngZaehler + 1
		'Nächste Fundstelle suchen
		objFundstelle = objDokument.findNext(objFundstelle.End, objDescriptor)
	Loop
	
	'Zahl der Fundstellen zurückgeben
	TextErsetzen = lngZaehler
	'Funktion verlassen
	Exit Function
	
TextErsetzen_Error:
	'Im Fehlerfall False zurückgeben
	TextErsetzen = False
End Function

Public Function TextDokumentZaehlen(strWasZaehlen As String, objDokument As Object) As Variant
	Dim objAufzaehlung As Object
	Dim objElement As Object
	Dim lngZaehler As Long
	Dim objViewCursor As Object	
	Dim pntPosition() As New com.sun.star.awt.Point
	
	'Wenn kein Textdokument vorliegt, dann...
	If objDokument.SupportsService("com.sun.star.text.TextDocument") = False Then
		'False zurückgeben
		TextDokumentZaehlen = False
		'Funktion verlassen
		Exit Function
	End If
	
	'Je nach Wert von strWasZaehlen verzweigen
	Select Case LCase(strWasZaehlen)
	'Absätze zählen
	Case "absätze"
		'Aufzählung aller Absätze anlegen
		objAufzaehlung = objDokument.Text.createEnumeration
		
		'Aufzählung durchlaufen
		Do While objAufzaehlung.hasMoreElements
			'Zähler erhöhen
			lngZaehler = lngZaehler + 1
			'Auf jeweils nächstes Aufzählungselement verweisen
			objElement = objAufzaehlung.nextElement
		Loop

	'Zeilen zählen
	Case "zeilen"
		'ViewCursor anlegen
		objViewCursor = objDokument.CurrentController.getViewCursor()
	
		With objViewCursor
			'Zu Dokumentanfang gehen
			.gotoStart(False)
			'Alle Zeilen durchlaufen
			Do
				'Aktuelle Position merken
				pntPosition() = .getPosition()
				'Eine Zeile nach unten
				.goDown(1, False)
				'Zähler erhöhen
				lngZaehler = lngZaehler + 1
			Loop Until .getPosition.Y = pntPosition.Y
		End With
		
	'Seiten zählen
	Case "seiten"
		'ViewCursor anlegen
		objViewCursor = objDokument.CurrentController.getViewCursor()
		
		With objViewCursor
			'Zur letzten Seite gehen
			.jumpToLastPage
			'Seitenzahl merken
			lngZaehler = .getPage
		End With
	End Select
		
	'Zählerwert zurückgeben
	TextDokumentZaehlen = lngZaehler
End Function

Public Function PDFExport(objDokument As Object, strPDFDatei As String) As Variant
	Dim prvArgs(0) As New com.sun.star.beans.PropertyValue

	'Fehlerverfolgung ausschalten
	On Error Resume Next
	
	'Wenn PDF-Datei existiert, dann...
	If Dir(strPDFDatei) &gt; "" Then
		'... Erlaubnis zum Überschreiben einholen. Wenn NICHT erteilt, dann...
		If MsgBox("Die Datei " &amp; ConvertFromURL(strPDFDatei) &amp; " existiert bereits. Überschreiben?", 3, "PDF-Export") &lt;&gt; 6 Then
			'False zurückgeben
			PDFExport = False
			'Funktion verlassen
			Exit Function
		End If
		
		'Vorhandene PDF-Datei löschen
		Kill strPDFDatei
	End If

	'Argumente für storeToURL-Methode festlegen
	prvArgs(0).Name = "FilterName"
	prvArgs(0).Value = "writer_pdf_Export"
	'Dokument im PDF-Format speichern
	objDokument.storeToURL(ConvertToURL(strPDFDatei), prvArgs())

	'Wenn PDF-Datei existiert, dann True ansonsten False zurückgeben
	PDFExport = Dir(strPDFDatei) &gt; ""
End Function

Public Function WordDokumentOeffnen(strDatei As String, Optional vntKennwort As Variant) As Object
	Dim objDokument As Object
	Dim prvArgs(1) As New com.sun.star.beans.PropertyValue
	
	'Fehlerverfolgung ausschalten
	On Error Resume Next

	'FilterName-Argument für loadComponentFromURL-Methode festlegen
	prvArgs(0).Name = "FilterName"
	prvArgs(0).Value = "MS Word 97"

	'Wenn Kennwort angegeben, dann...
	If Not IsMissing(vntKennwort) Then
		'... Password-Argument für loadComponentFromURL-Methode festlegen
		prvArgs(1).Name = "Password"
		prvArgs(1).Value = vntKennwort
	End If

	'Dokument öffnen
	objDokument = StarDesktop.loadComponentFromURL(ConvertToURL(strDatei), "_blank", 0, prvArgs())
	'Wenn Aktion erfolgreich, dann...
	If Not IsNull(objDokument) Then
		'... Verweis auf Dokument zurückgeben
		WordDokumentOeffnen = objDokument
	End If
End Function

'***********************************************
'Dialogfunktionen
'***********************************************

Public Function DlgDateiOeffnen(strFilter As String, strStartOrdner As String, blnMehrfach As Boolean) As Variant
	Dim objDateiDlg As Object
	Dim intPos1 As integer
	Dim intPos2 As integer
	Dim vntDateien As Variant
	Dim strOrdner As Variant
	Dim intI As Integer
	Dim strDateien() As String
	
	'Verweis auf FilePicker-Service holen
	objDateiDlg = createUnoService("com.sun.star.ui.dialogs.FilePicker")
	With objDateiDlg
		'Position der Klammern in strFilter ermitteln
		intPos1 = Instr(strFilter, "(")
		intPos2 = Instr(strFilter, ")")
		'Dateifilter isolieren und dem Dialog zuweisen
		.appendFilter strFilter, Mid(strFilter, intPos1 + 1, intPos2 - intPos1 - 1)
		'Anzeigeordner festlegen
		.setDisplayDirectory ConvertToURL(strStartOrdner)
		'Mehrfachauswahl-Modus festlegen
		.setMultiSelectionMode blnMehrfach
		
		'Wenn Dialog regulär ausgeführt, dann...
		If .execute() Then
			'... gewählte Datei(en) entgegennehmen
			vntDateien = .getFiles

			'Wenn nur eine Datei gewählt, dann...
			If UBound(vntDateien) &lt; 1 Then
				'... deren Pfadnamen zurückgeben
				DlgDateiOeffnen = vntDateien(0)

			'Wenn mehrere Dateien gewählt, dann...
			Else
				'... Ordnerpfad aus erstem Array-Element isolieren
				strOrdner = vntDateien(0)
				'Restliche Array-Elemente mit Dateinamen durchlaufen 
				For intI = 1 To UBound(vntDateien)
					'strDateien-Array erweitern
					ReDim Preserve strDateien(intI - 1)
					'Pfadnamen der jeweiligen Datei bilden und in strDateien() speichern
					strDateien(intI - 1) = strOrdner &amp; "/" &amp; vntDateien(intI)
				Next
				
				'Array mit allen Pfadnamen zurückgeben
				DlgDateiOeffnen = strDateien()
			End If
		'Wenn Dialog abgebrochen, dann...
		Else
			'... False zurückgeben
			DlgDateiOeffnen = False
		End IF
	End With
End Function

Public Function DlgOrdnerWaehlen(strMeldung As String, strStartOrdner As String) As Variant
	Dim objOrdnerDlg As Object
	
	'Verweis auf FolderPicker-Service einrichten
	objOrdnerDlg = createUnoService("com.sun.star.ui.dialogs.FolderPicker")
	With objOrdnerDlg
		'Meldungstext festlegen
		.setDescription strMeldung
		'Anfangsverzeichnis festlegen
		.setDisplayDirectory ConvertToURL(strStartOrdner)

		'Wenn Dialog regulär ausgeführt, dann...
		If .execute() Then
			'... Pfad des gewählten Ordners zurückgeben
			DlgOrdnerWaehlen = .getDirectory
		'Wenn Dialog abgebrochen, dann...
		Else
			'... False zurückgeben
			DlgOrdnerWaehlen = False
		End If
	End With
End Function

Public Function DlgListenelementWaehlen(strTitel As String, strMeldung As String, vntListe As Variant) As String
	Dim objListenfeld As Object
	Dim objLabel As Object
	
	'Dialogbibliothek Ct_MakroLib laden
	DialogLibraries.LoadLibrary("Ct_MakroLib")

	'Dialog dlgListenfeld instanzieren
	objListenDlg = createUnoDialog(DialogLibraries.Ct_MakroLib.dlgListenfeld)
	With objListenDlg
		'Dialogtitel festlegen
		.Title = strTitel
		
		'Meldungstext festlegen
		objLabel = .getControl("lblMeldung")
		objLabel.Text = strMeldung
		
		'Verweis auf Listenfeld holen
		objListenfeld = .getControl("lstListenfeld")
		With objListenfeld
			'Keine Mehrfachauswahl
			.MultipleMode = False
			'Alle Einträge löschen
			.removeItems(0, objListenfeld.getItemCount())
			'Array-Elemente in Liste übernehmen
			.addItems(vntListe, 0)
			'Wenn Liste mindestens ein Element enthält, dann...
			If .getItemCount() &gt; 0 Then
				'... erstes Listenelement auswählen
				.selectItemPos(0, True)
			End If
		End With
		
		'Wenn Dialog regulär ausgeführt, dann...
		If .execute() Then
			'... gewähltes Listenelement zurückgeben
			DlgListenelementWaehlen = objListenfeld.SelectedItem
		'Wenn Dialog abgebrochen, dann...
		Else
			'... False zurückgeben
			DlgListenelementWaehlen = False		
		End If
	End With
End Function

Public Function DlgTextEingeben(strTitel As String, strMeldung As String, strVorgabe As String, _
Optional intMaxLaenge As Integer, Optional blnVerbergen As Boolean) As Variant
	Dim objLabel As Object
	Dim objTextfeld As Object
	
	'Dialogbibliothek Ct_MakroLib laden
	DialogLibraries.LoadLibrary("Ct_MakroLib")

	'Dialog dlgInputPlus instanzieren
	objInputPlusDlg = createUnoDialog(DialogLibraries.Ct_MakroLib.dlgInputPlus)
	With objInputPlusDlg
		'Dialogtitel festlegen
		.Title = strTitel

		'Meldungstext festlegen
		objLabel = .getControl("lblMeldung")
		objLabel.Text = strMeldung

		'Verweis auf Textfeld holen
		objTextfeld = .getControl("txtText")
		With objTextfeld
			'Vorgabetext übernehmen
			.Text = strVorgabe
			
			'Selection-Objekt für Markierung des Textfeldinhalts anlegen
			Dim objMarkierung As New com.sun.star.awt.Selection
			With objMarkierung
				'Start der Markierung festlegen
				.Min = 0
				'Ende der Markierung festlegen
				.Max = Len(strVorgabe)
			End With
			'Selection-Objekt übergeben
			.setSelection(objMarkierung)
			
			'Maximale Textlänge festlegen
			.MaxTextLen = intMaxLaenge
			
			'Wenn Texteingabe verborgen werden soll, dann...
			If blnVerbergen = True Then
				'... Stellvertreterzeichen für Eingabe festlegen (hier: Sternchen)
				.model.EchoChar = 42
			End If
		End With

		'Wenn Dialog regulär ausgeführt, dann...
		If .execute() Then
			'... eingegebenen Text zurückgeben
			DlgTextEingeben = objTextfeld.Text
		'Wenn Dialog abgebrochen, dann...
		Else
			'... False zurückgeben
			DlgTextEingeben = False		
		End If
	End With
End Function

Public Function DlgDatumEingeben(strTitel As String, strMeldung As String, dteDatum As Date, _
Optional dteMinDatum As Date, Optional dteMaxDatum As Date, Optional blnLangFormat As Boolean) As Variant
	Dim objLabel As Object
	Dim objDatumsfeld As Object
	
	'Vorgabewert für fehlendes Argument festlegen
	If IsMissing(blnLangFormat) Then blnLangFormat = False
	
	'Dialogbibliothek Ct_MakroLib laden
	DialogLibraries.LoadLibrary("Ct_MakroLib")

	'Dialog dlgDatum instanzieren
	objDatumDlg = createUnoDialog(DialogLibraries.Ct_MakroLib.dlgDatum)
	With objDatumDlg
		'Dialogtitel festlegen
		.Title = strTitel

		'Meldungstext festlegen
		objLabel = .getControl("lblMeldung")
		objLabel.Text = strMeldung

		'Verweis auf Datumsfeld holen
		objDatumsfeld = .getControl("dteDatum")
		With objDatumsfeld
			'Vorgabedatum eintragen
			.date = CDateToIso(dteDatum)

			'Wenn untere Datumsgrenze festgelegt, dann...
			If dteMinDatum &gt; 0 Then
				'... diese übergeben 
				.model.DateMin = CDateToIso(dteMinDatum)
			End If

			'Wenn obere Datumsgrenze festgelegt, dann...
			If dteMaxDatum &gt; 0 Then
				'... diese übergeben 
				.model.DateMax = CDateToIso(dteMaxDatum)
			End If

			'Datumsformat einstellen (kurz oder lang)
			.setLongFormat(blnLangFormat)
			'Wenn kurzes Datumsformat gewünscht, dann...
			If blnLangFormat = False Then
				'... dessen Stil festlegen
				.model.DateFormat = 7
			End If
		End With

		'Wenn Dialog regulär ausgeführt, dann...
		If .execute() Then
			'... gewähltes Datum zurückgeben
			DlgDatumEingeben = CDateFromIso(objDatumsfeld.Date)
		'Wenn Dialog abgebrochen, dann...
		Else
			'... False zurückgeben
			DlgDatumEingeben = False		
		End If
	End With
End Function

'***********************************************
'Dateisystem-Funktionen
'***********************************************

Public Function Ausfuehren(strDatei As String, strArgumente As String) As Variant
	Dim objSysShellEx As Object

	'Im Fehlerfall zu diesem Label verzweigen
	On Error Goto Ausfuehren_Error

	'Verweis auf SystemShellExecute-Service holen
	objSysShellEx = createUnoService("com.sun.star.system.SystemShellExecute")
	'Übergebene Datei zur Ausführung übergeben
	objSysShellEx.execute(ConvertToURL(strDatei), strArgumente, 1)
			
	'True zurückgeben, wenn kein Fehler auftritt
	Ausfuehren = True
	'Funktion verlassen
	Exit Function 
	
Ausfuehren_Error:
	'Im Fehlerfall Fehlernummer zurückgeben
	Ausfuehren = Err
End Function

Public Function HolDateien(strOrdner As String, strFilter As String, blnURLKonvertieren As Boolean) As Variant
	Dim objSFAccess As Object
	Dim vntDateien() As Variant
	Dim strDatei As String
	Dim lngZaehler As Long
	Dim lngI As Long
	
	'Im Fehlerfall zu diesem Label verzweigen
	On Error Goto HolDateien_Error
	
	'Wenn KEIN Dateifilter angegeben, dann...
	If strFilter = "" Then
		'... auf SimpleFileAccess-Service verweisen
		objSFAccess = createUnoService("com.sun.star.ucb.SimpleFileAccess")
		'Pfadnamen aller Dateien des Ordners entgegennehmen
		vntDateien() = objSFAccess.getFolderContents(ConvertToURL(strOrdner), False)

		'Wenn URL konvertiert werden soll, dann...
		If blnURLKonvertieren = True Then
			'... alle Pfadnamen durchlaufen und...
			For lngI = LBound(vntDateien()) To UBound(vntDateien())
				'... in reguläre Pfadnamen umwandeln
				vntDateien(lngI) = ConvertFromURL(vntDateien(lngI))
			Next
		End If

	'Wenn Dateifilter angegeben, dann...
	Else
		'URL-Pfad des Ordners in in regulären Pfad umwandeln
		strOrdner = ConvertFromURL(strOrdner)

		'Erste Datei suchen, die passt		
		strDatei = Dir(strOrdner &amp; getPathSeparator &amp; strFilter)
		'Solange jeweils eine Datei gefunden wird...
		Do While strDatei &lt;&gt; ""
			'... Zähler erhöhen
			lngZaehler = lngZaehler + 1
			'Array vergrößern
			ReDim Preserve vntDateien(lngZaehler - 1)
			
			'Wenn URL konvertiert werden soll, dann...
			If blnURLKonvertieren = True Then
				'... regulären Pfadnamen der Datei in Array aufnehmen
				vntDateien(lngZaehler - 1) = strOrdner &amp; getPathSeparator &amp; strDatei
			'Wenn URL NICHT konvertiert werden soll, dann...
			Else
				'... Pfadnamen im URL-Format in Array aufnehmen
				vntDateien(lngZaehler - 1) = ConvertToURL(strOrdner &amp; getPathSeparator &amp; strDatei)
			End If
			
			'Nächste Datei suchen
			strDatei = Dir()
		Loop
	End If
	
	'Array mit Pfadnamen zurückgeben
	HolDateien = vntDateien()
	'Funktion verlassen
	Exit Function
	
HolDateien_Error:
	'Im Fehlerfall False zurückgeben
	HolDateien = False
End Function

Public Function HolOrdner(strOrdner As String, blnURLKonvertieren As Boolean) As Variant
	Dim vntOrdner() As Variant
	Dim strUnterordner As String
	Dim lngZaehler As Long
	
	'Im Fehlerfall zu diesem Label verzweigen
	On Error Goto HolOrdner_Error

	'URL-Pfad des Ordners in in regulären Pfad umwandeln
	strOrdner = ConvertFromURL(strOrdner)

	'Ersten Unterordner suchen, der passt		
	strUnterordner = Dir(strOrdner &amp; getPathSeparator &amp; "*", 16)
	'Solange jeweils ein Unterordner gefunden wird und...
	Do While strUnterordner &lt;&gt; ""
		'... der nicht "." und ".." heißt, dann...
		If strUnterordner &lt;&gt; "." And strUnterordner &lt;&gt; ".." Then
			'... Zähler erhöhen
			lngZaehler = lngZaehler + 1
			'Array vergrößern
			ReDim Preserve vntOrdner(lngZaehler - 1)

			'Wenn URL konvertiert werden soll, dann...
			If blnURLKonvertieren = True Then
				'... regulären Pfad des Unterordners in Array aufnehmen
				vntOrdner(lngZaehler - 1) = strOrdner &amp; getPathSeparator &amp; strUnterordner
			'Wenn URL NICHT konvertiert werden soll, dann...
			Else
				'... URL-Pfad des Unterordners in Array aufnehmen
				vntOrdner(lngZaehler - 1) = ConvertToURL(strOrdner &amp; getPathSeparator &amp; strUnterordner)
			End If
		End If

		'Nächsten Unterordner suchen			
		strUnterordner = Dir()
	Loop
	
	'Array mit Pfaden zurückgeben
	HolOrdner = vntOrdner()
	'Funktion verlassen
	Exit Function
	
HolOrdner_Error:
	'Im Fehlerfall False zurückgeben
	HolOrdner = False
End Function

'***********************************************
'Windows-Spezialitäten
'***********************************************

Function WindowsOrdner(strOrdnerName As Variant) As Variant
	Dim strTmp As String

	'Im Fehlerfall zu diesem Label verzweigen
	On Error Goto WindowsOrdner_Error

	'Je nach Wert von strOrdnerName verzweigen
	Select Case LCase(strOrdnerName)
	Case "windows"
		'Pfad des Windows-Ordners
		strTmp = Environ("windir")
	Case "temp"
		'Pfad des Temp-Verzeichnisses
		strTmp = Environ("temp")
	Case "dokumente"
		'Pfad von 'Eigene Dateien'
		strTmp = RegWertLesenWIN("HKCU\Software\Microsoft\Windows\CurrentVersion\Explorer\Shell Folders\Personal"
	Case "anwendungsdaten"
		'Pfad des Ordners Anwendungsdaten
		strTmp = RegWertLesenWIN("HKCU\Software\Microsoft\Windows\CurrentVersion\Explorer\Shell Folders\AppData"
	Case "cd burning"
		'Pfad des Ordners 'CD Burning'
		strTmp = RegWertLesenWIN("HKCU\Software\Microsoft\Windows\CurrentVersion\Explorer\Shell Folders\CD Burning"
	Case "desktop"
		'Pfad des Desktop-Ordners
		strTmp = RegWertLesenWIN("HKCU\Software\Microsoft\Windows\CurrentVersion\Explorer\Shell Folders\Desktop"
	Case "favoriten"
		'Pfad des Favoriten-Ordners
		strTmp = RegWertLesenWIN("HKCU\Software\Microsoft\Windows\CurrentVersion\Explorer\Shell Folders\Favorites"
	Case "startmenü"
		'Pfad des Startmenüs
		strTmp = RegWertLesenWIN("HKCU\Software\Microsoft\Windows\CurrentVersion\Explorer\Shell Folders\Start Menu"
	Case "vorlagen"
		'Pfad des Vorlagen-Ordners
		strTmp = RegWertLesenWIN("HKCU\Software\Microsoft\Windows\CurrentVersion\Explorer\Shell Folders\Templates"
	Case Else
		Exit Function
	End Select

	'Pfad im URL-Format zurückgeben
	WindowsOrdner = ConvertToURL(strTmp)
	'Funktion verlassen
	Exit Function
	
WindowsOrdner_Error:
	WindowsOrdner = False
End Function

Function RegWertSchreibenWIN(strRegWert As String, vntWert As Variant, Optional strTyp As String) As Variant
	Dim objWSH As Object

	'Im Fehlerfall zu diesem Label verzweigen
	On Error Goto RegWertSchreiben_Error

	'Vorgabewert für fehlendes Argument festlegen
	If IsMissing(strTyp) Then strTyp = "REG_SZ"

	'Verweis auf Windows Scripting Host anlegen
	objWSH = CreateObject("WScript.Shell")
	'Wert in Registry schreiben
	objWSH.RegWrite(strRegWert, vntWert, strTyp)

	'True zurückgeben
	RegWertSchreibenWIN = True
	'Funktion verlassen
	Exit Function

RegWertSchreiben_Error:
	'Im Fehlerfall False zurückgeben
	RegWertSchreibenWIN = False
End Function

Function RegWertLesenWIN(strRegWert As String) As Variant
	Dim objWSH As Object

	'Im Fehlerfall zu diesem Label verzweigen
	On Error Goto RegWertLesen_Error

	'Verweis auf Windows Scripting Host anlegen
	objWSH = CreateObject("WScript.Shell")
	'Wert aus Registry lesen und zurückgeben
	RegWertLesenWIN = objWSH.RegRead(strRegWert)
	'Funktion verlassen
	Exit Function
	
RegWertLesen_Error:
	'Im Fehlerfall False zurückgeben
	RegWertLesenWIN = False
End Function

Function WavDateiAbspielenWIN(strWavDatei As String, Optional blnWarten As Variant) As Variant
	Dim lngErgebnis As Long
	
	'Vorgabewert für fehlendes Argument festlegen
	If IsMissing(blnWarten) Then blnWarten = False

	'Wenn Datei existiert, dann...
	If Dir(strWavDatei) &gt; "" Then
		'Wenn Abspielende abgewartet werden soll, dann...
		If blnWarten = True Then
			'... sndPlaySound-Funktion mit Flag 0 aufrufen
			lngErgebnis = sndPlaySound(ConvertFromURL(strWavDatei), 0)
		'Wenn Abspielende NICHT abgewartet werden soll, dann...
		Else
			'... sndPlaySound-Funktion mit Flag 1 aufrufen
			lngErgebnis = sndPlaySound(ConvertFromURL(strWavDatei), 1)
		End If
	End If
	
	'Rückgabewert der sndPlaySound-Funktion zurückgeben
	WavDateiAbspielenWIN = CBool(lngErgebnis)
End Function

'***********************************************
'Ereignisprozeduren dlgListenfeld
'***********************************************

Private Sub dlgListenfeld_cmdOK_Click
	'Dialogausführung beenden
	objListenDlg.endExecute
End Sub

Private Sub dlgListenfeld_cmdAbbrechen_Click
	'Dialogausführung beenden
	objListenDlg.endExecute
End Sub

'***********************************************
'Ereignisprozeduren dlgInputPlus
'***********************************************

Private Sub dlgInputPlus_cmdOK_Click
	'Dialogausführung beenden
	objInputPlusDlg.endExecute
End Sub

Private Sub dlgInputPlus_cmdAbbrechen_Click
	'Dialogausführung beenden
	objInputPlusDlg.endExecute
End Sub

'***********************************************
'Ereignisprozeduren dlgDatum
'***********************************************

Private Sub dlgDatum_cmdOK_Click
	'Dialogausführung beenden
	objDatumDlg.endExecute
End Sub

Private Sub dlgDatum_cmdAbbrechen_Click
	'Dialogausführung beenden
	objDatumDlg.endExecute
End Sub

</script:module>
</file>

<file path=Basic/Library1/Module1.xml><?xml version="1.0" encoding="utf-8"?>
<!DOCTYPE module  PUBLIC '-//OpenOffice.org//DTD OfficeDocument 1.0//EN'  'module.dtd'>
<script:module xmlns:script="http://openoffice.org/2000/script" script:name="Module1" script:language="StarBasic">REM  *****  BASIC  *****
Sub Main
if false = Bericht then goto Fertig
if false = Umfang then goto Fertig
if false = Besichtigungsort then goto Fertig
if false = Versicherungsart then goto Fertig
if false = Besichtigungsdatum then goto Fertig
if false = BesichtigtMit then goto Fertig
if false = Besprechungspartner2 then goto Fertig

if true = TextFinden( GlobalScope.ThisComponent, "##schadenort##", True, True ) then
  Do While nochEineBesichtigung = 6
    ghostwriterBesichtigung
    if false = Besichtigungsdatum then goto ausstieg
    if false = Besprechungspartner2 then goto ausstieg
  Loop
end if
ausstieg:

if false = Schadenort then goto Fertig
if false = Oertlichkeit then goto Fertig
if false = Schadenhergang then goto Fertig
if false = AngabenVN then goto Fertig
if false = Ersatzpflicht then goto Fertig
if false = Fahrlaessigkeit then goto Fertig
if false = Obliegenheiten then goto Fertig
if false = Sicherheitsvorschriften then goto Fertig
if false = Versicherungssumme then goto Fertig
if false = Vertragsfortsetzung then goto Fertig
if false = Ermittlungen then goto Fertig
if false = Schadenumfang then goto Fertig
'if false = Entschaedigung then goto Fertig
if false = Zahlung then goto Fertig
if false = Zahlungsempfaenger then goto Fertig
if false = ZahlungErfolgt then goto Fertig
if false = ZahlungPer then goto Fertig
if false = RestReserve then goto Fertig
if false = Regress then goto Fertig
if false = Doppelversicherung then goto Fertig
if false = Sonstiges then goto Fertig
if false = Fotos then goto Fertig
if false = Schliessen then goto Fertig
Fertig:
End Sub

Function TextFinden(objDokument As Object, strSuchtext As String, _
blnGanzesWort as Boolean, blnGrossKlein As Boolean) As Variant 
	Dim objDescriptor As Object
	Dim objFundstelle As Object
    
	'Im Fehlerfall zu diesem Label verzweigen
	On Error Goto TextFinden_Error
	
	'Such-Descriptor anlegen
	objDescriptor = objDokument.createSearchDescriptor
	With objDescriptor
		.searchString = strSuchtext
		.searchWords = blnGanzesWort
		.searchCaseSensitive = blnGrossKlein
	End With

	'Erste Fundstelle suchen
	objFundstelle = objDokument.findFirst(objDescriptor)
	'Solange Fundstelle vorhanden...
	If Not IsNull(objFundstelle) then
      TextFinden = true
	  'Funktion verlassen
	  Exit Function
    endif
	
	
TextFinden_Error:
	'Im Fehlerfall False zurückgeben
	TextFinden = False
End Function

Function Versicherungsart
Versicherungsart = true
ph = "##versicherungsart##"
cursorSetzen( ph )
if false = TextFinden( GlobalScope.ThisComponent, ph, True, True ) then
  ' Dialog wurde schon durchlaufen
  exit function
end if
vnt = DlgTextEingeben("Interview", "Versicherungsart:", "Hausrat",-1)
If vnt &lt;&gt; False Then
  TextErsetzen( GlobalScope.ThisComponent, ph, vnt, False, False )
  else
    Goto Abbruch
end if
Exit Function
Abbruch:
  Versicherungsart = false
end function

Function Besprechungspartner
Besprechungspartner = true
ph = "##bpartner##"
cursorSetzen( ph )
if false = TextFinden( GlobalScope.ThisComponent, ph, True, True ) then
  ' Dialog wurde schon durchlaufen
  exit function
end if
if 6 = msgbox( "Fand die Besprechung nur mit dem VN statt?", 36 ) then
  clipboardCopyVN
  clipboardPaste
  vnt = ""
else
  vnt = DlgTextEingeben("Interview", "mit welchen Besprechungspartnern fand der Ortstermin statt?", "",-1)
  If vnt = False Then
    Goto Abbruch
  end If
end If
TextErsetzen( GlobalScope.ThisComponent, ph, vnt, False, False )
Exit Function

Abbruch:
  Besprechungspartner = false
end function

Function Besprechungspartner2
Besprechungspartner2 = true
ph = "##bpartner##"
cursorSetzen( ph )
if false = TextFinden( GlobalScope.ThisComponent, ph, True, True ) then
  ' Dialog wurde schon durchlaufen
  exit function
end if
vnt = DlgTextEingeben("Interview", "mit welchen Besprechungspartnern fand der Ortstermin statt?", "VN",-1)
If vnt = False Then
  Goto Abbruch
end If
TextErsetzen( GlobalScope.ThisComponent, ph, vnt, False, False )
Exit Function

Abbruch:
  Besprechungspartner2 = false
end function

Function Umfang
Umfang = true
ph = "##umfang##"
cursorSetzen( ph )
if false = TextFinden( GlobalScope.ThisComponent, ph, True, True ) then
  ' Dialog wurde schon durchlaufen
  exit function
end if
vnt = DlgTextEingeben("Interview", "Auftragsumfang:", "Feststellungen zum Grund und zur Höhe",-1)
If vnt &lt;&gt; False Then
  TextErsetzen( GlobalScope.ThisComponent, ph, vnt, False, False )
  else
    Goto Abbruch
end if
Exit Function
Abbruch:
  Umfang = false
end function

Function Besichtigungsort
Besichtigungsort = true
ph = "##besichtigungsort##"
cursorSetzen( ph )
if false = TextFinden( GlobalScope.ThisComponent, ph, True, True ) then
  ' Dialog wurde schon durchlaufen
  exit function
end if
vnt = DlgTextEingeben("Interview", "Besichtigungsort:", "Berlin",-1)
If vnt &lt;&gt; False Then
  TextErsetzen( GlobalScope.ThisComponent, ph, vnt, False, False )
  else
    Goto Abbruch
end if
Exit Function
Abbruch:
  Besichtigungsort = false
end function

Function Schliessen
Schliessen = true
Dim ph As String
REM ph : PlatzHalter
ph = "##schliessen##"
cursorSetzen( ph )
if false = TextFinden( GlobalScope.ThisComponent, ph, True, True ) then
  ' Dialog wurde schon durchlaufen
  exit function
end if
Dim vntListe As Variant
Dim ja AS String
ja = "Ja"
Dim bestehtNicht AS String
nichtSchliessen = "Nein ..."
Dim bitte AS String
bitte = "Schaden schliessen:"
vntListe = Array(ja,nichtSchliessen)
vntSchliessen = DlgListenelementWaehlen("Interview","Kann der Schaden geschlossen werden?",vntListe)
Dim str1 AS String
If vntSchliessen = nichtSchliessen Then
  str1 = "Nein, "
  vnt = DlgTextEingeben(bitte, str1, "Endabrechnung steht noch aus.",-1)
elseif vntSchliessen = ja Then
  str1 = "Ja."
  vnt = ""
End If
If vnt = False Then
  Goto Abbruch
End If
If vntSchliessen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Schliessen = false
End Function

Function Fotos
Fotos = true
Dim ph, ph2 As String
REM ph : PlatzHalter
ph = "##fotos##"
cursorSetzen( ph )
if false = TextFinden( GlobalScope.ThisComponent, ph, True, True ) then
  ' Dialog wurde schon durchlaufen
  exit function
end if
Dim vntListe As Variant
Dim besteht AS String
abrufbar = "ja"
Dim bitte AS String
bitte = "Interview"
#vntListe = Array(abrufbar,": nein")
vntListe = Array("nein.")
vntFotos = DlgListenelementWaehlen("Interview","Sind Fotos von unserem Archiv abbrufbar?",vntListe)
If vntFotos = abrufbar Then
  vntFotos = "unter https://87.230.100.31/fotos"
endif
If vntFotos &lt;&gt; False Then
  Dim vntErgebnis As Variant
  vntErgebnis = TextErsetzen( GlobalScope.ThisComponent, ph, vntFotos, False, False )
  If vntErgebnis &lt;&gt; False Then
    if 1 &lt; vntErgebnis then
      msgbox "Warnung: es wurde mehr als eine Ersetzung durchgeführt"
    end if
  End If
else
  Goto Abbruch
End If
Exit Function
Abbruch:
  Fotos = false
End Function

Function Sonstiges
Sonstiges = true
ph = "##sonstiges##"
cursorSetzen( ph )
if false = TextFinden( GlobalScope.ThisComponent, ph, True, True ) then
  ' Dialog wurde schon durchlaufen
  exit function
end if
vnt = DlgTextEingeben("Interview", "Noch zu veranlassen bzw. Sonstiges?", "",-1)
If vnt &lt;&gt; False Then
  TextErsetzen( GlobalScope.ThisComponent, ph, vnt, False, False )
  else
    Goto Abbruch
end if
Exit Function
Abbruch:
  Sonstiges = false
end function

Function Doppelversicherung
Doppelversicherung = true
Dim ph As String
REM ph : PlatzHalter
ph = "##doppelversicherung##"
if false = TextFinden( GlobalScope.ThisComponent, ph, True, True ) then
  ' Dialog wurde schon durchlaufen
  exit function
end if
cursorSetzen( ph )
Dim vntListe As Variant
Dim ja AS String
ja = "Ja ..."
Dim bestehtNicht AS String
bestehtNicht = "Nein"
Dim bitte AS String
bitte = "Bitte Begründung eingeben:"
vntListe = Array(bestehtNicht,ja)
vntDoppelt = DlgListenelementWaehlen("Interview","Besteht eine Neben-/Doppelversicherung?",vntListe)
Dim str1 AS String
If vntDoppelt = bestehtNicht Then
  str1 = "Neben-/Doppelversicherung besteht nicht."
  vnt = ""
elseif vntDoppelt = ja Then
  str1 = "Neben-/Doppelversicherung besteht, weil "
  vnt = DlgTextEingeben(bitte, str1, "",-1)
End If
If vnt = False Then
  Goto Abbruch
End If
If vntDoppelt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Doppelversicherung = false
End Function

Function Regress
Regress = true
ph = "##regress##"
cursorSetzen( ph )
if false = TextFinden( GlobalScope.ThisComponent, ph, True, True ) then
  ' Dialog wurde schon durchlaufen
  exit function
end if
Dim vntListe As Variant
Dim moeglich AS String
moeglich = "Ja ..."
Dim nein AS String
nein = "Nein"
Dim bitte AS String
bitte = "Bitte Begründung eingeben:"
vntListe = Array(nein,moeglich)
vntRegress = DlgListenelementWaehlen("Interview","Besteht eine Rückgriffmöglichkeit?",vntListe)
Dim str1 AS String
If vntRegress = nein Then
  str1 = "Rückgriffmöglichkeiten bestehen nicht."
  vnt = ""
elseif vntRegress = moeglich Then
  str1 = "Regreß: ja, "
  vnt = DlgTextEingeben(bitte, str1, "Täter ist bekannt.",-1)
End If
If vnt = False Then
  Goto Abbruch
End If
If vntRegress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Regress = false
End Function

Function RestReserve
RestReserve = true
ph = "##restreserve##"
cursorSetzen( ph )
if false = TextFinden( GlobalScope.ThisComponent, ph, True, True ) then
  ' Dialog wurde schon durchlaufen
  exit function
end if
vnt = DlgTextEingeben("Interview", "Höhe der Restreserve?", "3.000,00",-1)
If vnt &lt;&gt; False Then
  TextErsetzen( GlobalScope.ThisComponent, ph, vnt, False, False )
  else
    Goto Abbruch
end if
Exit Function
Abbruch:
  RestReserve = false
end function

Function ZahlungPer
ZahlungPer = true
REM ph : PlatzHalter
ph = "##zahlungper##"
cursorSetzen( ph )
if false &lt;&gt; TextFinden( GlobalScope.ThisComponent, ph, True, True ) then
  ueberweisung = "Überweisung"
  vntListe = Array("V-Scheck",ueberweisung)
  vnt = DlgListenelementWaehlen("Interview","Die Zahlung erfolgt(e) per ...",vntListe)
  If vnt &lt;&gt; False Then
    vntErgebnis = TextErsetzen( GlobalScope.ThisComponent, ph, vnt, False, False )
    if vnt = ueberweisung then
      if 6 = msgbox( "Wollen Sie die Bankverbindung angeben?", 36 ) then
        cursorRunter
        tabelleBankverbindung()
      endif
    endif
  else
    Goto Abbruch
  end if
end if
' Wenn Tabelle "Bankverbindung" erzeugt wurde, dann mit den folgenden Platzhaltern:
empfaenger = "Zahlungsempfänger:"
ph = "##iban##"
cursorSetzen( ph )
if false &lt;&gt; TextFinden( GlobalScope.ThisComponent, ph, True, True ) then
  vnt = DlgTextEingeben(empfaenger, "Wie lautet die IBAN?", "DE",-1)
  If vnt &lt;&gt; False Then
    TextErsetzen( GlobalScope.ThisComponent, ph, vnt, False, False )
  else
    Goto Abbruch
  end if
end if
ph = "##ktoinhaber##"
cursorSetzen( ph )
if false &lt;&gt; TextFinden( GlobalScope.ThisComponent, ph, True, True ) then
  vnt = DlgTextEingeben(empfaenger, "Wer ist der Inhaber der Bankverbindung?", "",-1)
  If vnt &lt;&gt; False Then
    TextErsetzen( GlobalScope.ThisComponent, ph, vnt, False, False )
  else
    Goto Abbruch
  end if
end if
Exit Function
Abbruch:
  ZahlungPer = false
end function

Function ZahlungErfolgt
ZahlungErfolgt = true
REM ph : PlatzHalter
ph = "##zahlungerfolgt##"
cursorSetzen( ph )
if false = TextFinden( GlobalScope.ThisComponent, ph, True, True ) then
  ' Dialog wurde schon durchlaufen
  exit function
end if
vntListe = Array("ist bereits erfolgt durch SR.","soll erfolgen durch Innendienst.")
vnt = DlgListenelementWaehlen("Interview","Die Zahlung ...",vntListe)
If vnt &lt;&gt; False Then
  vntErgebnis = TextErsetzen( GlobalScope.ThisComponent, ph, vnt, False, False )
else
  Goto Abbruch
end if
Exit Function
Abbruch:
  ZahlungErfolgt = false
end function

Function Zahlungsempfaenger
Zahlungsempfaenger = true
ph = "##zahlungsempfaenger##"
cursorSetzen( ph )
if false = TextFinden( GlobalScope.ThisComponent, ph, True, True ) then
  ' Dialog wurde schon durchlaufen
  exit function
end if
vnt = DlgTextEingeben("Interview", "Bitte geben Sie den Zahlungsempfänger an:", "VN",-1)
If vnt &lt;&gt; False Then
  TextErsetzen( GlobalScope.ThisComponent, ph, vnt, False, False )
  else
    Goto Abbruch
end if
Exit Function
Abbruch:
  Zahlungsempfaenger = false
end function

Function Zahlung
Zahlung = true
Dim vstAb As String
ja = "ja"
nein = "nein"
ph = "##vorsteuerabzug##"
cursorSetzen( ph )
if false &lt;&gt; TextFinden( GlobalScope.ThisComponent, ph, True, True ) then
  if 6 = msgbox( "Vorsteuerabzug berechtigt?", 292 ) then
    vstAb = "Ja, ist gegeben."
  else
    vstAb = "Nein, ist nicht gegeben."
  end if
  TextErsetzen( GlobalScope.ThisComponent, ph, vstAb, False, False )
end if
gesamt = "Gesamtzahlung"
teil = "Teilzahlung"
ph = "##zahlungwert##"
cursorSetzen( ph )
if false &lt;&gt; TextFinden( GlobalScope.ThisComponent, ph, True, True ) then
  vntListe = Array(gesamt,teil)
  vnt = DlgListenelementWaehlen("Interview","Zahlungmodus?",vntListe)
  If vnt &lt;&gt; False Then
    vntErgebnis = TextErsetzen( GlobalScope.ThisComponent, "##zahlung##", vnt, False, False )
  else
    Goto Abbruch
  end if
  beschreibung2 = "xx"
  if vnt = gesamt then
    spalte = "NW"
  elseif vnt = teil then
    spalte = "ZW"
  endif
  if vstAb = ja then
    summe = "Summe netto"
  elseif vstAb = nein then
    summe = "Gesamtsumme"
  else
    beschreibung2 = "'Vorsteuerabzug berechtigt: Ja? Summe netto aus der Spalte " &amp; spalte &amp; " eintragen. Nein? Gesamtsumme aus der Spalte " &amp; spalte &amp; " eintragen."
  endif
  if "xx" &lt;&gt; beschreibung2 then
    beschreibung = beschreibung2
  else
    beschreibung = "Welche " &amp; summe &amp; " wurde bei der Vereinzelung errechnet in der Spalte " &amp; spalte &amp; "?"
  endif
  vnt_ = DlgTextEingeben("Interview", beschreibung, "",-1)
  If vnt_ &lt;&gt; False Then
    TextErsetzen( GlobalScope.ThisComponent, ph, vnt_, False, False )
  else
    Goto Abbruch
  end if
end if
Exit Function
Abbruch:
  Zahlung = false
end function

Function Entschaedigung
Entschaedigung = true
REM ph : PlatzHalter
ph = "##entschaedigung##"
cursorSetzen( ph )
if false = TextFinden( GlobalScope.ThisComponent, ph, True, True ) then
  ' Dialog wurde schon durchlaufen
  exit function
end if
vereinzelung = "Vereinzelung"
vntListe = Array("siehe Entschädigungsberechnung",vereinzelung)
rem vntListe = Array("siehe Entschädigungsberechnung")
vnt = DlgListenelementWaehlen("Interview","Berechnung der Entschädigung ...",vntListe)
If vnt &lt;&gt; False Then
  vntErgebnis = TextErsetzen( GlobalScope.ThisComponent, ph, vnt, False, False )
else
  Goto Abbruch
end if
if vereinzelung = vnt then
end if
Exit Function
Abbruch:
  Entschaedigung = false
end function

Function Schadenumfang
Schadenumfang = true
REM ph : PlatzHalter
ph = "##schadenumfang##"
cursorSetzen( ph )
if false = TextFinden( GlobalScope.ThisComponent, ph, True, True ) then
  ' Dialog wurde schon durchlaufen
  exit function
end if
vntListe = Array("wie Schadenmeldung","Den Schadenumfang entnehmen Sie bitte der beigefügten Schadenaufstellung.")
vnt = DlgListenelementWaehlen("Interview","Angaben zum Schadenumfang",vntListe)
If vnt &lt;&gt; False Then
  vntErgebnis = TextErsetzen( GlobalScope.ThisComponent, ph, vnt, False, False )
else
  Goto Abbruch
end if
Exit Function
Abbruch:
  Schadenumfang = false
end function

Function Ermittlungen
Ermittlungen = true
Dim ph, str As String
REM ph : PlatzHalter

ph = "##ermittlungen##"
cursorSetzen( ph )
if false &lt;&gt; TextFinden( GlobalScope.ThisComponent, ph, True, True ) then
' erstes Betreten des Makro:
' 1. optionale Tabelle "Details" anlegen
' 2. im Fall "ja" Tabelle "Ermittlungen" erzeugen
  ja = "Es finden behördlichen Ermittlungen statt."
  vntListe = Array("Es finden keine behördlichen Ermittlungen statt.",ja)
  vntErmittlungen = DlgListenelementWaehlen("Interview","Finden behördliche Ermittlungen statt?",vntListe)
  If vntErmittlungen = false Then
    Goto Abbruch
  endif
  Dim vntErgebnis As Variant
  vntErgebnis = TextErsetzen( GlobalScope.ThisComponent, ph, vntErmittlungen, False, False )
  If vntErmittlungen = ja Then
    if 6 = msgbox( "Wollen Sie Details zu den behördlichen Ermittlungen eingeben?", 36 ) then
      cursorRunter
      tabelleErmittlungen()
    endif
    cursorRunter
    ermittlungenJa()
  endif
end if

' Wenn Tabelle "Details" erzeugt wurde, dann mit den folgenden Platzhaltern:
ph = "##dienststelle##"
cursorSetzen( ph )
if false &lt;&gt; TextFinden( GlobalScope.ThisComponent, ph, True, True ) then
  vnt = DlgTextEingeben("Dienststelle eingeben:", "Name der Dienststelle?", "",-1)
  If vnt &lt;&gt; False Then
    TextErsetzen( GlobalScope.ThisComponent, ph, vnt, False, False )
  else
    Goto Abbruch
  end if
end if
ph = "##tgbnr##"
cursorSetzen( ph )
if false &lt;&gt; TextFinden( GlobalScope.ThisComponent, ph, True, True ) then
  vnt = DlgTextEingeben("Tgb. Nummer eingeben:", "Tgb. Nummer?", "",-1)
  If vnt &lt;&gt; False Then
    TextErsetzen( GlobalScope.ThisComponent, ph, vnt, False, False )
  else
    Goto Abbruch
  end if
end if
ph = "##sbname##"
cursorSetzen( ph )
if false &lt;&gt; TextFinden( GlobalScope.ThisComponent, ph, True, True ) then
  vnt = DlgTextEingeben("SB Name eingeben:", "Wie lautet der SB Name?", "",-1)
  If vnt &lt;&gt; False Then
    TextErsetzen( GlobalScope.ThisComponent, ph, vnt, False, False )
  else
    Goto Abbruch
  end if
end if
ph = "##telefonnr##"
cursorSetzen( ph )
if false &lt;&gt; TextFinden( GlobalScope.ThisComponent, ph, True, True ) then
  vnt = DlgTextEingeben("Tel. Nr. eingeben:", "Telefonnummer?", "",-1)
  If vnt &lt;&gt; False Then
    TextErsetzen( GlobalScope.ThisComponent, ph, vnt, False, False )
  else
    Goto Abbruch
  end if
end if
ph = "##stehlgutliste##"
cursorSetzen( ph )
if false &lt;&gt; TextFinden( GlobalScope.ThisComponent, ph, True, True ) then
  if 6 = msgbox( "Wurde die Stehlgutliste eingereicht?", 36 ) then
    str = "ja"
  else
    str = "nein"
  end if
  TextErsetzen( GlobalScope.ThisComponent, ph, str, False, False )
end if
ph = "##abgeschlossen##"
cursorSetzen( ph )
if false &lt;&gt; TextFinden( GlobalScope.ThisComponent, ph, True, True ) then
  if 6 = msgbox( "Sind die Ermittlungen abgeschlossen?", 36 ) then
    str = "ja"
  else
   str = "nein"
  end if
  TextErsetzen( GlobalScope.ThisComponent, ph, str, False, False )
end if
ph = "##gerichtetGegen##"
cursorSetzen( ph )
if false &lt;&gt; TextFinden( GlobalScope.ThisComponent, ph, True, True ) then
  vntListe = Array("VN","Angehörige","unbekannt","alle Richtungen")
  vnt = DlgListenelementWaehlen("Interview","Gegen wen richten sich die Ermittlungen? Gegen ...",vntListe)
  If vnt &lt;&gt; False Then
    vntErgebnis = TextErsetzen( GlobalScope.ThisComponent, ph, vnt, False, False )
  else
    Goto Abbruch
  end if
end if
' Wenn Ermittlungen, dann wurde PEA Block erzeugt:
ph = "##peaeinsicht##"
cursorSetzen( ph )
if false &lt;&gt; TextFinden( GlobalScope.ThisComponent, ph, True, True ) then
  Dim str2 AS String
  str2 = "PEA-Einsicht erforderlich"
  if 6 = msgbox( "Ist " &amp; str2 &amp; "?", 36 ) then
    str = "ja"
  else
    str = "nein"
  end if
  cursorRunter
  TextErsetzen( GlobalScope.ThisComponent, ph, str, False, False )
end if
ph = "##sta##"
cursorSetzen( ph )
if false &lt;&gt; TextFinden( GlobalScope.ThisComponent, ph, True, True ) then
  vnt = DlgTextEingeben("StA eingeben:", "Geben Sie die zuständige StA an:", "",-1)
  If vnt &lt;&gt; False Then
    TextErsetzen( GlobalScope.ThisComponent, ph, vnt, False, False )
  else
    Goto Abbruch
  end if
end if
ph = "##azsta##"
cursorSetzen( ph )
if false &lt;&gt; TextFinden( GlobalScope.ThisComponent, ph, True, True ) then
  vnt = DlgTextEingeben("Az. der StA eingeben:", "Geben Sie das Az. der StA an:", "",-1)
  If vnt &lt;&gt; False Then
    TextErsetzen( GlobalScope.ThisComponent, ph, vnt, False, False )
  else
    Goto Abbruch
  end if
end if

Exit Function
Abbruch:
  Ermittlungen = false
end Function

Function Vertragsfortsetzung
Vertragsfortsetzung = true
Dim ph As String
REM ph : PlatzHalter
ph = "##vertragsfortsetzung##"
if false = TextFinden( GlobalScope.ThisComponent, ph, True, True ) then
  ' Dialog wurde schon durchlaufen
  exit function
end if
cursorSetzen( ph )
Dim vntListe As Variant
Dim ja AS String
ja = "Nein"
Dim keine AS String
keine = "Ja ..."
Dim bitte AS String
bitte = "Bitte Begründung eingeben:"
vntListe = Array(ja,keine)
vntFortsetzung = DlgListenelementWaehlen("Interview","Bestehen Bedenken gegen eine Vertragsfortsetzung?",vntListe)
Dim str1 AS String
If vntFortsetzung = ja Then
  str1 = "Ja, gegen eine Vertragsfortsetzung bestehen keine Bedenken."
  vnt = ""
elseif vntFortsetzung = keine Then
  str1 = "Nein, weil "
  vnt = DlgTextEingeben(bitte, "Gegen eine Vertragsfortsetzung bestehen Bedenken, weil","",-1)
End If
If vnt = False Then
  Goto Abbruch
End If
If vntFortsetzung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Vertragsfortsetzung = false
End Function

Function Versicherungssumme
Versicherungssumme = true
Dim ph As String
REM ph : PlatzHalter
ph = "##versicherungssumme##"

cursorSetzen( ph )
if false = TextFinden( GlobalScope.ThisComponent, ph, True, True ) then
  ' Dialog wurde schon durchlaufen
  exit function
end if
Dim vntListe As Variant
Dim ja AS String
ja = "Ja"
Dim zuKnapp AS String
zuKnapp = "Nein ..."
vntListe = Array(ja,zuKnapp)
vntSumme = DlgListenelementWaehlen("Interview","Ist die gewählte Versicherungssumme ausreichend bemessen?",vntListe)
Dim str1 AS String
If vntSumme = zuKnapp Then
  str1 = "Die Versicherungssumme müsste "
  vnt = DlgTextEingeben("Interview", "Wieviele € müsste die Versicherungssumme betragen?", "1.000,-",-1)
  str2 = " € betragen"
elseif vntSumme = ja Then
  str1 = ""
  vnt = "Die gewählte Versicherungssumme ist ausreichend bemessen."
  str2 = ""
End If
If vnt = False Then
  Goto Abbruch
End If
If vntSumme &lt;&gt; False Then
  Dim vntErgebnis As Variant
  vntErgebnis = TextErsetzen( GlobalScope.ThisComponent, ph, str1 &amp; vnt &amp; str2, False, False )
  If vntErgebnis &lt;&gt; False Then
    if 1 &lt; vntErgebnis then
      msgbox "Warnung: es wurde mehr als eine Ersetzung durchgeführt"
    end if
  End If
End If
Exit Function

Abbruch:
  Versicherungssumme = false
End Function

Function Oertlichkeit
Oertlichkeit = true
Dim ph As String
REM ph : PlatzHalter
ph = "##oertlichkeit##"
cursorSetzen( ph )
if false = TextFinden( GlobalScope.ThisComponent, ph, True, True ) then
  ' Dialog wurde schon durchlaufen
  exit function
end if
Dim vntListe As Variant
Dim flaeche AS String
flaeche = "Wohnfläche ..."
Dim raum AS String
raum = "umbauter Raum ..."
vntListe = Array(flaeche,raum)
vntOrt = DlgListenelementWaehlen("Interview","Angaben zur örtlichen Beschaffenheit",vntListe)
If vntOrt = flaeche Then
  str2 = " qm Wohnfläche"
  vnt = DlgTextEingeben("Interview", "Wieviel qm misst die Wohnfläche?", "5",4)
elseIf vntOrt = raum Then
  str2 = " m³ umbauter Raum"
  vnt = DlgTextEingeben("Interview", "Wieviel m³ Raum sind umbaut?", "2",4)
elseIf vntOrt = False Then
  Goto Abbruch
End If
If vnt &lt;&gt; False Then
  TextErsetzen( GlobalScope.ThisComponent, ph, vnt &amp; str2, False, False )
else
  Goto Abbruch
end if
Exit Function

Abbruch:
  Oertlichkeit = false
end Function

Function Sicherheitsvorschriften
Sicherheitsvorschriften = true
Dim ph As String
REM ph : PlatzHalter
ph = "##Sicherheitsvorschrift##"

cursorSetzen( ph )
if false = TextFinden( GlobalScope.ThisComponent, ph, True, True ) then
  ' Dialog wurde schon durchlaufen
  exit function
end if
Dim vntListe As Variant
Dim ja AS String
ja = "Ja ..."
Dim nein AS String
nein = "Nein"
Dim zweifelhaft AS String
zweifelhaft = "Zweifelhaft ..."
Dim bitte AS String
bitte = "Bitte Begründung eingeben:"
vntListe = Array(nein,ja,zweifelhaft)
vntSicherheitsvorschrift = DlgListenelementWaehlen("Interview","Wurde eine Verletzung der vertraglichen Sicherheitsvorschriften bekannt?",vntListe)
If vntSicherheitsvorschrift = ja Then
  str1 = "Eine Verletzung der vertraglichen Sicherheitsvorschriften liegt vor, weil "
  vnt = DlgTextEingeben(bitte, str1, "",-1)
elseIf vntSicherheitsvorschrift = zweifelhaft Then
  str1 = "An der Einhaltung der vertraglichen Sicherheitsvorschriften bestehen Zweifel, weil "
  vnt = DlgTextEingeben(bitte, str1, "",-1)
elseIf vntSicherheitsvorschrift = False Then
  Goto Abbruch
End If
If vntSicherheitsvorschrift = nein Then
  str1 = "Eine Verletzung der vertraglichen Sicherheitsvorschriften wurde nicht bekannt."
  vnt = ""
End If
If vnt = False Then
  Goto Abbruch
end if
If vntSicherheitsvorschrift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Sicherheitsvorschriften = false
End Function

Function Obliegenheiten
Obliegenheiten = true
Dim ph As String
REM ph : PlatzHalter
ph = "##obliegenheit##"

cursorSetzen( ph )
if false = TextFinden( GlobalScope.ThisComponent, ph, True, True ) then
  ' Dialog wurde schon durchlaufen
  exit function
end if
Dim vntListe As Variant
Dim nein AS String
nein = "Nein"
Dim besteht AS String
ja = "Ja ..."
Dim zweifelhaft AS String
zweifelhaft = "Zweifelhaft ..."
Dim bitte AS String
bitte = "Bitte Begründung eingeben:"
vntListe = Array(nein,ja,zweifelhaft)
vntObliegenheit = DlgListenelementWaehlen("Interview","Ist eine Verletzung der vertraglichen Obliegenheiten bekannt?",vntListe)
If vntObliegenheit = ja Then
  str1 = "Die vertraglichen Obliegenheiten wurden verletzt, weil "
  vnt = DlgTextEingeben(bitte, str1, "",-1)
elseIf vntObliegenheit = zweifelhaft Then
  str1 = "Eine Verletzung der vertraglichen Obliegenheiten ist zweifelhaft, weil "
  vnt = DlgTextEingeben(bitte, str1, "",-1)
elseIf vntObliegenheit = nein Then
  str1 = "Eine Verletzung der vertraglichen Obliegenheiten wurde nicht bekannt."
  vnt = ""
elseIf vntObliegenheit = False Then
  Goto Abbruch
End If
If vnt = False Then
  Goto Abbruch
end if
If vntObliegenheit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Obliegenheiten = false
End Function

Function Fahrlaessigkeit
Fahrlaessigkeit = true
Dim ph As String
REM ph : PlatzHalter
ph = "##fahrlaessigkeit##"

cursorSetzen( ph )
if false = TextFinden( GlobalScope.ThisComponent, ph, True, True ) then
  ' Dialog wurde schon durchlaufen
  exit function
end if
Dim vntListe As Variant
Dim besteht AS String
besteht = "Ja ..."
Dim zweifelhaft AS String
zweifelhaft = "Zweifelhaft ..."
Dim keine AS String
keine = "Nein"
Dim bitte AS String
bitte = "Bitte Begründung eingeben:"
vntListe = Array(keine,besteht,zweifelhaft)
vntFahrlaessigkeit = DlgListenelementWaehlen("Interview","Liegt grobe Fahrlässigkeit vor?",vntListe)
If vntFahrlaessigkeit = besteht Then
  str1 = "Grobe Fahrlässigkeit ist nach unserer Kenntnis gegeben, weil "
  vnt = DlgTextEingeben(bitte, str1, "",-1)
  If vnt = False Then
    Goto Abbruch
  end if
elseIf vntFahrlaessigkeit = zweifelhaft Then
  str1 = "Grobe Fahrlässigkeit ist nach unserer Kenntnis zweifelhaft, weil "
  vnt = DlgTextEingeben(bitte, str1, "",-1)
  If vnt = False Then
    Goto Abbruch
  end if
elseIf vntFahrlaessigkeit = keine Then
  str1 = "Grobe Fahrlässigkeit ist nach unserer Kenntnis nicht gegeben."
  vnt = ""
elseIf vntFahrlaessigkeit = False Then
  Goto Abbruch
End If
If vntFahrlaessigkeit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Fahrlaessigkeit = false
End Function

Function Ersatzpflicht
Ersatzpflicht = true
Dim ph As String
REM ph : PlatzHalter
ph = "##ersatzpflicht##"
if false = TextFinden( GlobalScope.ThisComponent, ph, True, True ) then
  ' Dialog wurde schon durchlaufen
  exit function
end if
cursorSetzen( ph )
Dim vntListe As Variant
Dim ja AS String
ja = "Ja"
Dim bestehtNicht AS String
bestehtNicht = "Nein ..."
Dim zweifelhaft AS String
zweifelhaft = "Zweifelhaft ..."
Dim bitte AS String
bitte = "Bitte Begründung eingeben:"
vntListe = Array(ja,bestehtNicht,zweifelhaft)
vntErsatzpflicht = DlgListenelementWaehlen("Interview","Besteht eine Ersatzpflicht?",vntListe)
Dim str1 AS String
If vntErsatzpflicht = bestehtNicht Then
  str1 = "Es besteht keine Ersatzpflicht im Sinne der vertraglichen Bedingungen, weil "
  vnt = DlgTextEingeben(bitte, str1, "",-1)
elseif vntErsatzpflicht = zweifelhaft Then
  str1 = "Eine Ersatzpflicht im Sinne der vertraglichen Bedingungen ist zweifelhaft, weil "
  vnt = DlgTextEingeben(bitte, str1, "",-1)
elseif vntErsatzpflicht = ja Then
  str1 = "Ja, ein versichertes Schadenereignis im Sinne der vertraglichen Bedingungen ist gegeben."
  vnt = ""
End If
If vnt = False Then
  Goto Abbruch
End If
If vntErsatzpflicht &lt;&gt; False Then
  Dim vntErgebnis As Variant
  vntErgebnis = TextErsetzen( GlobalScope.ThisComponent, ph, str1 &amp; vnt, False, False )
  If vntErgebnis &lt;&gt; False Then
    if 1 &lt; vntErgebnis then
      msgbox "Warnung: es wurde mehr als eine Ersetzung durchgeführt"
    end if
  End If
End If
Exit Function
Abbruch:
  Ersatzpflicht = false
End Function

Function AngabenVN
AngabenVN = true
Dim ph As String
REM ph : PlatzHalter
ph = "##angabenVN##"
cursorSetzen( ph )
if false = TextFinden( GlobalScope.ThisComponent, ph, True, True ) then
  ' Dialog wurde schon durchlaufen
  exit function
end if
Dim str As Variant
str = " nicht"
Dim text1 As Variant
text1 = "Die Angaben stimmen mit den getroffenen Feststellungen"
Dim text2 As Variant
text2 = " überein."
if 6 = msgbox( "Treffen die Angaben des VN zum Schadenhergang zu?", 36 ) then
  str = ""
end if
TextErsetzen( GlobalScope.ThisComponent, ph, text1 &amp; str &amp; text2, False, False )
Exit Function
Abbruch:
  AngabenVN = false
end function

Function Schadenhergang
Schadenhergang = true
Dim ph As String
REM ph : PlatzHalter
ph = "##schadenhergang##"
cursorSetzen( ph )
if false = TextFinden( GlobalScope.ThisComponent, ph, True, True ) then
  ' Dialog wurde schon durchlaufen
  exit function
end if
vnt = DlgTextEingeben("Schadenhergang eingeben:", "Geben Sie eine Beschreibung des Schadenhergangs ein:", "Genau so war es ... ",-1)
If vnt &lt;&gt; False Then
  TextErsetzen( GlobalScope.ThisComponent, ph, vnt, False, False )
  else
    Goto Abbruch
end if
Exit Function
Abbruch:
  Schadenhergang = false
end Function

Function Schadenort
Dim ph As String
Schadenort = true
REM ph : PlatzHalter
ph = "##schadenort##"
cursorSetzen( ph )
if false = TextFinden( GlobalScope.ThisComponent, ph, True, True ) then
  ' Dialog wurde schon durchlaufen
  exit function
end if
if 6 = msgbox( "Ist der Schadenort zugleich auch der Versicherungsort?", 36 ) then
  TextErsetzen( GlobalScope.ThisComponent, ph, "Der Schadenort entspricht dem dokumentierten Versicherungsort.", False, False )
else
  vnt = DlgTextEingeben("Bitte Schadenort eingeben:", "Der Schadenort befindet sich in:", "Schadenort ist ",-1)
  If vnt &lt;&gt; False Then
    TextErsetzen( GlobalScope.ThisComponent, ph, vnt, False, False )
  else
    Goto Abbruch
  end if
end if
Exit Function
Abbruch:
  Schadenort = false
end Function

Function BesichtigtMit
Dim ph As String
BesichtigtMit = true
REM ph : PlatzHalter
ph = "##besichtigtmit##"
cursorSetzen( ph )
if false = TextFinden( GlobalScope.ThisComponent, ph, True, True ) then
  ' Dialog wurde schon durchlaufen
  exit function
end if
vnt = DlgTextEingeben("Bitte Bezeichnung eingeben:", "Die Besichtigung fand statt mit", "VN",-1)
If vnt &lt;&gt; False Then
  TextErsetzen( GlobalScope.ThisComponent, ph, vnt, False, False )
else
  Goto Abbruch
end if
Exit Function
Abbruch:
  BesichtigtMit = false
end function

sub Abweichungen
Dim phAbweichung As String
REM ph : PlatzHalter
phAbweichung = "##abweichungen##"
Dim str As Variant
str = "Abweichungen/Ergänzungen  "
if 7 = msgbox( "Enthält dieser Bericht Abweichungen oder Ergänzungen gegenüber einem früheren Bericht?", 292 ) then
  str = ""
end if
TextErsetzen( GlobalScope.ThisComponent, phAbweichung, str, False, False )
end sub

Function Bericht
Bericht = true
Dim phBericht As String
REM ph : PlatzHalter
phBericht = "##bericht##"
if false = TextFinden( GlobalScope.ThisComponent, phBericht, True, True ) then
  ' Dialog wurde schon durchlaufen
  exit function
end if
Dim vntListe As Variant
Dim vorbericht AS String
vorbericht = "Vorbericht"
vntListe = Array("1. ","2. ","3. ","4. ","5. ","6. ", "7. ","8. ","9. ","10. ","11. ","12. ","13. ","14. ","15. ","16. ", "17. ","18. ","19. ")
vntNr = DlgListenelementWaehlen("Interview","Vorbericht Nummer:",vntListe)
If vntNr &lt;&gt; False Then
  vntBericht = vntNr &amp; vorbericht
else
  Goto Abbruch
End If
If vntBericht &lt;&gt; False Then
  Dim vntErgebnis As Variant
  vntErgebnis = TextErsetzen( GlobalScope.ThisComponent, phBericht, vntBericht, True, True )
  If vntErgebnis &lt;&gt; False Then
    if 1 &lt; vntErgebnis then
      msgbox "Warnung: es wurde mehr als eine Ersetzung durchgeführt"
    end if
  End If
else
  Goto Abbruch
End If
Exit Function
Abbruch:
  Bericht = false
End Function

Function Besichtigungsdatum
Dim heute as String
Besichtigungsdatum = true
Dim ph As String
REM ph : PlatzHalter
ph = "##besichtigtam##"
cursorSetzen( ph )
if false = TextFinden( GlobalScope.ThisComponent, ph, True, True ) then
  ' Dialog wurde schon durchlaufen
  exit function
end if
heute = Date
'vnt = DlgDatumEingeben( "Interview", "Die Besichtigung fand statt am", heute, heute, True )
vnt = DlgTextEingeben("Interview", "Die Besichtigung fand statt am", heute,-1)
If vnt &lt;&gt; False Then
  Dim vntErgebnis As Variant
  vntErgebnis = TextErsetzen( GlobalScope.ThisComponent, ph, vnt, True, True )
  If vntErgebnis &lt;&gt; False Then
    if 1 &lt; vntErgebnis then
'      msgbox "Warnung: es wurde mehr als eine Ersetzung durchgeführt"
    end if
  End If
else
  Goto Abbruch
End If
Exit Function

Abbruch:
  Besichtigungsdatum = false
end function

Function nochEineBesichtigung
nochEineBesichtigung = msgbox( "Fand ein weiterer Besichtigungstermin statt?", 292 )
Exit Function

Abbruch:
  nochEineBesichtigung = false
end function

sub tabelleErmittlungen
rem ----------------------------------------------------------------------
rem define variables
dim document   as object
dim dispatcher as object
rem ----------------------------------------------------------------------
rem get access to the document
document   = ThisComponent.CurrentController.Frame
dispatcher = createUnoService("com.sun.star.frame.DispatchHelper")

rem ----------------------------------------------------------------------
dim args1(3) as new com.sun.star.beans.PropertyValue
args1(0).Name = "TableName"
args1(0).Value = "Ermittlungen"
args1(1).Name = "Columns"
args1(1).Value = 2
args1(2).Name = "Rows"
args1(2).Value = 7
args1(3).Name = "Flags"
args1(3).Value = 8

dispatcher.executeDispatch(document, ".uno:InsertTable", "", 0, args1())

rem ----------------------------------------------------------------------
dim args2(0) as new com.sun.star.beans.PropertyValue
args2(0).Name = "Text"
args2(0).Value = "Dienststelle"

dispatcher.executeDispatch(document, ".uno:InsertText", "", 0, args2())

rem ----------------------------------------------------------------------
dispatcher.executeDispatch(document, ".uno:JumpToNextCell", "", 0, Array())

rem ----------------------------------------------------------------------
dim args4(0) as new com.sun.star.beans.PropertyValue
args4(0).Name = "Text"
args4(0).Value = "##dienststelle##"

dispatcher.executeDispatch(document, ".uno:InsertText", "", 0, args4())

rem ----------------------------------------------------------------------
dispatcher.executeDispatch(document, ".uno:JumpToNextCell", "", 0, Array())

rem ----------------------------------------------------------------------
dim args6(0) as new com.sun.star.beans.PropertyValue
args6(0).Name = "Text"
args6(0).Value = "Tgb. Nr.:"

dispatcher.executeDispatch(document, ".uno:InsertText", "", 0, args6())

rem ----------------------------------------------------------------------
dispatcher.executeDispatch(document, ".uno:JumpToNextCell", "", 0, Array())

rem ----------------------------------------------------------------------
dim args8(0) as new com.sun.star.beans.PropertyValue
args8(0).Name = "Text"
args8(0).Value = "##tgbnr##"

dispatcher.executeDispatch(document, ".uno:InsertText", "", 0, args8())

rem ----------------------------------------------------------------------
dispatcher.executeDispatch(document, ".uno:JumpToNextCell", "", 0, Array())

rem ----------------------------------------------------------------------
dim args10(0) as new com.sun.star.beans.PropertyValue
args10(0).Name = "Text"
args10(0).Value = "SB Name"

dispatcher.executeDispatch(document, ".uno:InsertText", "", 0, args10())

rem ----------------------------------------------------------------------
dispatcher.executeDispatch(document, ".uno:JumpToNextCell", "", 0, Array())

rem ----------------------------------------------------------------------
dim args12(0) as new com.sun.star.beans.PropertyValue
args12(0).Name = "Text"
args12(0).Value = "##sbname##"

dispatcher.executeDispatch(document, ".uno:InsertText", "", 0, args12())

rem ----------------------------------------------------------------------
dispatcher.executeDispatch(document, ".uno:JumpToNextCell", "", 0, Array())

rem ----------------------------------------------------------------------
dim args14(0) as new com.sun.star.beans.PropertyValue
args14(0).Name = "Text"
args14(0).Value = "Tel. Nr.:"

dispatcher.executeDispatch(document, ".uno:InsertText", "", 0, args14())

rem ----------------------------------------------------------------------
dispatcher.executeDispatch(document, ".uno:JumpToNextCell", "", 0, Array())

rem ----------------------------------------------------------------------
dim args16(0) as new com.sun.star.beans.PropertyValue
args16(0).Name = "Text"
args16(0).Value = "##telefonnr##"

dispatcher.executeDispatch(document, ".uno:InsertText", "", 0, args16())

rem ----------------------------------------------------------------------
dispatcher.executeDispatch(document, ".uno:JumpToNextCell", "", 0, Array())

rem ----------------------------------------------------------------------
dim args18(0) as new com.sun.star.beans.PropertyValue
args18(0).Name = "Text"
args18(0).Value = "Stehlgutliste wurde eingereicht"

dispatcher.executeDispatch(document, ".uno:InsertText", "", 0, args18())

rem ----------------------------------------------------------------------
dispatcher.executeDispatch(document, ".uno:JumpToNextCell", "", 0, Array())

rem ----------------------------------------------------------------------
dim args20(0) as new com.sun.star.beans.PropertyValue
args20(0).Name = "Text"
args20(0).Value = "##stehlgutliste##"

dispatcher.executeDispatch(document, ".uno:InsertText", "", 0, args20())

rem ----------------------------------------------------------------------
dispatcher.executeDispatch(document, ".uno:JumpToNextCell", "", 0, Array())

rem ----------------------------------------------------------------------
dim args22(0) as new com.sun.star.beans.PropertyValue
args22(0).Name = "Text"
args22(0).Value = "Ermittlungen sind abgeschlossen"

dispatcher.executeDispatch(document, ".uno:InsertText", "", 0, args22())

rem ----------------------------------------------------------------------
dispatcher.executeDispatch(document, ".uno:JumpToNextCell", "", 0, Array())

rem ----------------------------------------------------------------------
dim args24(0) as new com.sun.star.beans.PropertyValue
args24(0).Name = "Text"
args24(0).Value = "##abgeschlossen##"

dispatcher.executeDispatch(document, ".uno:InsertText", "", 0, args24())

rem ----------------------------------------------------------------------
dispatcher.executeDispatch(document, ".uno:JumpToNextCell", "", 0, Array())

rem ----------------------------------------------------------------------
dim args26(0) as new com.sun.star.beans.PropertyValue
args26(0).Name = "Text"
args26(0).Value = "richten sich gegen"

dispatcher.executeDispatch(document, ".uno:InsertText", "", 0, args26())

rem ----------------------------------------------------------------------
dispatcher.executeDispatch(document, ".uno:JumpToNextCell", "", 0, Array())

rem ----------------------------------------------------------------------
dim args28(0) as new com.sun.star.beans.PropertyValue
args28(0).Name = "Text"
args28(0).Value = "##gerichtetGegen##"

dispatcher.executeDispatch(document, ".uno:InsertText", "", 0, args28())


end sub



sub ermittlungenJa
rem ----------------------------------------------------------------------
rem define variables
dim document   as object
dim dispatcher as object
rem ----------------------------------------------------------------------
rem get access to the document
document   = ThisComponent.CurrentController.Frame
dispatcher = createUnoService("com.sun.star.frame.DispatchHelper")

rem ----------------------------------------------------------------------
dim args1(3) as new com.sun.star.beans.PropertyValue
args1(0).Name = "TableName"
args1(0).Value = "ermittlungenJa"
args1(1).Name = "Columns"
args1(1).Value = 2
args1(2).Name = "Rows"
args1(2).Value = 3
args1(3).Name = "Flags"
args1(3).Value = 8

dispatcher.executeDispatch(document, ".uno:InsertTable", "", 0, args1())

rem ----------------------------------------------------------------------
dim args2(0) as new com.sun.star.beans.PropertyValue
args2(0).Name = "Text"
args2(0).Value = "PEA-Einsicht erforderlich"

dispatcher.executeDispatch(document, ".uno:InsertText", "", 0, args2())

rem ----------------------------------------------------------------------
dispatcher.executeDispatch(document, ".uno:JumpToNextCell", "", 0, Array())

rem ----------------------------------------------------------------------
dim args4(0) as new com.sun.star.beans.PropertyValue
args4(0).Name = "Text"
args4(0).Value = "##peaeinsicht##"

dispatcher.executeDispatch(document, ".uno:InsertText", "", 0, args4())

rem ----------------------------------------------------------------------
dispatcher.executeDispatch(document, ".uno:JumpToNextCell", "", 0, Array())

rem ----------------------------------------------------------------------
dim args6(0) as new com.sun.star.beans.PropertyValue
args6(0).Name = "Text"
args6(0).Value = "zuständige StA"

dispatcher.executeDispatch(document, ".uno:InsertText", "", 0, args6())

rem ----------------------------------------------------------------------
dispatcher.executeDispatch(document, ".uno:JumpToNextCell", "", 0, Array())

rem ----------------------------------------------------------------------
dim args8(0) as new com.sun.star.beans.PropertyValue
args8(0).Name = "Text"
args8(0).Value = "##sta##"

dispatcher.executeDispatch(document, ".uno:InsertText", "", 0, args8())

rem ----------------------------------------------------------------------
dispatcher.executeDispatch(document, ".uno:JumpToNextCell", "", 0, Array())

rem ----------------------------------------------------------------------
dim args10(0) as new com.sun.star.beans.PropertyValue
args10(0).Name = "Text"
args10(0).Value = "Az. der StA"

dispatcher.executeDispatch(document, ".uno:InsertText", "", 0, args10())

rem ----------------------------------------------------------------------
dispatcher.executeDispatch(document, ".uno:JumpToNextCell", "", 0, Array())

rem ----------------------------------------------------------------------
dim args12(0) as new com.sun.star.beans.PropertyValue
args12(0).Name = "Text"
args12(0).Value = "##azsta##"

dispatcher.executeDispatch(document, ".uno:InsertText", "", 0, args12())

rem ----------------------------------------------------------------------
dim args13(1) as new com.sun.star.beans.PropertyValue
args13(0).Name = "Count"
args13(0).Value = 1
args13(1).Name = "Select"
args13(1).Value = false

dispatcher.executeDispatch(document, ".uno:GoDown", "", 0, args13())


end sub



sub cursorRunter
rem ----------------------------------------------------------------------
rem define variables
dim document   as object
dim dispatcher as object
rem ----------------------------------------------------------------------
rem get access to the document
document   = ThisComponent.CurrentController.Frame
dispatcher = createUnoService("com.sun.star.frame.DispatchHelper")

rem ----------------------------------------------------------------------
dispatcher.executeDispatch(document, ".uno:GoToStartOfLine", "", 0, Array())

rem ----------------------------------------------------------------------
dim args2(1) as new com.sun.star.beans.PropertyValue
args2(0).Name = "Count"
args2(0).Value = 1
args2(1).Name = "Select"
args2(1).Value = false

dispatcher.executeDispatch(document, ".uno:GoDown", "", 0, args2())


end sub


sub tabelleVereinzelung
rem ----------------------------------------------------------------------
rem define variables
dim document   as object
dim dispatcher as object
rem ----------------------------------------------------------------------
rem get access to the document
document   = ThisComponent.CurrentController.Frame
dispatcher = createUnoService("com.sun.star.frame.DispatchHelper")

rem ----------------------------------------------------------------------
dim args1(3) as new com.sun.star.beans.PropertyValue
args1(0).Name = "TableName"
args1(0).Value = ""
args1(1).Name = "Columns"
args1(1).Value = 6
args1(2).Name = "Rows"
args1(2).Value = 5
args1(3).Name = "Flags"
args1(3).Value = 9

dispatcher.executeDispatch(document, ".uno:InsertTable", "", 0, args1())

rem ----------------------------------------------------------------------
dim args2(12) as new com.sun.star.beans.PropertyValue
args2(0).Name = "OuterBorder.LeftBorder"
args2(0).Value = Array(0,0,0,0)
args2(1).Name = "OuterBorder.LeftDistance"
args2(1).Value = 97
args2(2).Name = "OuterBorder.RightBorder"
args2(2).Value = Array(0,0,0,0)
args2(3).Name = "OuterBorder.RightDistance"
args2(3).Value = 97
args2(4).Name = "OuterBorder.TopBorder"
args2(4).Value = Array(0,0,0,0)
args2(5).Name = "OuterBorder.TopDistance"
args2(5).Value = 97
args2(6).Name = "OuterBorder.BottomBorder"
args2(6).Value = Array(0,0,0,0)
args2(7).Name = "OuterBorder.BottomDistance"
args2(7).Value = 97
args2(8).Name = "InnerBorder.Horizontal"
args2(8).Value = Array(0,0,0,0)
args2(9).Name = "InnerBorder.Vertical"
args2(9).Value = Array(0,0,0,0)
args2(10).Name = "InnerBorder.Flags"
args2(10).Value = 1
args2(11).Name = "InnerBorder.ValidFlags"
args2(11).Value = 127
args2(12).Name = "InnerBorder.DefaultDistance"
args2(12).Value = 0

dispatcher.executeDispatch(document, ".uno:SetBorderStyle", "", 0, args2())

rem ----------------------------------------------------------------------
dim args3(12) as new com.sun.star.beans.PropertyValue
args3(0).Name = "OuterBorder.LeftBorder"
args3(0).Value = Array(0,0,0,0)
args3(1).Name = "OuterBorder.LeftDistance"
args3(1).Value = 97
args3(2).Name = "OuterBorder.RightBorder"
args3(2).Value = Array(0,0,0,0)
args3(3).Name = "OuterBorder.RightDistance"
args3(3).Value = 97
args3(4).Name = "OuterBorder.TopBorder"
args3(4).Value = Array(0,0,0,0)
args3(5).Name = "OuterBorder.TopDistance"
args3(5).Value = 97
args3(6).Name = "OuterBorder.BottomBorder"
args3(6).Value = Array(0,0,0,0)
args3(7).Name = "OuterBorder.BottomDistance"
args3(7).Value = 97
args3(8).Name = "InnerBorder.Horizontal"
args3(8).Value = Array(0,0,0,0)
args3(9).Name = "InnerBorder.Vertical"
args3(9).Value = Array(0,0,0,0)
args3(10).Name = "InnerBorder.Flags"
args3(10).Value = 1
args3(11).Name = "InnerBorder.ValidFlags"
args3(11).Value = 127
args3(12).Name = "InnerBorder.DefaultDistance"
args3(12).Value = 0

dispatcher.executeDispatch(document, ".uno:SetBorderStyle", "", 0, args3())

rem ----------------------------------------------------------------------
dim args4(0) as new com.sun.star.beans.PropertyValue
args4(0).Name = "Text"
args4(0).Value = "PositionenNW €Jahre"

dispatcher.executeDispatch(document, ".uno:InsertText", "", 0, args4())

rem ----------------------------------------------------------------------
dispatcher.executeDispatch(document, ".uno:JumpToNextCell", "", 0, Array())

rem ----------------------------------------------------------------------
dim args6(0) as new com.sun.star.beans.PropertyValue
args6(0).Name = "Text"
args6(0).Value = "%"

dispatcher.executeDispatch(document, ".uno:InsertText", "", 0, args6())

rem ----------------------------------------------------------------------
dispatcher.executeDispatch(document, ".uno:JumpToNextCell", "", 0, Array())

rem ----------------------------------------------------------------------
dim args8(0) as new com.sun.star.beans.PropertyValue
args8(0).Name = "Text"
args8(0).Value = "ZW €"

dispatcher.executeDispatch(document, ".uno:InsertText", "", 0, args8())

rem ----------------------------------------------------------------------
dispatcher.executeDispatch(document, ".uno:BulletsAndNumberingDialog", "", 0, Array())

rem ----------------------------------------------------------------------
dim args10(0) as new com.sun.star.beans.PropertyValue
args10(0).Name = "Text"
args10(0).Value = "Tabak"

dispatcher.executeDispatch(document, ".uno:InsertText", "", 0, args10())

rem ----------------------------------------------------------------------
dispatcher.executeDispatch(document, ".uno:JumpToNextCell", "", 0, Array())

rem ----------------------------------------------------------------------
dim args12(0) as new com.sun.star.beans.PropertyValue
args12(0).Name = "Text"
args12(0).Value = "10,00"

dispatcher.executeDispatch(document, ".uno:InsertText", "", 0, args12())

rem ----------------------------------------------------------------------
dispatcher.executeDispatch(document, ".uno:JumpToNextCell", "", 0, Array())

rem ----------------------------------------------------------------------
dim args14(0) as new com.sun.star.beans.PropertyValue
args14(0).Name = "Text"
args14(0).Value = "1"

dispatcher.executeDispatch(document, ".uno:InsertText", "", 0, args14())

rem ----------------------------------------------------------------------
dispatcher.executeDispatch(document, ".uno:JumpToNextCell", "", 0, Array())

rem ----------------------------------------------------------------------
dim args16(0) as new com.sun.star.beans.PropertyValue
args16(0).Name = "Text"
args16(0).Value = "20"

dispatcher.executeDispatch(document, ".uno:InsertText", "", 0, args16())

rem ----------------------------------------------------------------------
dispatcher.executeDispatch(document, ".uno:JumpToNextCell", "", 0, Array())

rem ----------------------------------------------------------------------
dim args18(0) as new com.sun.star.beans.PropertyValue
args18(0).Name = "Text"
args18(0).Value = "2,00"

dispatcher.executeDispatch(document, ".uno:InsertText", "", 0, args18())

rem ----------------------------------------------------------------------
dispatcher.executeDispatch(document, ".uno:JumpToNextCell", "", 0, Array())

rem ----------------------------------------------------------------------
dim args20(0) as new com.sun.star.beans.PropertyValue
args20(0).Name = "Text"
args20(0).Value = "2"

dispatcher.executeDispatch(document, ".uno:InsertText", "", 0, args20())

rem ----------------------------------------------------------------------
dispatcher.executeDispatch(document, ".uno:JumpToNextCell", "", 0, Array())

rem ----------------------------------------------------------------------
dispatcher.executeDispatch(document, ".uno:JumpToPrevCell", "", 0, Array())

rem ----------------------------------------------------------------------
dispatcher.executeDispatch(document, ".uno:Delete", "", 0, Array())

rem ----------------------------------------------------------------------
dispatcher.executeDispatch(document, ".uno:InsertRows", "", 0, Array())

rem ----------------------------------------------------------------------
dim args25(12) as new com.sun.star.beans.PropertyValue
args25(0).Name = "OuterBorder.LeftBorder"
args25(0).Value = Array(0,0,0,0)
args25(1).Name = "OuterBorder.LeftDistance"
args25(1).Value = 97
args25(2).Name = "OuterBorder.RightBorder"
args25(2).Value = Array(0,0,0,0)
args25(3).Name = "OuterBorder.RightDistance"
args25(3).Value = 97
args25(4).Name = "OuterBorder.TopBorder"
args25(4).Value = Array(0,0,0,0)
args25(5).Name = "OuterBorder.TopDistance"
args25(5).Value = 97
args25(6).Name = "OuterBorder.BottomBorder"
args25(6).Value = Array(0,0,2,0)
args25(7).Name = "OuterBorder.BottomDistance"
args25(7).Value = 97
args25(8).Name = "InnerBorder.Horizontal"
args25(8).Value = Array(0,0,0,0)
args25(9).Name = "InnerBorder.Vertical"
args25(9).Value = Array(0,0,0,0)
args25(10).Name = "InnerBorder.Flags"
args25(10).Value = 1
args25(11).Name = "InnerBorder.ValidFlags"
args25(11).Value = 66
args25(12).Name = "InnerBorder.DefaultDistance"
args25(12).Value = 0

dispatcher.executeDispatch(document, ".uno:SetBorderStyle", "", 0, args25())

rem ----------------------------------------------------------------------
dim args26(12) as new com.sun.star.beans.PropertyValue
args26(0).Name = "OuterBorder.LeftBorder"
args26(0).Value = Array(0,0,0,0)
args26(1).Name = "OuterBorder.LeftDistance"
args26(1).Value = 97
args26(2).Name = "OuterBorder.RightBorder"
args26(2).Value = Array(0,0,0,0)
args26(3).Name = "OuterBorder.RightDistance"
args26(3).Value = 97
args26(4).Name = "OuterBorder.TopBorder"
args26(4).Value = Array(0,0,0,0)
args26(5).Name = "OuterBorder.TopDistance"
args26(5).Value = 97
args26(6).Name = "OuterBorder.BottomBorder"
args26(6).Value = Array(0,0,2,0)
args26(7).Name = "OuterBorder.BottomDistance"
args26(7).Value = 97
args26(8).Name = "InnerBorder.Horizontal"
args26(8).Value = Array(0,0,0,0)
args26(9).Name = "InnerBorder.Vertical"
args26(9).Value = Array(0,0,0,0)
args26(10).Name = "InnerBorder.Flags"
args26(10).Value = 1
args26(11).Name = "InnerBorder.ValidFlags"
args26(11).Value = 66
args26(12).Name = "InnerBorder.DefaultDistance"
args26(12).Value = 0

dispatcher.executeDispatch(document, ".uno:SetBorderStyle", "", 0, args26())

rem ----------------------------------------------------------------------
dim args27(12) as new com.sun.star.beans.PropertyValue
args27(0).Name = "OuterBorder.LeftBorder"
args27(0).Value = Array(0,0,0,0)
args27(1).Name = "OuterBorder.LeftDistance"
args27(1).Value = 97
args27(2).Name = "OuterBorder.RightBorder"
args27(2).Value = Array(0,0,0,0)
args27(3).Name = "OuterBorder.RightDistance"
args27(3).Value = 97
args27(4).Name = "OuterBorder.TopBorder"
args27(4).Value = Array(0,0,2,0)
args27(5).Name = "OuterBorder.TopDistance"
args27(5).Value = 97
args27(6).Name = "OuterBorder.BottomBorder"
args27(6).Value = Array(0,0,0,0)
args27(7).Name = "OuterBorder.BottomDistance"
args27(7).Value = 97
args27(8).Name = "InnerBorder.Horizontal"
args27(8).Value = Array(0,0,0,0)
args27(9).Name = "InnerBorder.Vertical"
args27(9).Value = Array(0,0,0,0)
args27(10).Name = "InnerBorder.Flags"
args27(10).Value = 1
args27(11).Name = "InnerBorder.ValidFlags"
args27(11).Value = 65
args27(12).Name = "InnerBorder.DefaultDistance"
args27(12).Value = 0

dispatcher.executeDispatch(document, ".uno:SetBorderStyle", "", 0, args27())

rem ----------------------------------------------------------------------
dim args28(0) as new com.sun.star.beans.PropertyValue
args28(0).Name = "Bold"
args28(0).Value = true

dispatcher.executeDispatch(document, ".uno:Bold", "", 0, args28())

rem ----------------------------------------------------------------------
dim args29(0) as new com.sun.star.beans.PropertyValue
args29(0).Name = "Text"
args29(0).Value = "Summe netto"

dispatcher.executeDispatch(document, ".uno:InsertText", "", 0, args29())

rem ----------------------------------------------------------------------
rem dispatcher.executeDispatch(document, ".uno:FontDialog", "", 0, Array())

rem ----------------------------------------------------------------------
rem dispatcher.executeDispatch(document, ".uno:AutoSum", "", 0, Array())

rem ----------------------------------------------------------------------
dim args32(0) as new com.sun.star.beans.PropertyValue
args32(0).Name = "Formula"
args32(0).Value = "sum&lt;C2:C3&gt;"

dispatcher.executeDispatch(document, ".uno:InsertFormula", "", 0, args32())

rem ----------------------------------------------------------------------
dim args33(0) as new com.sun.star.beans.PropertyValue
args33(0).Name = "RightPara"
args33(0).Value = true

dispatcher.executeDispatch(document, ".uno:RightPara", "", 0, args33())

rem ----------------------------------------------------------------------
dim args34(0) as new com.sun.star.beans.PropertyValue
args34(0).Name = "RightPara"
args34(0).Value = true

dispatcher.executeDispatch(document, ".uno:RightPara", "", 0, args34())

rem ----------------------------------------------------------------------
dispatcher.executeDispatch(document, ".uno:Delete", "", 0, Array())

rem ----------------------------------------------------------------------
dim args36(0) as new com.sun.star.beans.PropertyValue
args36(0).Name = "Text"
args36(0).Value = ",00"

dispatcher.executeDispatch(document, ".uno:InsertText", "", 0, args36())

rem ----------------------------------------------------------------------
dispatcher.executeDispatch(document, ".uno:SwBackspace", "", 0, Array())

rem ----------------------------------------------------------------------
dim args38(0) as new com.sun.star.beans.PropertyValue
args38(0).Name = "Text"
args38(0).Value = "1"

dispatcher.executeDispatch(document, ".uno:InsertText", "", 0, args38())

rem ----------------------------------------------------------------------
dispatcher.executeDispatch(document, ".uno:InsertPara", "", 0, Array())

rem ----------------------------------------------------------------------
rem dispatcher.executeDispatch(document, ".uno:Undo", "", 0, Array())

rem ----------------------------------------------------------------------
dispatcher.executeDispatch(document, ".uno:SwBackspace", "", 0, Array())

rem ----------------------------------------------------------------------
dim args42(0) as new com.sun.star.beans.PropertyValue
args42(0).Name = "Text"
args42(0).Value = "1"

dispatcher.executeDispatch(document, ".uno:InsertText", "", 0, args42())

rem ----------------------------------------------------------------------
rem dispatcher.executeDispatch(document, ".uno:AutoSum", "", 0, Array())

rem ----------------------------------------------------------------------
dim args44(0) as new com.sun.star.beans.PropertyValue
args44(0).Name = "Formula"
args44(0).Value = "sum(&lt;F2:F3&gt;)"

dispatcher.executeDispatch(document, ".uno:InsertFormula", "", 0, args44())

rem ----------------------------------------------------------------------
dim args45(0) as new com.sun.star.beans.PropertyValue
args45(0).Name = "RightPara"
args45(0).Value = true

dispatcher.executeDispatch(document, ".uno:RightPara", "", 0, args45())

rem ----------------------------------------------------------------------
dim args46(0) as new com.sun.star.beans.PropertyValue
args46(0).Name = "RightPara"
args46(0).Value = true

dispatcher.executeDispatch(document, ".uno:RightPara", "", 0, args46())

rem ----------------------------------------------------------------------
dim args47(0) as new com.sun.star.beans.PropertyValue
args47(0).Name = "RightPara"
args47(0).Value = true

dispatcher.executeDispatch(document, ".uno:RightPara", "", 0, args47())

rem ----------------------------------------------------------------------
dim args48(0) as new com.sun.star.beans.PropertyValue
args48(0).Name = "RightPara"
args48(0).Value = true

dispatcher.executeDispatch(document, ".uno:RightPara", "", 0, args48())

rem ----------------------------------------------------------------------
dim args49(0) as new com.sun.star.beans.PropertyValue
args49(0).Name = "Text"
args49(0).Value = "MWSt 19%"

dispatcher.executeDispatch(document, ".uno:InsertText", "", 0, args49())

rem ----------------------------------------------------------------------
dim args50(0) as new com.sun.star.beans.PropertyValue
args50(0).Name = "Formula"
args50(0).Value = "&lt;C4&gt;*0,19"

dispatcher.executeDispatch(document, ".uno:InsertFormula", "", 0, args50())

rem ----------------------------------------------------------------------
dim args51(0) as new com.sun.star.beans.PropertyValue
args51(0).Name = "Formula"
args51(0).Value = "0,19*&lt;C4&gt;"

dispatcher.executeDispatch(document, ".uno:InsertFormula", "", 0, args51())

rem ----------------------------------------------------------------------
dispatcher.executeDispatch(document, ".uno:SwBackspace", "", 0, Array())

rem ----------------------------------------------------------------------
dim args53(0) as new com.sun.star.beans.PropertyValue
args53(0).Name = "Text"
args53(0).Value = "6"

dispatcher.executeDispatch(document, ".uno:InsertText", "", 0, args53())

rem ----------------------------------------------------------------------
dim args54(1) as new com.sun.star.beans.PropertyValue
args54(0).Name = "Count"
args54(0).Value = 1
args54(1).Name = "Select"
args54(1).Value = false

dispatcher.executeDispatch(document, ".uno:GoDown", "", 0, args54())

rem ----------------------------------------------------------------------
dim args55(0) as new com.sun.star.beans.PropertyValue
args55(0).Name = "Bold"
args55(0).Value = true

dispatcher.executeDispatch(document, ".uno:Bold", "", 0, args55())

rem ----------------------------------------------------------------------
dim args56(0) as new com.sun.star.beans.PropertyValue
args56(0).Name = "Text"
args56(0).Value = "Gesamtsummu"

dispatcher.executeDispatch(document, ".uno:InsertText", "", 0, args56())

rem ----------------------------------------------------------------------
dispatcher.executeDispatch(document, ".uno:SwBackspace", "", 0, Array())

rem ----------------------------------------------------------------------
dim args58(0) as new com.sun.star.beans.PropertyValue
args58(0).Name = "Text"
args58(0).Value = "e"

dispatcher.executeDispatch(document, ".uno:InsertText", "", 0, args58())

rem ----------------------------------------------------------------------
dim args59(0) as new com.sun.star.beans.PropertyValue
args59(0).Name = "RightPara"
args59(0).Value = true

dispatcher.executeDispatch(document, ".uno:RightPara", "", 0, args59())

rem ----------------------------------------------------------------------
dim args60(0) as new com.sun.star.beans.PropertyValue
args60(0).Name = "Bold"
args60(0).Value = true

dispatcher.executeDispatch(document, ".uno:Bold", "", 0, args60())

rem ----------------------------------------------------------------------
dim args61(0) as new com.sun.star.beans.PropertyValue
args61(0).Name = "Bold"
args61(0).Value = true

dispatcher.executeDispatch(document, ".uno:Bold", "", 0, args61())

rem ----------------------------------------------------------------------
rem dispatcher.executeDispatch(document, ".uno:AutoSum", "", 0, Array())

rem ----------------------------------------------------------------------
dim args63(0) as new com.sun.star.beans.PropertyValue
args63(0).Name = "Formula"
args63(0).Value = "sum(&lt;C4&gt;+&lt;C5&gt;)"

dispatcher.executeDispatch(document, ".uno:InsertFormula", "", 0, args63())

rem ----------------------------------------------------------------------
dim args64(0) as new com.sun.star.beans.PropertyValue
args64(0).Name = "RightPara"
args64(0).Value = true

dispatcher.executeDispatch(document, ".uno:RightPara", "", 0, args64())

rem ----------------------------------------------------------------------
dim args65(0) as new com.sun.star.beans.PropertyValue
args65(0).Name = "RightPara"
args65(0).Value = true

dispatcher.executeDispatch(document, ".uno:RightPara", "", 0, args65())

rem ----------------------------------------------------------------------
dim args66(0) as new com.sun.star.beans.PropertyValue
args66(0).Name = "RightPara"
args66(0).Value = true

dispatcher.executeDispatch(document, ".uno:RightPara", "", 0, args66())

rem ----------------------------------------------------------------------
dim args67(0) as new com.sun.star.beans.PropertyValue
args67(0).Name = "Bold"
args67(0).Value = true

dispatcher.executeDispatch(document, ".uno:Bold", "", 0, args67())

rem ----------------------------------------------------------------------
dim args68(0) as new com.sun.star.beans.PropertyValue
args68(0).Name = "RightPara"
args68(0).Value = true

dispatcher.executeDispatch(document, ".uno:RightPara", "", 0, args68())

rem ----------------------------------------------------------------------
dim args69(0) as new com.sun.star.beans.PropertyValue
args69(0).Name = "Formula"
args69(0).Value = "0,19*&lt;F4&gt;"

dispatcher.executeDispatch(document, ".uno:InsertFormula", "", 0, args69())

rem ----------------------------------------------------------------------
dim args70(0) as new com.sun.star.beans.PropertyValue
args70(0).Name = "RightPara"
args70(0).Value = true

dispatcher.executeDispatch(document, ".uno:RightPara", "", 0, args70())

rem ----------------------------------------------------------------------
dim args71(0) as new com.sun.star.beans.PropertyValue
args71(0).Name = "Bold"
args71(0).Value = true

dispatcher.executeDispatch(document, ".uno:Bold", "", 0, args71())

rem ----------------------------------------------------------------------
dim args72(0) as new com.sun.star.beans.PropertyValue
args72(0).Name = "Formula"
args72(0).Value = "&lt;F4&gt;+&lt;F5&gt;"

dispatcher.executeDispatch(document, ".uno:InsertFormula", "", 0, args72())


end sub



sub tabelleBankverbindung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ext"
args1(0).Value = "IBAN ##iban##"

dispatcher.executeDispatch(document, ".uno:InsertText", "", 0, args1())

rem ----------------------------------------------------------------------
dispatcher.executeDispatch(document, ".uno:InsertPara", "", 0, Array())

rem ----------------------------------------------------------------------
dim args3(0) as new com.sun.star.beans.PropertyValue
args3(0).Name = "Text"
args3(0).Value = "Kto.Inh. ##ktoinahb"

dispatcher.executeDispatch(document, ".uno:InsertText", "", 0, args3())

rem ----------------------------------------------------------------------
dispatcher.executeDispatch(document, ".uno:SwBackspace", "", 0, Array())

rem ----------------------------------------------------------------------
dispatcher.executeDispatch(document, ".uno:SwBackspace", "", 0, Array())

rem ----------------------------------------------------------------------
dispatcher.executeDispatch(document, ".uno:SwBackspace", "", 0, Array())

rem ----------------------------------------------------------------------
dim args9(0) as new com.sun.star.beans.PropertyValue
args9(0).Name = "Text"
args9(0).Value = "haber##"

dispatcher.executeDispatch(document, ".uno:InsertText", "", 0, args9())

rem ----------------------------------------------------------------------
dispatcher.executeDispatch(document, ".uno:InsertPara", "", 0, Array())

end sub


sub cursorSetzen( suchtext As String )
rem ----------------------------------------------------------------------
rem define variables
dim document   as object
dim dispatcher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suchtext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0
args1(18).Name = "Quiet"
args1(18).Value = true

dispatcher.executeDispatch(document, ".uno:ExecuteSearch", "", 0, args1())


end sub


sub clipboard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lipboardCopyV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8) as new com.sun.star.beans.PropertyValue
args2(0).Name = "SearchItem.StyleFamily"
args2(0).Value = 2
args2(1).Name = "SearchItem.CellType"
args2(1).Value = 0
args2(2).Name = "SearchItem.RowDirection"
args2(2).Value = true
args2(3).Name = "SearchItem.AllTables"
args2(3).Value = false
args2(4).Name = "SearchItem.Backward"
args2(4).Value = false
args2(5).Name = "SearchItem.Pattern"
args2(5).Value = false
args2(6).Name = "SearchItem.Content"
args2(6).Value = false
args2(7).Name = "SearchItem.AsianOptions"
args2(7).Value = false
args2(8).Name = "SearchItem.AlgorithmType"
args2(8).Value = 0
args2(9).Name = "SearchItem.SearchFlags"
args2(9).Value = 65536
args2(10).Name = "SearchItem.SearchString"
args2(10).Value = "##bpartner##"
args2(11).Name = "SearchItem.ReplaceString"
args2(11).Value = ""
args2(12).Name = "SearchItem.Locale"
args2(12).Value = 255
args2(13).Name = "SearchItem.ChangedChars"
args2(13).Value = 2
args2(14).Name = "SearchItem.DeletedChars"
args2(14).Value = 2
args2(15).Name = "SearchItem.InsertedChars"
args2(15).Value = 2
args2(16).Name = "SearchItem.TransliterateFlags"
args2(16).Value = 1280
args2(17).Name = "SearchItem.Command"
args2(17).Value = 0
args2(18).Name = "Quiet"
args2(18).Value = true

dispatcher.executeDispatch(document, ".uno:ExecuteSearch", "", 0, args2())

rem ----------------------------------------------------------------------
dim args3(1) as new com.sun.star.beans.PropertyValue
args3(0).Name = "Count"
args3(0).Value = 1
args3(1).Name = "Select"
args3(1).Value = false

dispatcher.executeDispatch(document, ".uno:GoRight", "", 0, args3())

rem ----------------------------------------------------------------------
dim args4(1) as new com.sun.star.beans.PropertyValue
args4(0).Name = "Count"
args4(0).Value = 1
args4(1).Name = "Select"
args4(1).Value = false

dispatcher.executeDispatch(document, ".uno:GoLeft", "", 0, args4())

rem ----------------------------------------------------------------------
dispatcher.executeDispatch(document, ".uno:EndOfLineSel", "", 0, Array())

rem ----------------------------------------------------------------------
dispatcher.executeDispatch(document, ".uno:Cut", "", 0, Array())


end sub


sub ghostwriterBesichtigung
rem ----------------------------------------------------------------------
rem define variables
dim document   as object
dim dispatcher as object
rem ----------------------------------------------------------------------
rem get access to the document
document   = ThisComponent.CurrentController.Frame
dispatcher = createUnoService("com.sun.star.frame.DispatchHelper")

rem ----------------------------------------------------------------------
dispatcher.executeDispatch(document, ".uno:InsertPara", "", 0, Array())

rem ----------------------------------------------------------------------
dispatcher.executeDispatch(document, ".uno:InsertPara", "", 0, Array())

rem ----------------------------------------------------------------------
dim args6(0) as new com.sun.star.beans.PropertyValue
args6(0).Name = "Bold"
args6(0).Value = true

dispatcher.executeDispatch(document, ".uno:Bold", "", 0, args6())

rem ----------------------------------------------------------------------
dim args7(0) as new com.sun.star.beans.PropertyValue
args7(0).Name = "Text"
args7(0).Value = "Besichtigungstag:"

dispatcher.executeDispatch(document, ".uno:InsertText", "", 0, args7())

rem ----------------------------------------------------------------------
dim args8(0) as new com.sun.star.beans.PropertyValue
args8(0).Name = "Bold"
args8(0).Value = false

dispatcher.executeDispatch(document, ".uno:Bold", "", 0, args8())

rem ----------------------------------------------------------------------
dim args9(0) as new com.sun.star.beans.PropertyValue
args9(0).Name = "Text"
args9(0).Value = " "+CHR$(9)+"##besichtigtam##"

dispatcher.executeDispatch(document, ".uno:InsertText", "", 0, args9())

rem ----------------------------------------------------------------------
dispatcher.executeDispatch(document, ".uno:InsertPara", "", 0, Array())

rem ----------------------------------------------------------------------
dim args12(0) as new com.sun.star.beans.PropertyValue
args12(0).Name = "Bold"
args12(0).Value = true

dispatcher.executeDispatch(document, ".uno:Bold", "", 0, args12())

rem ----------------------------------------------------------------------
dim args13(0) as new com.sun.star.beans.PropertyValue
args13(0).Name = "Text"
args13(0).Value = "Besprechungspartner:"

dispatcher.executeDispatch(document, ".uno:InsertText", "", 0, args13())

rem ----------------------------------------------------------------------
dim args14(0) as new com.sun.star.beans.PropertyValue
args14(0).Name = "Bold"
args14(0).Value = false

dispatcher.executeDispatch(document, ".uno:Bold", "", 0, args14())

rem ----------------------------------------------------------------------
dim args15(0) as new com.sun.star.beans.PropertyValue
args15(0).Name = "Text"
args15(0).Value = " "+CHR$(9)+"##bpartner## "

dispatcher.executeDispatch(document, ".uno:InsertText", "", 0, args15())

rem ----------------------------------------------------------------------
dim args17(0) as new com.sun.star.beans.PropertyValue
args17(0).Name = "Text"
args17(0).Value = " "

dispatcher.executeDispatch(document, ".uno:InsertText", "", 0, args17())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Module1"/>
  <library:element library:name="Funktionen"/>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y library:name="Ct_MakroLib" library:link="false"/>
</library:libraries>
</file>

<file path=Dialogs/Ct_MakroLib/dialog-lb.xml><?xml version="1.0" encoding="utf-8"?>
<!DOCTYPE library  PUBLIC '-//OpenOffice.org//DTD OfficeDocument 1.0//EN'  'library.dtd'>
<library:library xmlns:library="http://openoffice.org/2000/library" library:name="Ct_MakroLib" library:readonly="false" library:passwordprotected="false">
  <library:element library:name="dlgDatum"/>
  <library:element library:name="dlgInputPlus"/>
  <library:element library:name="dlgListenfeld"/>
</library:library>
</file>

<file path=Dialogs/Ct_MakroLib/dlgDatum.xml><?xml version="1.0" encoding="utf-8"?>
<!DOCTYPE window  PUBLIC '-//OpenOffice.org//DTD OfficeDocument 1.0//EN'  'dialog.dtd'>
<dlg:window xmlns:dlg="http://openoffice.org/2000/dialog" xmlns:script="http://openoffice.org/2000/script" dlg:id="dlgDatum" dlg:left="149" dlg:top="79" dlg:width="226" dlg:height="73" dlg:closeable="true" dlg:moveable="true" dlg:title="dlgDatum">
  <dlg:bulletinboard>
    <dlg:datefield dlg:id="dteDatum" dlg:tab-index="1" dlg:left="5" dlg:top="52" dlg:width="115" dlg:height="16" dlg:spin="true" dlg:dropdown="true"/>
    <dlg:text dlg:id="lblMeldung" dlg:tab-index="0" dlg:left="5" dlg:top="7" dlg:width="168" dlg:height="35" dlg:value="lblMeldung" dlg:multiline="true"/>
    <dlg:button dlg:id="cmdOK" dlg:tab-index="2" dlg:left="179" dlg:top="5" dlg:width="45" dlg:height="18" dlg:default="true" dlg:value="OK" dlg:button-type="ok">
      <script:event script:event-name="on-performaction" script:macro-name="vnd.sun.star.script:Ct_MakroLib.Funktionen.dlgDatum_cmdOK_Click?language=Basic&amp;location=application" script:language="Script"/>
    </dlg:button>
    <dlg:button dlg:id="cmdAbbrechen" dlg:tab-index="3" dlg:left="179" dlg:top="26" dlg:width="45" dlg:height="18" dlg:value="Abbrechen" dlg:button-type="cancel">
      <script:event script:event-name="on-performaction" script:macro-name="vnd.sun.star.script:Ct_MakroLib.Funktionen.dlgDatum_cmdAbbrechen_Click?language=Basic&amp;location=application" script:language="Script"/>
    </dlg:button>
  </dlg:bulletinboard>
</dlg:window>
</file>

<file path=Dialogs/Ct_MakroLib/dlgInputPlus.xml><?xml version="1.0" encoding="utf-8"?>
<!DOCTYPE window  PUBLIC '-//OpenOffice.org//DTD OfficeDocument 1.0//EN'  'dialog.dtd'>
<dlg:window xmlns:dlg="http://openoffice.org/2000/dialog" xmlns:script="http://openoffice.org/2000/script" dlg:id="dlgInputPlus" dlg:left="147" dlg:top="79" dlg:width="226" dlg:height="73" dlg:closeable="true" dlg:moveable="true" dlg:title="dlgInputPlus">
  <dlg:bulletinboard>
    <dlg:text dlg:id="lblMeldung" dlg:tab-index="0" dlg:left="5" dlg:top="7" dlg:width="168" dlg:height="35" dlg:value="lblMeldung" dlg:multiline="true"/>
    <dlg:textfield dlg:id="txtText" dlg:tab-index="1" dlg:left="5" dlg:top="52" dlg:width="219" dlg:height="12"/>
    <dlg:button dlg:id="cmdOK" dlg:tab-index="2" dlg:left="179" dlg:top="5" dlg:width="45" dlg:height="18" dlg:default="true" dlg:value="OK" dlg:button-type="ok">
      <script:event script:event-name="on-performaction" script:macro-name="vnd.sun.star.script:Ct_MakroLib.Funktionen.dlgInputPlus_cmdOK_Click?language=Basic&amp;location=application" script:language="Script"/>
    </dlg:button>
    <dlg:button dlg:id="cmdAbbrechen" dlg:tab-index="3" dlg:left="179" dlg:top="26" dlg:width="45" dlg:height="18" dlg:value="Abbrechen" dlg:button-type="cancel">
      <script:event script:event-name="on-performaction" script:macro-name="vnd.sun.star.script:Ct_MakroLib.Funktionen.dlgInputPlus_cmdAbbrechen_Click?language=Basic&amp;location=application" script:language="Script"/>
    </dlg:button>
  </dlg:bulletinboard>
</dlg:window>
</file>

<file path=Dialogs/Ct_MakroLib/dlgListenfeld.xml><?xml version="1.0" encoding="utf-8"?>
<!DOCTYPE window  PUBLIC '-//OpenOffice.org//DTD OfficeDocument 1.0//EN'  'dialog.dtd'>
<dlg:window xmlns:dlg="http://openoffice.org/2000/dialog" xmlns:script="http://openoffice.org/2000/script" dlg:id="dlgListenfeld" dlg:left="111" dlg:top="42" dlg:width="223" dlg:height="215" dlg:closeable="true" dlg:moveable="true" dlg:title="dlgListenfeld">
  <dlg:bulletinboard>
    <dlg:button dlg:id="cmdOK" dlg:tab-index="2" dlg:left="124" dlg:top="194" dlg:width="45" dlg:height="18" dlg:default="true" dlg:value="OK" dlg:button-type="ok">
      <script:event script:event-name="on-performaction" script:macro-name="vnd.sun.star.script:Ct_MakroLib.Funktionen.dlgListenfeld_cmdOK_Click?language=Basic&amp;location=application" script:language="Script"/>
    </dlg:button>
    <dlg:button dlg:id="cmdAbbrechen" dlg:tab-index="3" dlg:left="170" dlg:top="194" dlg:width="45" dlg:height="18" dlg:value="Abbrechen" dlg:button-type="cancel">
      <script:event script:event-name="on-performaction" script:macro-name="vnd.sun.star.script:Ct_MakroLib.Funktionen.dlgListenfeld_cmdAbbrechen_Click?language=Basic&amp;location=application" script:language="Script"/>
    </dlg:button>
    <dlg:menulist dlg:id="lstListenfeld" dlg:tab-index="1" dlg:left="7" dlg:top="22" dlg:width="208" dlg:height="167"/>
    <dlg:text dlg:id="lblMeldung" dlg:tab-index="0" dlg:left="7" dlg:top="8" dlg:width="208" dlg:height="12" dlg:value="lblMeldung"/>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y library:name="Ct_MakroLib" library:link="false"/>
</library:libraries>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5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style:style style:name="ce10" style:family="table-cell" style:parent-style-name="Default" style:data-style-name="N108">
      <style:table-cell-properties style:text-align-source="fix" style:repeat-content="false"/>
      <style:paragraph-properties fo:text-align="end" fo:margin-left="0cm"/>
    </style:style>
    <style:style style:name="ce11" style:family="table-cell" style:parent-style-name="Default" style:data-style-name="N108">
      <style:table-cell-properties fo:border-bottom="0.06pt solid #000000" style:text-align-source="fix" style:repeat-content="false" fo:border-left="none" fo:border-right="none" fo:border-top="0.06pt solid #000000"/>
      <style:paragraph-properties fo:text-align="end"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order-bottom="0.06pt solid #000000" fo:border-left="none" fo:border-right="none" fo:border-top="0.06pt solid #000000"/>
      <style:text-properties fo:font-weight="bold"/>
    </style:style>
    <style:style style:name="ce4" style:family="table-cell" style:parent-style-name="Default">
      <style:text-properties fo:font-weight="bold"/>
    </style:style>
    <style:style style:name="ce5" style:family="table-cell" style:parent-style-name="Default" style:data-style-name="N108"/>
    <style:style style:name="ce6" style:family="table-cell" style:parent-style-name="Default" style:data-style-name="N108">
      <style:table-cell-properties fo:border-bottom="0.06pt solid #000000" style:text-align-source="fix" style:repeat-content="false" fo:border-left="none" fo:border-right="none" fo:border-top="0.06pt solid #000000"/>
      <style:paragraph-properties fo:text-align="end" fo:margin-left="0cm"/>
      <style:text-properties fo:font-weight="bold"/>
    </style:style>
    <style:style style:name="ce7" style:family="table-cell" style:parent-style-name="Default" style:data-style-name="N108">
      <style:table-cell-properties style:text-align-source="fix" style:repeat-content="false"/>
      <style:paragraph-properties fo:text-align="end" fo:margin-left="0cm"/>
      <style:text-properties fo:font-weight="bold"/>
    </style:style>
    <style:style style:name="ce8" style:family="table-cell" style:parent-style-name="Default">
      <style:table-cell-properties fo:border-bottom="0.06pt solid #000000" fo:border-left="none" fo:border-right="none" fo:border-top="0.06pt solid #000000"/>
    </style:style>
    <style:style style:name="ce9" style:family="table-cell" style:parent-style-name="Default" style:data-style-name="N109">
      <style:table-cell-properties style:text-align-source="fix" style:repeat-content="false"/>
      <style:paragraph-properties fo:text-align="center"/>
    </style:style>
    <style:style style:name="ce23" style:family="table-cell" style:parent-style-name="Default">
      <style:table-cell-properties style:text-align-source="fix" style:repeat-content="false"/>
      <style:paragraph-properties fo:text-align="end" fo:margin-left="0cm"/>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fo:border-bottom="0.06pt solid #000000" fo:border-left="none" fo:border-right="none" fo:border-top="0.06pt solid #000000"/>
      <style:text-properties fo:font-weight="bold"/>
    </style:style>
    <style:style style:name="ce26" style:family="table-cell" style:parent-style-name="Default">
      <style:text-properties fo:font-weight="bold"/>
    </style:style>
    <style:style style:name="ce27" style:family="table-cell" style:parent-style-name="Default" style:data-style-name="N108"/>
    <style:style style:name="ce28" style:family="table-cell" style:parent-style-name="Default" style:data-style-name="N108">
      <style:table-cell-properties fo:border-bottom="0.06pt solid #000000" style:text-align-source="fix" style:repeat-content="false" fo:border-left="none" fo:border-right="none" fo:border-top="0.06pt solid #000000"/>
      <style:paragraph-properties fo:text-align="end" fo:margin-left="0cm"/>
      <style:text-properties fo:font-weight="bold"/>
    </style:style>
    <style:style style:name="ce29" style:family="table-cell" style:parent-style-name="Default" style:data-style-name="N108">
      <style:table-cell-properties style:text-align-source="fix" style:repeat-content="false"/>
      <style:paragraph-properties fo:text-align="end" fo:margin-left="0cm"/>
      <style:text-properties fo:font-weight="bold"/>
    </style:style>
    <style:style style:name="ce30" style:family="table-cell" style:parent-style-name="Default">
      <style:table-cell-properties fo:border-bottom="0.06pt solid #000000" fo:border-left="none" fo:border-right="none" fo:border-top="0.06pt solid #000000"/>
    </style:style>
    <style:style style:name="ce31" style:family="table-cell" style:parent-style-name="Default" style:data-style-name="N109">
      <style:table-cell-properties style:text-align-source="fix" style:repeat-content="false"/>
      <style:paragraph-properties fo:text-align="center"/>
    </style:style>
    <style:style style:name="ce32" style:family="table-cell" style:parent-style-name="Default" style:data-style-name="N108">
      <style:table-cell-properties style:text-align-source="fix" style:repeat-content="false"/>
      <style:paragraph-properties fo:text-align="end" fo:margin-left="0cm"/>
    </style:style>
    <style:style style:name="ce33" style:family="table-cell" style:parent-style-name="Default" style:data-style-name="N108">
      <style:table-cell-properties fo:border-bottom="0.06pt solid #000000" style:text-align-source="fix" style:repeat-content="false" fo:border-left="none" fo:border-right="none" fo:border-top="0.06pt solid #000000"/>
      <style:paragraph-properties fo:text-align="end" fo:margin-left="0cm"/>
    </style:style>
  </office:automatic-styles>
  <office:body>
    <office:spreadsheet>
      <table:table table:name="Tabelle1" table:style-name="ta1" table:print="false">
        <table:table-column table:style-name="co1" table:default-cell-style-name="ce23"/>
        <table:table-column table:style-name="co2" table:default-cell-style-name="Default"/>
        <table:table-column table:style-name="co1" table:default-cell-style-name="ce27"/>
        <table:table-column table:style-name="co1" table:default-cell-style-name="ce24"/>
        <table:table-column table:style-name="co1" table:default-cell-style-name="ce31"/>
        <table:table-column table:style-name="co1" table:default-cell-style-name="ce32"/>
        <table:table-row table:style-name="ro1">
          <table:table-cell table:style-name="Default"/>
          <table:table-cell table:style-name="ce24" office:value-type="string" calcext:value-type="string">
            <text:p>Positionen</text:p>
          </table:table-cell>
          <table:table-cell table:style-name="ce24" office:value-type="string" calcext:value-type="string">
            <text:p>NW</text:p>
          </table:table-cell>
          <table:table-cell office:value-type="string" calcext:value-type="string">
            <text:p>Jahre</text:p>
          </table:table-cell>
          <table:table-cell table:style-name="ce24" office:value-type="string" calcext:value-type="string">
            <text:p>ZW%</text:p>
          </table:table-cell>
          <table:table-cell table:style-name="ce24" office:value-type="string" calcext:value-type="string">
            <text:p>ZW</text:p>
          </table:table-cell>
        </table:table-row>
        <table:table-row table:style-name="ro1">
          <table:table-cell office:value-type="string" calcext:value-type="string">
            <text:p>1.</text:p>
          </table:table-cell>
          <table:table-cell/>
          <table:table-cell office:value-type="currency" office:currency="EUR" office:value="100" calcext:value-type="currency">
            <text:p>100,00 €</text:p>
          </table:table-cell>
          <table:table-cell/>
          <table:table-cell office:value-type="percentage" office:value="0.12" calcext:value-type="percentage">
            <text:p>12,00%</text:p>
          </table:table-cell>
          <table:table-cell table:formula="of:=IF([.E2];[.C2]*[.E2])" office:value-type="currency" office:currency="EUR" office:value="12" calcext:value-type="currency">
            <text:p>12,00 €</text:p>
          </table:table-cell>
        </table:table-row>
        <table:table-row table:style-name="ro1">
          <table:table-cell office:value-type="string" calcext:value-type="string">
            <text:p>2.</text:p>
          </table:table-cell>
          <table:table-cell/>
          <table:table-cell office:value-type="currency" office:currency="EUR" office:value="400" calcext:value-type="currency">
            <text:p>400,00 €</text:p>
          </table:table-cell>
          <table:table-cell table:number-columns-repeated="2"/>
          <table:table-cell table:formula="of:=IF([.E3];[.C3]*[.E3])" office:value-type="currency" office:currency="EUR" office:value="0" calcext:value-type="currency">
            <text:p>0,00 €</text:p>
          </table:table-cell>
        </table:table-row>
        <table:table-row table:style-name="ro1">
          <table:table-cell office:value-type="string" calcext:value-type="string">
            <text:p>3.</text:p>
          </table:table-cell>
          <table:table-cell table:number-columns-repeated="4"/>
          <table:table-cell table:formula="of:=IF([.E4];[.C4]*[.E4])" office:value-type="currency" office:currency="EUR" office:value="0" calcext:value-type="currency">
            <text:p>0,00 €</text:p>
          </table:table-cell>
        </table:table-row>
        <table:table-row table:style-name="ro1">
          <table:table-cell office:value-type="string" calcext:value-type="string">
            <text:p>4.</text:p>
          </table:table-cell>
          <table:table-cell table:number-columns-repeated="4"/>
          <table:table-cell table:formula="of:=IF([.E5];[.C5]*[.E5])" office:value-type="currency" office:currency="EUR" office:value="0" calcext:value-type="currency">
            <text:p>0,00 €</text:p>
          </table:table-cell>
        </table:table-row>
        <table:table-row table:style-name="ro1">
          <table:table-cell office:value-type="string" calcext:value-type="string">
            <text:p>5.</text:p>
          </table:table-cell>
          <table:table-cell table:number-columns-repeated="4"/>
          <table:table-cell table:formula="of:=IF([.E6];[.C6]*[.E6])" office:value-type="currency" office:currency="EUR" office:value="0" calcext:value-type="currency">
            <text:p>0,00 €</text:p>
          </table:table-cell>
        </table:table-row>
        <table:table-row table:style-name="ro1">
          <table:table-cell office:value-type="string" calcext:value-type="string">
            <text:p>6.</text:p>
          </table:table-cell>
          <table:table-cell table:number-columns-repeated="4"/>
          <table:table-cell table:formula="of:=IF([.E7];[.C7]*[.E7])" office:value-type="currency" office:currency="EUR" office:value="0" calcext:value-type="currency">
            <text:p>0,00 €</text:p>
          </table:table-cell>
        </table:table-row>
        <table:table-row table:style-name="ro1">
          <table:table-cell office:value-type="string" calcext:value-type="string">
            <text:p>7.</text:p>
          </table:table-cell>
          <table:table-cell table:number-columns-repeated="4"/>
          <table:table-cell table:formula="of:=IF([.E8];[.C8]*[.E8])" office:value-type="currency" office:currency="EUR" office:value="0" calcext:value-type="currency">
            <text:p>0,00 €</text:p>
          </table:table-cell>
        </table:table-row>
        <table:table-row table:style-name="ro1">
          <table:table-cell office:value-type="string" calcext:value-type="string">
            <text:p>8.</text:p>
          </table:table-cell>
          <table:table-cell table:number-columns-repeated="4"/>
          <table:table-cell table:formula="of:=IF([.E9];[.C9]*[.E9])" office:value-type="currency" office:currency="EUR" office:value="0" calcext:value-type="currency">
            <text:p>0,00 €</text:p>
          </table:table-cell>
        </table:table-row>
        <table:table-row table:style-name="ro1">
          <table:table-cell office:value-type="string" calcext:value-type="string">
            <text:p>9.</text:p>
          </table:table-cell>
          <table:table-cell table:number-columns-repeated="4"/>
          <table:table-cell table:formula="of:=IF([.E10];[.C10]*[.E10])" office:value-type="currency" office:currency="EUR" office:value="0" calcext:value-type="currency">
            <text:p>0,00 €</text:p>
          </table:table-cell>
        </table:table-row>
        <table:table-row table:style-name="ro1">
          <table:table-cell office:value-type="string" calcext:value-type="string">
            <text:p>10.</text:p>
          </table:table-cell>
          <table:table-cell table:number-columns-repeated="4"/>
          <table:table-cell table:formula="of:=IF([.E11];[.C11]*[.E11])" office:value-type="currency" office:currency="EUR" office:value="0" calcext:value-type="currency">
            <text:p>0,00 €</text:p>
          </table:table-cell>
        </table:table-row>
        <table:table-row table:style-name="ro1">
          <table:table-cell office:value-type="string" calcext:value-type="string">
            <text:p>11.</text:p>
          </table:table-cell>
          <table:table-cell table:number-columns-repeated="4"/>
          <table:table-cell table:formula="of:=IF([.E12];[.C12]*[.E12])" office:value-type="currency" office:currency="EUR" office:value="0" calcext:value-type="currency">
            <text:p>0,00 €</text:p>
          </table:table-cell>
        </table:table-row>
        <table:table-row table:style-name="ro1">
          <table:table-cell office:value-type="string" calcext:value-type="string">
            <text:p>12.</text:p>
          </table:table-cell>
          <table:table-cell table:number-columns-repeated="4"/>
          <table:table-cell table:formula="of:=IF([.E13];[.C13]*[.E13])" office:value-type="currency" office:currency="EUR" office:value="0" calcext:value-type="currency">
            <text:p>0,00 €</text:p>
          </table:table-cell>
        </table:table-row>
        <table:table-row table:style-name="ro1">
          <table:table-cell office:value-type="string" calcext:value-type="string">
            <text:p>13.</text:p>
          </table:table-cell>
          <table:table-cell table:number-columns-repeated="4"/>
          <table:table-cell table:formula="of:=IF([.E14];[.C14]*[.E14])" office:value-type="currency" office:currency="EUR" office:value="0" calcext:value-type="currency">
            <text:p>0,00 €</text:p>
          </table:table-cell>
        </table:table-row>
        <table:table-row table:style-name="ro1">
          <table:table-cell office:value-type="string" calcext:value-type="string">
            <text:p>14.</text:p>
          </table:table-cell>
          <table:table-cell table:number-columns-repeated="4"/>
          <table:table-cell table:formula="of:=IF([.E15];[.C15]*[.E15])" office:value-type="currency" office:currency="EUR" office:value="0" calcext:value-type="currency">
            <text:p>0,00 €</text:p>
          </table:table-cell>
        </table:table-row>
        <table:table-row table:style-name="ro1">
          <table:table-cell office:value-type="string" calcext:value-type="string">
            <text:p>15.</text:p>
          </table:table-cell>
          <table:table-cell table:number-columns-repeated="4"/>
          <table:table-cell table:formula="of:=IF([.E16];[.C16]*[.E16])" office:value-type="currency" office:currency="EUR" office:value="0" calcext:value-type="currency">
            <text:p>0,00 €</text:p>
          </table:table-cell>
        </table:table-row>
        <table:table-row table:style-name="ro1">
          <table:table-cell table:style-name="Default"/>
          <table:table-cell table:style-name="ce25" office:value-type="string" calcext:value-type="string">
            <text:p>Summe netto</text:p>
          </table:table-cell>
          <table:table-cell table:style-name="ce28" table:formula="of:=SUM([.C2:.C16])" office:value-type="currency" office:currency="EUR" office:value="500" calcext:value-type="currency">
            <text:p>500,00 €</text:p>
          </table:table-cell>
          <table:table-cell table:style-name="ce30" table:number-columns-repeated="2"/>
          <table:table-cell table:style-name="ce33" table:formula="of:=SUM([.F2:.F16])" office:value-type="currency" office:currency="EUR" office:value="12" calcext:value-type="currency">
            <text:p>12,00 €</text:p>
          </table:table-cell>
        </table:table-row>
        <table:table-row table:style-name="ro1">
          <table:table-cell table:style-name="Default"/>
          <table:table-cell office:value-type="string" calcext:value-type="string">
            <text:p>MWSt 19%</text:p>
          </table:table-cell>
          <table:table-cell table:style-name="Default" table:formula="of:=[.C17]*0.19" office:value-type="float" office:value="95" calcext:value-type="float">
            <text:p>95</text:p>
          </table:table-cell>
          <table:table-cell table:style-name="Default" table:number-columns-repeated="2"/>
          <table:table-cell table:style-name="Default" table:formula="of:=[.F17]*0.19" office:value-type="float" office:value="2.28" calcext:value-type="float">
            <text:p>2,28</text:p>
          </table:table-cell>
        </table:table-row>
        <table:table-row table:style-name="ro1">
          <table:table-cell table:style-name="Default"/>
          <table:table-cell table:style-name="ce26" office:value-type="string" calcext:value-type="string">
            <text:p>Gesamtsumme</text:p>
          </table:table-cell>
          <table:table-cell table:style-name="ce29" table:formula="of:=[.C17]+[.C18]" office:value-type="currency" office:currency="EUR" office:value="595" calcext:value-type="currency">
            <text:p>595,00 €</text:p>
          </table:table-cell>
          <table:table-cell table:style-name="Default" table:number-columns-repeated="2"/>
          <table:table-cell table:style-name="ce29" table:formula="of:=[.F17]+[.F18]" office:value-type="currency" office:currency="EUR" office:value="14.28" calcext:value-type="currency">
            <text:p>14,28 €</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1" style:language-asian="de" style:country-asian="DE" style:font-name-complex="Arial1" style:language-complex="de" style:country-complex="D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2" loext:min-decimal-places="2" number:min-integer-digits="1"/>
      <number:text>%</number:text>
    </number:percentag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23:07:55.51720014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